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GB" officeooo:rsid="001d6152" officeooo:paragraph-rsid="001d6152"/>
    </style:style>
    <style:style style:name="P2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3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4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5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6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7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8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9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10" style:family="paragraph" style:parent-style-name="Preformatted_20_Text">
      <style:text-properties fo:language="en" fo:country="GB" officeooo:rsid="001d6152" officeooo:paragraph-rsid="00200fc2"/>
    </style:style>
    <style:style style:name="P11" style:family="paragraph" style:parent-style-name="Preformatted_20_Text">
      <style:text-properties fo:language="en" fo:country="GB" officeooo:rsid="001d6152" officeooo:paragraph-rsid="0046d652"/>
    </style:style>
    <style:style style:name="P12" style:family="paragraph" style:parent-style-name="Preformatted_20_Text">
      <style:text-properties fo:language="en" fo:country="GB" officeooo:rsid="001d6152" officeooo:paragraph-rsid="001d6152"/>
    </style:style>
    <style:style style:name="P13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14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15" style:family="paragraph" style:parent-style-name="Preformatted_20_Text">
      <style:text-properties fo:language="en" fo:country="GB" officeooo:rsid="001d6152" officeooo:paragraph-rsid="00200fc2"/>
    </style:style>
    <style:style style:name="P16" style:family="paragraph" style:parent-style-name="Preformatted_20_Text">
      <style:text-properties fo:language="en" fo:country="GB" officeooo:rsid="001d6152" officeooo:paragraph-rsid="0046d652"/>
    </style:style>
    <style:style style:name="P17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1d6152" officeooo:paragraph-rsid="001d6152"/>
    </style:style>
    <style:style style:name="P18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19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20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21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22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1d057"/>
    </style:style>
    <style:style style:name="P23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24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200fc2"/>
    </style:style>
    <style:style style:name="P25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37cdd9"/>
    </style:style>
    <style:style style:name="P26" style:family="paragraph" style:parent-style-name="Preformatted_20_Text">
      <style:text-properties fo:language="en" fo:country="GB" fo:font-weight="bold" officeooo:rsid="001d6152" officeooo:paragraph-rsid="001d6152" style:font-weight-asian="bold" style:font-weight-complex="bold"/>
    </style:style>
    <style:style style:name="P27" style:family="paragraph" style:parent-style-name="Preformatted_20_Text">
      <style:text-properties fo:language="en" fo:country="GB" style:text-underline-style="none" officeooo:rsid="0037cdd9" officeooo:paragraph-rsid="0037cdd9"/>
    </style:style>
    <style:style style:name="P28" style:family="paragraph" style:parent-style-name="Preformatted_20_Text">
      <style:text-properties fo:language="en" fo:country="GB" style:text-underline-style="none" officeooo:rsid="003cb459" officeooo:paragraph-rsid="003cb459"/>
    </style:style>
    <style:style style:name="P29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44fabc" officeooo:paragraph-rsid="0044fabc"/>
    </style:style>
    <style:style style:name="P30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31" style:family="paragraph" style:parent-style-name="Preformatted_20_Text">
      <style:text-properties fo:font-weight="bold" style:font-weight-asian="bold" style:font-weight-complex="bold"/>
    </style:style>
    <style:style style:name="P32" style:family="paragraph" style:parent-style-name="Preformatted_20_Text">
      <style:text-properties officeooo:paragraph-rsid="0038d6e6"/>
    </style:style>
    <style:style style:name="P33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normal">
      <style:text-properties style:text-underline-style="solid" style:text-underline-width="auto" style:text-underline-color="font-color"/>
    </style:style>
    <style:style style:name="P35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36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37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38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39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40" style:family="paragraph" style:parent-style-name="Preformatted_20_Text">
      <style:text-properties fo:language="en" fo:country="GB" officeooo:rsid="001d6152" officeooo:paragraph-rsid="001d6152"/>
    </style:style>
    <style:style style:name="P41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42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43" style:family="paragraph" style:parent-style-name="Preformatted_20_Text">
      <style:text-properties fo:language="en" fo:country="GB" officeooo:rsid="001d6152" officeooo:paragraph-rsid="00200fc2"/>
    </style:style>
    <style:style style:name="P44" style:family="paragraph" style:parent-style-name="Preformatted_20_Text">
      <style:text-properties fo:language="en" fo:country="GB" officeooo:rsid="001d6152" officeooo:paragraph-rsid="0046d652"/>
    </style:style>
    <style:style style:name="P45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T1" style:family="text">
      <style:text-properties officeooo:rsid="004934b1"/>
    </style:style>
    <style:style style:name="T2" style:family="text">
      <style:text-properties officeooo:rsid="0043e448"/>
    </style:style>
    <style:style style:name="T3" style:family="text">
      <style:text-properties officeooo:rsid="003c216a"/>
    </style:style>
    <style:style style:name="T4" style:family="text">
      <style:text-properties officeooo:rsid="0046d652"/>
    </style:style>
    <style:style style:name="T5" style:family="text">
      <style:text-properties officeooo:rsid="00200fc2"/>
    </style:style>
    <style:style style:name="T6" style:family="text">
      <style:text-properties officeooo:rsid="0037cdd9"/>
    </style:style>
    <style:style style:name="T7" style:family="text">
      <style:text-properties officeooo:rsid="0043e448"/>
    </style:style>
    <style:style style:name="T8" style:family="text">
      <style:text-properties officeooo:rsid="003c216a"/>
    </style:style>
    <style:style style:name="T9" style:family="text">
      <style:text-properties officeooo:rsid="0046d652"/>
    </style:style>
    <style:style style:name="T10" style:family="text">
      <style:text-properties officeooo:rsid="00200fc2"/>
    </style:style>
    <style:style style:name="T11" style:family="text">
      <style:text-properties officeooo:rsid="0037cdd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33a76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21a5bc"/>
    </style:style>
    <style:style style:name="T16" style:family="text">
      <style:text-properties officeooo:rsid="00290013"/>
    </style:style>
    <style:style style:name="T17" style:family="text">
      <style:text-properties officeooo:rsid="0038d6e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8d6e6" style:font-weight-asian="bold" style:font-weight-complex="bold"/>
    </style:style>
    <style:style style:name="T20" style:family="text">
      <style:text-properties fo:font-style="normal" fo:font-weight="normal" officeooo:rsid="003f63b3" style:font-style-asian="normal" style:font-weight-asian="normal" style:font-style-complex="normal" style:font-weight-complex="normal"/>
    </style:style>
    <style:style style:name="T21" style:family="text">
      <style:text-properties officeooo:rsid="0040e6ec"/>
    </style:style>
    <style:style style:name="T22" style:family="text">
      <style:text-properties officeooo:rsid="00433a76"/>
    </style:style>
    <style:style style:name="T23" style:family="text">
      <style:text-properties officeooo:rsid="0044fabc"/>
    </style:style>
    <style:style style:name="T24" style:family="text">
      <style:text-properties style:font-name="Liberation Mono1" fo:font-size="10pt" officeooo:rsid="0037cdd9" style:font-size-asian="10pt" style:font-size-complex="10pt"/>
    </style:style>
    <style:style style:name="T25" style:family="text">
      <style:text-properties officeooo:rsid="004934b1"/>
    </style:style>
    <style:style style:name="T26" style:family="text">
      <style:text-properties officeooo:rsid="004976e1"/>
    </style:style>
    <style:style style:name="T27" style:family="text">
      <style:text-properties officeooo:rsid="0049ca64"/>
    </style:style>
    <style:style style:name="T28" style:family="text">
      <style:text-properties officeooo:rsid="004bb3ef"/>
    </style:style>
    <style:style style:name="T29" style:family="text">
      <style:text-properties officeooo:rsid="004d3ea4"/>
    </style:style>
  </office:automatic-styles>
  <office:body>
    <office:text text:use-soft-page-breaks="true">
      <office:forms form:automatic-focus="false" form:apply-design-mode="false"/>
      <text:tracked-changes>
        <text:changed-region xml:id="ct1636893816528" text:id="ct1636893816528">
          <text:insertion>
            <office:change-info>
              <dc:creator>Unknown Author</dc:creator>
              <dc:date>2018-08-22T10:05:33</dc:date>
            </office:change-info>
          </text:insertion>
        </text:changed-region>
        <text:changed-region xml:id="ct1636893808912" text:id="ct1636893808912">
          <text:insertion>
            <office:change-info>
              <dc:creator>Unknown Author</dc:creator>
              <dc:date>2018-08-22T10:05:36</dc:date>
            </office:change-info>
          </text:insertion>
        </text:changed-region>
        <text:changed-region xml:id="ct1636994974528" text:id="ct1636994974528">
          <text:insertion>
            <office:change-info>
              <dc:creator>Unknown Author</dc:creator>
              <dc:date>2018-08-22T10:49:05</dc:date>
            </office:change-info>
          </text:insertion>
        </text:changed-region>
        <text:changed-region xml:id="ct1636893808240" text:id="ct1636893808240">
          <text:insertion>
            <office:change-info>
              <dc:creator>Unknown Author</dc:creator>
              <dc:date>2018-08-22T10:06:01</dc:date>
            </office:change-info>
          </text:insertion>
        </text:changed-region>
        <text:changed-region xml:id="ct1636893804208" text:id="ct1636893804208">
          <text:insertion>
            <office:change-info>
              <dc:creator>Unknown Author</dc:creator>
              <dc:date>2018-08-22T10:06:05</dc:date>
            </office:change-info>
          </text:insertion>
        </text:changed-region>
        <text:changed-region xml:id="ct1636994980352" text:id="ct1636994980352">
          <text:insertion>
            <office:change-info>
              <dc:creator>Unknown Author</dc:creator>
              <dc:date>2018-08-22T10:49:27</dc:date>
            </office:change-info>
          </text:insertion>
        </text:changed-region>
        <text:changed-region xml:id="ct1636994983712" text:id="ct1636994983712">
          <text:deletion>
            <office:change-info>
              <dc:creator>Unknown Author</dc:creator>
              <dc:date>2018-08-22T10:49:29</dc:date>
            </office:change-info>
            <text:p text:style-name="normal"><text:span text:style-name="T1">L</text:span></text:p>
          </text:deletion>
        </text:changed-region>
        <text:changed-region xml:id="ct1636893815184" text:id="ct1636893815184">
          <text:insertion>
            <office:change-info>
              <dc:creator>Unknown Author</dc:creator>
              <dc:date>2018-08-22T10:06:12</dc:date>
            </office:change-info>
          </text:insertion>
        </text:changed-region>
        <text:changed-region xml:id="ct1636893812048" text:id="ct1636893812048">
          <text:insertion>
            <office:change-info>
              <dc:creator>Unknown Author</dc:creator>
              <dc:date>2018-08-22T10:17:02</dc:date>
            </office:change-info>
          </text:insertion>
        </text:changed-region>
        <text:changed-region xml:id="ct1636893805776" text:id="ct1636893805776">
          <text:insertion>
            <office:change-info>
              <dc:creator>Unknown Author</dc:creator>
              <dc:date>2018-08-22T10:17:14</dc:date>
            </office:change-info>
          </text:insertion>
        </text:changed-region>
        <text:changed-region xml:id="ct1636893812944" text:id="ct1636893812944">
          <text:insertion>
            <office:change-info>
              <dc:creator>Unknown Author</dc:creator>
              <dc:date>2018-08-22T10:17:04</dc:date>
            </office:change-info>
          </text:insertion>
        </text:changed-region>
        <text:changed-region xml:id="ct1636893813616" text:id="ct1636893813616">
          <text:insertion>
            <office:change-info>
              <dc:creator>Unknown Author</dc:creator>
              <dc:date>2018-08-22T10:17:16</dc:date>
            </office:change-info>
          </text:insertion>
        </text:changed-region>
        <text:changed-region xml:id="ct1637100411504" text:id="ct1637100411504">
          <text:insertion>
            <office:change-info>
              <dc:creator>Unknown Author</dc:creator>
              <dc:date>2018-08-22T11:07:23</dc:date>
            </office:change-info>
          </text:insertion>
        </text:changed-region>
        <text:changed-region xml:id="ct1636893806224" text:id="ct1636893806224">
          <text:insertion>
            <office:change-info>
              <dc:creator>Unknown Author</dc:creator>
              <dc:date>2018-08-22T10:17:05</dc:date>
            </office:change-info>
          </text:insertion>
        </text:changed-region>
        <text:changed-region xml:id="ct1636893807120" text:id="ct1636893807120">
          <text:insertion>
            <office:change-info>
              <dc:creator>Unknown Author</dc:creator>
              <dc:date>2018-08-22T10:17:17</dc:date>
            </office:change-info>
          </text:insertion>
        </text:changed-region>
        <text:changed-region xml:id="ct1637100377232" text:id="ct1637100377232">
          <text:insertion>
            <office:change-info>
              <dc:creator>Unknown Author</dc:creator>
              <dc:date>2018-08-22T11:07:24</dc:date>
            </office:change-info>
          </text:insertion>
        </text:changed-region>
        <text:changed-region xml:id="ct1636893807344" text:id="ct1636893807344">
          <text:insertion>
            <office:change-info>
              <dc:creator>Unknown Author</dc:creator>
              <dc:date>2018-08-22T10:17:05</dc:date>
            </office:change-info>
          </text:insertion>
        </text:changed-region>
        <text:changed-region xml:id="ct1636893814064" text:id="ct1636893814064">
          <text:insertion>
            <office:change-info>
              <dc:creator>Unknown Author</dc:creator>
              <dc:date>2018-08-22T10:17:18</dc:date>
            </office:change-info>
          </text:insertion>
        </text:changed-region>
        <text:changed-region xml:id="ct1637100410384" text:id="ct1637100410384">
          <text:insertion>
            <office:change-info>
              <dc:creator>Unknown Author</dc:creator>
              <dc:date>2018-08-22T11:07:14</dc:date>
            </office:change-info>
          </text:insertion>
        </text:changed-region>
        <text:changed-region xml:id="ct1636893808464" text:id="ct1636893808464">
          <text:insertion>
            <office:change-info>
              <dc:creator>Unknown Author</dc:creator>
              <dc:date>2018-08-22T10:17:06</dc:date>
            </office:change-info>
          </text:insertion>
        </text:changed-region>
        <text:changed-region xml:id="ct1636893808016" text:id="ct1636893808016">
          <text:insertion>
            <office:change-info>
              <dc:creator>Unknown Author</dc:creator>
              <dc:date>2018-08-22T10:17:19</dc:date>
            </office:change-info>
          </text:insertion>
        </text:changed-region>
        <text:changed-region xml:id="ct1637100384624" text:id="ct1637100384624">
          <text:insertion>
            <office:change-info>
              <dc:creator>Unknown Author</dc:creator>
              <dc:date>2018-08-22T11:07:16</dc:date>
            </office:change-info>
          </text:insertion>
        </text:changed-region>
        <text:changed-region xml:id="ct1636893814512" text:id="ct1636893814512">
          <text:insertion>
            <office:change-info>
              <dc:creator>Unknown Author</dc:creator>
              <dc:date>2018-08-22T10:17:07</dc:date>
            </office:change-info>
          </text:insertion>
        </text:changed-region>
        <text:changed-region xml:id="ct1636893812720" text:id="ct1636893812720">
          <text:insertion>
            <office:change-info>
              <dc:creator>Unknown Author</dc:creator>
              <dc:date>2018-08-22T10:17:07</dc:date>
            </office:change-info>
          </text:insertion>
        </text:changed-region>
        <text:changed-region xml:id="ct1636893817424" text:id="ct1636893817424">
          <text:insertion>
            <office:change-info>
              <dc:creator>Unknown Author</dc:creator>
              <dc:date>2018-08-22T10:17:20</dc:date>
            </office:change-info>
          </text:insertion>
        </text:changed-region>
        <text:changed-region xml:id="ct1637100409712" text:id="ct1637100409712">
          <text:insertion>
            <office:change-info>
              <dc:creator>Unknown Author</dc:creator>
              <dc:date>2018-08-22T11:07:09</dc:date>
            </office:change-info>
          </text:insertion>
        </text:changed-region>
        <text:changed-region xml:id="ct1636893817872" text:id="ct1636893817872">
          <text:insertion>
            <office:change-info>
              <dc:creator>Unknown Author</dc:creator>
              <dc:date>2018-08-22T10:06:57</dc:date>
            </office:change-info>
          </text:insertion>
        </text:changed-region>
        <text:changed-region xml:id="ct1636994970272" text:id="ct1636994970272">
          <text:deletion>
            <office:change-info>
              <dc:creator>Unknown Author</dc:creator>
              <dc:date>2018-08-22T10:49:49</dc:date>
            </office:change-info>
            <text:p text:style-name="normal">ed</text:p>
          </text:deletion>
        </text:changed-region>
        <text:changed-region xml:id="ct1636994970496" text:id="ct1636994970496">
          <text:insertion>
            <office:change-info>
              <dc:creator>Unknown Author</dc:creator>
              <dc:date>2018-08-22T10:49:49</dc:date>
            </office:change-info>
          </text:insertion>
        </text:changed-region>
        <text:changed-region xml:id="ct1636994964000" text:id="ct1636994964000">
          <text:insertion>
            <office:change-info>
              <dc:creator>Unknown Author</dc:creator>
              <dc:date>2018-08-22T10:50:00</dc:date>
            </office:change-info>
          </text:insertion>
        </text:changed-region>
        <text:changed-region xml:id="ct1636990601120" text:id="ct1636990601120">
          <text:deletion>
            <office:change-info>
              <dc:creator>Unknown Author</dc:creator>
              <dc:date>2018-08-22T10:50:03</dc:date>
            </office:change-info>
            <text:p text:style-name="normal"><text:span text:style-name="T1">from </text:span></text:p>
          </text:deletion>
        </text:changed-region>
        <text:changed-region xml:id="ct1636990591040" text:id="ct1636990591040">
          <text:insertion>
            <office:change-info>
              <dc:creator>Unknown Author</dc:creator>
              <dc:date>2018-08-22T10:50:06</dc:date>
            </office:change-info>
          </text:insertion>
        </text:changed-region>
        <text:changed-region xml:id="ct1636893818096" text:id="ct1636893818096">
          <text:insertion>
            <office:change-info>
              <dc:creator>Unknown Author</dc:creator>
              <dc:date>2018-08-22T10:07:08</dc:date>
            </office:change-info>
          </text:insertion>
        </text:changed-region>
        <text:changed-region xml:id="ct1636990607392" text:id="ct1636990607392">
          <text:deletion>
            <office:change-info>
              <dc:creator>Unknown Author</dc:creator>
              <dc:date>2018-08-22T10:50:14</dc:date>
            </office:change-info>
            <text:p text:style-name="normal">s</text:p>
          </text:deletion>
        </text:changed-region>
        <text:changed-region xml:id="ct1636893818320" text:id="ct1636893818320">
          <text:insertion>
            <office:change-info>
              <dc:creator>Unknown Author</dc:creator>
              <dc:date>2018-08-22T10:07:42</dc:date>
            </office:change-info>
          </text:insertion>
        </text:changed-region>
        <text:changed-region xml:id="ct1636893818544" text:id="ct1636893818544">
          <text:deletion>
            <office:change-info>
              <dc:creator>Unknown Author</dc:creator>
              <dc:date>2018-08-22T10:07:43</dc:date>
            </office:change-info>
            <text:p text:style-name="normal"><text:span text:style-name="T2">C</text:span></text:p>
          </text:deletion>
        </text:changed-region>
        <text:changed-region xml:id="ct1636893817648" text:id="ct1636893817648">
          <text:insertion>
            <office:change-info>
              <dc:creator>Unknown Author</dc:creator>
              <dc:date>2018-08-22T10:07:48</dc:date>
            </office:change-info>
          </text:insertion>
        </text:changed-region>
        <text:changed-region xml:id="ct1636893816976" text:id="ct1636893816976">
          <text:insertion>
            <office:change-info>
              <dc:creator>Unknown Author</dc:creator>
              <dc:date>2018-08-22T10:07:54</dc:date>
            </office:change-info>
          </text:insertion>
        </text:changed-region>
        <text:changed-region xml:id="ct1636893817200" text:id="ct1636893817200">
          <text:deletion>
            <office:change-info>
              <dc:creator>Unknown Author</dc:creator>
              <dc:date>2018-08-22T10:07:55</dc:date>
            </office:change-info>
            <text:p text:style-name="normal"><text:span text:style-name="T2">E</text:span></text:p>
          </text:deletion>
        </text:changed-region>
        <text:changed-region xml:id="ct1636892606272" text:id="ct1636892606272">
          <text:insertion>
            <office:change-info>
              <dc:creator>Unknown Author</dc:creator>
              <dc:date>2018-08-22T10:08:03</dc:date>
            </office:change-info>
          </text:insertion>
        </text:changed-region>
        <text:changed-region xml:id="ct1636892596864" text:id="ct1636892596864">
          <text:deletion>
            <office:change-info>
              <dc:creator>Unknown Author</dc:creator>
              <dc:date>2018-08-22T10:08:02</dc:date>
            </office:change-info>
            <text:p text:style-name="normal"><text:span text:style-name="T2">e</text:span></text:p>
          </text:deletion>
        </text:changed-region>
        <text:changed-region xml:id="ct1636892602016" text:id="ct1636892602016">
          <text:insertion>
            <office:change-info>
              <dc:creator>Unknown Author</dc:creator>
              <dc:date>2018-08-22T10:08:05</dc:date>
            </office:change-info>
          </text:insertion>
        </text:changed-region>
        <text:changed-region xml:id="ct1636895873040" text:id="ct1636895873040">
          <text:insertion>
            <office:change-info>
              <dc:creator>Unknown Author</dc:creator>
              <dc:date>2018-08-22T10:08:27</dc:date>
            </office:change-info>
          </text:insertion>
        </text:changed-region>
        <text:changed-region xml:id="ct1636895867888" text:id="ct1636895867888">
          <text:insertion>
            <office:change-info>
              <dc:creator>Unknown Author</dc:creator>
              <dc:date>2018-08-22T10:08:34</dc:date>
            </office:change-info>
          </text:insertion>
        </text:changed-region>
        <text:changed-region xml:id="ct1636895870128" text:id="ct1636895870128">
          <text:deletion>
            <office:change-info>
              <dc:creator>Unknown Author</dc:creator>
              <dc:date>2018-08-22T10:08:38</dc:date>
            </office:change-info>
            <text:p text:style-name="normal">with</text:p>
          </text:deletion>
        </text:changed-region>
        <text:changed-region xml:id="ct1636895867440" text:id="ct1636895867440">
          <text:insertion>
            <office:change-info>
              <dc:creator>Unknown Author</dc:creator>
              <dc:date>2018-08-22T10:08:39</dc:date>
            </office:change-info>
          </text:insertion>
        </text:changed-region>
        <text:changed-region xml:id="ct1636895869232" text:id="ct1636895869232">
          <text:insertion>
            <office:change-info>
              <dc:creator>Unknown Author</dc:creator>
              <dc:date>2018-08-22T10:08:41</dc:date>
            </office:change-info>
          </text:insertion>
        </text:changed-region>
        <text:changed-region xml:id="ct1636895881104" text:id="ct1636895881104">
          <text:insertion>
            <office:change-info>
              <dc:creator>Unknown Author</dc:creator>
              <dc:date>2018-08-22T10:09:08</dc:date>
            </office:change-info>
          </text:insertion>
        </text:changed-region>
        <text:changed-region xml:id="ct1636895868112" text:id="ct1636895868112">
          <text:deletion>
            <office:change-info>
              <dc:creator>Unknown Author</dc:creator>
              <dc:date>2018-08-22T10:09:17</dc:date>
            </office:change-info>
            <text:p text:style-name="normal"><text:span text:style-name="T2">C</text:span></text:p>
          </text:deletion>
        </text:changed-region>
        <text:changed-region xml:id="ct1636895876400" text:id="ct1636895876400">
          <text:insertion>
            <office:change-info>
              <dc:creator>Unknown Author</dc:creator>
              <dc:date>2018-08-22T10:09:22</dc:date>
            </office:change-info>
          </text:insertion>
        </text:changed-region>
        <text:changed-region xml:id="ct1636895868336" text:id="ct1636895868336">
          <text:insertion>
            <office:change-info>
              <dc:creator>Unknown Author</dc:creator>
              <dc:date>2018-08-22T10:09:31</dc:date>
            </office:change-info>
          </text:insertion>
        </text:changed-region>
        <text:changed-region xml:id="ct1636895871920" text:id="ct1636895871920">
          <text:deletion>
            <office:change-info>
              <dc:creator>Unknown Author</dc:creator>
              <dc:date>2018-08-22T10:09:33</dc:date>
            </office:change-info>
            <text:p text:style-name="normal"><text:span text:style-name="T2">P</text:span></text:p>
          </text:deletion>
        </text:changed-region>
        <text:changed-region xml:id="ct1636895881328" text:id="ct1636895881328">
          <text:insertion>
            <office:change-info>
              <dc:creator>Unknown Author</dc:creator>
              <dc:date>2018-08-22T10:09:43</dc:date>
            </office:change-info>
          </text:insertion>
        </text:changed-region>
        <text:changed-region xml:id="ct1636895875280" text:id="ct1636895875280">
          <text:insertion>
            <office:change-info>
              <dc:creator>Unknown Author</dc:creator>
              <dc:date>2018-08-22T10:09:47</dc:date>
            </office:change-info>
          </text:insertion>
        </text:changed-region>
        <text:changed-region xml:id="ct1636895871024" text:id="ct1636895871024">
          <text:insertion>
            <office:change-info>
              <dc:creator>Unknown Author</dc:creator>
              <dc:date>2018-08-22T10:09:57</dc:date>
            </office:change-info>
          </text:insertion>
        </text:changed-region>
        <text:changed-region xml:id="ct1636895876176" text:id="ct1636895876176">
          <text:insertion>
            <office:change-info>
              <dc:creator>Unknown Author</dc:creator>
              <dc:date>2018-08-22T10:09:49</dc:date>
            </office:change-info>
          </text:insertion>
        </text:changed-region>
        <text:changed-region xml:id="ct1636895877520" text:id="ct1636895877520">
          <text:insertion>
            <office:change-info>
              <dc:creator>Unknown Author</dc:creator>
              <dc:date>2018-08-22T10:10:10</dc:date>
            </office:change-info>
          </text:insertion>
        </text:changed-region>
        <text:changed-region xml:id="ct1636895868560" text:id="ct1636895868560">
          <text:insertion>
            <office:change-info>
              <dc:creator>Unknown Author</dc:creator>
              <dc:date>2018-08-22T10:10:15</dc:date>
            </office:change-info>
          </text:insertion>
        </text:changed-region>
        <text:changed-region xml:id="ct1637098068240" text:id="ct1637098068240">
          <text:insertion>
            <office:change-info>
              <dc:creator>Unknown Author</dc:creator>
              <dc:date>2018-08-22T11:01:14</dc:date>
            </office:change-info>
          </text:insertion>
        </text:changed-region>
        <text:changed-region xml:id="ct1636895880432" text:id="ct1636895880432">
          <text:insertion>
            <office:change-info>
              <dc:creator>Unknown Author</dc:creator>
              <dc:date>2018-08-22T10:10:20</dc:date>
            </office:change-info>
          </text:insertion>
        </text:changed-region>
        <text:changed-region xml:id="ct1637098062864" text:id="ct1637098062864">
          <text:insertion>
            <office:change-info>
              <dc:creator>Unknown Author</dc:creator>
              <dc:date>2018-08-22T11:01:15</dc:date>
            </office:change-info>
          </text:insertion>
        </text:changed-region>
        <text:changed-region xml:id="ct1636895874160" text:id="ct1636895874160">
          <text:insertion>
            <office:change-info>
              <dc:creator>Unknown Author</dc:creator>
              <dc:date>2018-08-22T10:10:23</dc:date>
            </office:change-info>
          </text:insertion>
        </text:changed-region>
        <text:changed-region xml:id="ct1636895878192" text:id="ct1636895878192">
          <text:insertion>
            <office:change-info>
              <dc:creator>Unknown Author</dc:creator>
              <dc:date>2018-08-22T10:10:26</dc:date>
            </office:change-info>
          </text:insertion>
        </text:changed-region>
        <text:changed-region xml:id="ct1636895875952" text:id="ct1636895875952">
          <text:insertion>
            <office:change-info>
              <dc:creator>Unknown Author</dc:creator>
              <dc:date>2018-08-22T10:10:44</dc:date>
            </office:change-info>
          </text:insertion>
        </text:changed-region>
        <text:changed-region xml:id="ct1636895874832" text:id="ct1636895874832">
          <text:insertion>
            <office:change-info>
              <dc:creator>Unknown Author</dc:creator>
              <dc:date>2018-08-22T10:10:59</dc:date>
            </office:change-info>
          </text:insertion>
        </text:changed-region>
        <text:changed-region xml:id="ct1636895875504" text:id="ct1636895875504">
          <text:insertion>
            <office:change-info>
              <dc:creator>Unknown Author</dc:creator>
              <dc:date>2018-08-22T10:11:00</dc:date>
            </office:change-info>
          </text:insertion>
        </text:changed-region>
        <text:changed-region xml:id="ct1636895877968" text:id="ct1636895877968">
          <text:insertion>
            <office:change-info>
              <dc:creator>Unknown Author</dc:creator>
              <dc:date>2018-08-22T10:11:03</dc:date>
            </office:change-info>
          </text:insertion>
        </text:changed-region>
        <text:changed-region xml:id="ct1636895867216" text:id="ct1636895867216">
          <text:insertion>
            <office:change-info>
              <dc:creator>Unknown Author</dc:creator>
              <dc:date>2018-08-22T10:11:09</dc:date>
            </office:change-info>
          </text:insertion>
        </text:changed-region>
        <text:changed-region xml:id="ct1636895877296" text:id="ct1636895877296">
          <text:insertion>
            <office:change-info>
              <dc:creator>Unknown Author</dc:creator>
              <dc:date>2018-08-22T10:11:27</dc:date>
            </office:change-info>
          </text:insertion>
        </text:changed-region>
        <text:changed-region xml:id="ct1636895869680" text:id="ct1636895869680">
          <text:insertion>
            <office:change-info>
              <dc:creator>Unknown Author</dc:creator>
              <dc:date>2018-08-22T10:11:33</dc:date>
            </office:change-info>
          </text:insertion>
        </text:changed-region>
        <text:changed-region xml:id="ct1636895880656" text:id="ct1636895880656">
          <text:insertion>
            <office:change-info>
              <dc:creator>Unknown Author</dc:creator>
              <dc:date>2018-08-22T10:11:36</dc:date>
            </office:change-info>
          </text:insertion>
        </text:changed-region>
        <text:changed-region xml:id="ct1636895880880" text:id="ct1636895880880">
          <text:deletion>
            <office:change-info>
              <dc:creator>Unknown Author</dc:creator>
              <dc:date>2018-08-22T10:11:39</dc:date>
            </office:change-info>
            <text:p text:style-name="normal">'</text:p>
          </text:deletion>
        </text:changed-region>
        <text:changed-region xml:id="ct1637098013808" text:id="ct1637098013808">
          <text:insertion>
            <office:change-info>
              <dc:creator>Unknown Author</dc:creator>
              <dc:date>2018-08-22T11:01:42</dc:date>
            </office:change-info>
          </text:insertion>
        </text:changed-region>
        <text:changed-region xml:id="ct1636895875728" text:id="ct1636895875728">
          <text:insertion>
            <office:change-info>
              <dc:creator>Unknown Author</dc:creator>
              <dc:date>2018-08-22T10:11:47</dc:date>
            </office:change-info>
          </text:insertion>
        </text:changed-region>
        <text:changed-region xml:id="ct1636895872592" text:id="ct1636895872592">
          <text:insertion>
            <office:change-info>
              <dc:creator>Unknown Author</dc:creator>
              <dc:date>2018-08-22T10:11:50</dc:date>
            </office:change-info>
          </text:insertion>
        </text:changed-region>
        <text:changed-region xml:id="ct1636895867664" text:id="ct1636895867664">
          <text:deletion>
            <office:change-info>
              <dc:creator>Unknown Author</dc:creator>
              <dc:date>2018-08-22T10:11:52</dc:date>
            </office:change-info>
            <text:p text:style-name="normal">'</text:p>
          </text:deletion>
        </text:changed-region>
        <text:changed-region xml:id="ct1637098013360" text:id="ct1637098013360">
          <text:insertion>
            <office:change-info>
              <dc:creator>Unknown Author</dc:creator>
              <dc:date>2018-08-22T11:01:58</dc:date>
            </office:change-info>
          </text:insertion>
        </text:changed-region>
        <text:changed-region xml:id="ct1636895870576" text:id="ct1636895870576">
          <text:insertion>
            <office:change-info>
              <dc:creator>Unknown Author</dc:creator>
              <dc:date>2018-08-22T10:12:00</dc:date>
            </office:change-info>
          </text:insertion>
        </text:changed-region>
        <text:changed-region xml:id="ct1636895877744" text:id="ct1636895877744">
          <text:insertion>
            <office:change-info>
              <dc:creator>Unknown Author</dc:creator>
              <dc:date>2018-08-22T10:12:02</dc:date>
            </office:change-info>
          </text:insertion>
        </text:changed-region>
        <text:changed-region xml:id="ct1636895868784" text:id="ct1636895868784">
          <text:insertion>
            <office:change-info>
              <dc:creator>Unknown Author</dc:creator>
              <dc:date>2018-08-22T10:12:03</dc:date>
            </office:change-info>
          </text:insertion>
        </text:changed-region>
        <text:changed-region xml:id="ct1636895869008" text:id="ct1636895869008">
          <text:insertion>
            <office:change-info>
              <dc:creator>Unknown Author</dc:creator>
              <dc:date>2018-08-22T10:12:04</dc:date>
            </office:change-info>
          </text:insertion>
        </text:changed-region>
        <text:changed-region xml:id="ct1636895870800" text:id="ct1636895870800">
          <text:insertion>
            <office:change-info>
              <dc:creator>Unknown Author</dc:creator>
              <dc:date>2018-08-22T10:12:09</dc:date>
            </office:change-info>
          </text:insertion>
        </text:changed-region>
        <text:changed-region xml:id="ct1636895879088" text:id="ct1636895879088">
          <text:insertion>
            <office:change-info>
              <dc:creator>Unknown Author</dc:creator>
              <dc:date>2018-08-22T10:12:11</dc:date>
            </office:change-info>
          </text:insertion>
        </text:changed-region>
        <text:changed-region xml:id="ct1637098012464" text:id="ct1637098012464">
          <text:insertion>
            <office:change-info>
              <dc:creator>Unknown Author</dc:creator>
              <dc:date>2018-08-22T11:02:07</dc:date>
            </office:change-info>
          </text:insertion>
        </text:changed-region>
        <text:changed-region xml:id="ct1636895876624" text:id="ct1636895876624">
          <text:insertion>
            <office:change-info>
              <dc:creator>Unknown Author</dc:creator>
              <dc:date>2018-08-22T10:12:15</dc:date>
            </office:change-info>
          </text:insertion>
        </text:changed-region>
        <text:changed-region xml:id="ct1637098006864" text:id="ct1637098006864">
          <text:insertion>
            <office:change-info>
              <dc:creator>Unknown Author</dc:creator>
              <dc:date>2018-08-22T11:02:08</dc:date>
            </office:change-info>
          </text:insertion>
        </text:changed-region>
        <text:changed-region xml:id="ct1636895873712" text:id="ct1636895873712">
          <text:insertion>
            <office:change-info>
              <dc:creator>Unknown Author</dc:creator>
              <dc:date>2018-08-22T10:12:34</dc:date>
            </office:change-info>
          </text:insertion>
        </text:changed-region>
        <text:changed-region xml:id="ct1636895876848" text:id="ct1636895876848">
          <text:insertion>
            <office:change-info>
              <dc:creator>Unknown Author</dc:creator>
              <dc:date>2018-08-22T10:12:36</dc:date>
            </office:change-info>
          </text:insertion>
        </text:changed-region>
        <text:changed-region xml:id="ct1636895869456" text:id="ct1636895869456">
          <text:insertion>
            <office:change-info>
              <dc:creator>Unknown Author</dc:creator>
              <dc:date>2018-08-22T10:12:42</dc:date>
            </office:change-info>
          </text:insertion>
        </text:changed-region>
        <text:changed-region xml:id="ct1636895869904" text:id="ct1636895869904">
          <text:insertion>
            <office:change-info>
              <dc:creator>Unknown Author</dc:creator>
              <dc:date>2018-08-22T10:12:48</dc:date>
            </office:change-info>
          </text:insertion>
        </text:changed-region>
        <text:changed-region xml:id="ct1636895872368" text:id="ct1636895872368">
          <text:insertion>
            <office:change-info>
              <dc:creator>Unknown Author</dc:creator>
              <dc:date>2018-08-22T10:12:52</dc:date>
            </office:change-info>
          </text:insertion>
        </text:changed-region>
        <text:changed-region xml:id="ct1636895871248" text:id="ct1636895871248">
          <text:insertion>
            <office:change-info>
              <dc:creator>Unknown Author</dc:creator>
              <dc:date>2018-08-22T10:12:54</dc:date>
            </office:change-info>
          </text:insertion>
        </text:changed-region>
        <text:changed-region xml:id="ct1636895872144" text:id="ct1636895872144">
          <text:insertion>
            <office:change-info>
              <dc:creator>Unknown Author</dc:creator>
              <dc:date>2018-08-22T10:12:55</dc:date>
            </office:change-info>
          </text:insertion>
        </text:changed-region>
        <text:changed-region xml:id="ct1636895878416" text:id="ct1636895878416">
          <text:insertion>
            <office:change-info>
              <dc:creator>Unknown Author</dc:creator>
              <dc:date>2018-08-22T10:13:03</dc:date>
            </office:change-info>
          </text:insertion>
        </text:changed-region>
        <text:changed-region xml:id="ct1636895873264" text:id="ct1636895873264">
          <text:insertion>
            <office:change-info>
              <dc:creator>Unknown Author</dc:creator>
              <dc:date>2018-08-22T10:13:06</dc:date>
            </office:change-info>
          </text:insertion>
        </text:changed-region>
        <text:changed-region xml:id="ct1636895873488" text:id="ct1636895873488">
          <text:insertion>
            <office:change-info>
              <dc:creator>Unknown Author</dc:creator>
              <dc:date>2018-08-22T10:13:10</dc:date>
            </office:change-info>
          </text:insertion>
        </text:changed-region>
        <text:changed-region xml:id="ct1637098022320" text:id="ct1637098022320">
          <text:insertion>
            <office:change-info>
              <dc:creator>Unknown Author</dc:creator>
              <dc:date>2018-08-22T11:02:39</dc:date>
            </office:change-info>
          </text:insertion>
        </text:changed-region>
        <text:changed-region xml:id="ct1636895871472" text:id="ct1636895871472">
          <text:deletion>
            <office:change-info>
              <dc:creator>Unknown Author</dc:creator>
              <dc:date>2018-08-22T10:13:56</dc:date>
            </office:change-info>
            <text:p text:style-name="normal">In contrast to</text:p>
          </text:deletion>
        </text:changed-region>
        <text:changed-region xml:id="ct1636895870352" text:id="ct1636895870352">
          <text:insertion>
            <office:change-info>
              <dc:creator>Unknown Author</dc:creator>
              <dc:date>2018-08-22T10:13:56</dc:date>
            </office:change-info>
          </text:insertion>
        </text:changed-region>
        <text:changed-region xml:id="ct1636895878640" text:id="ct1636895878640">
          <text:insertion>
            <office:change-info>
              <dc:creator>Unknown Author</dc:creator>
              <dc:date>2018-08-22T10:14:00</dc:date>
            </office:change-info>
          </text:insertion>
        </text:changed-region>
        <text:changed-region xml:id="ct1636895873936" text:id="ct1636895873936">
          <text:insertion>
            <office:change-info>
              <dc:creator>Unknown Author</dc:creator>
              <dc:date>2018-08-22T10:14:03</dc:date>
            </office:change-info>
          </text:insertion>
        </text:changed-region>
        <text:changed-region xml:id="ct1636895874384" text:id="ct1636895874384">
          <text:insertion>
            <office:change-info>
              <dc:creator>Unknown Author</dc:creator>
              <dc:date>2018-08-22T10:14:16</dc:date>
            </office:change-info>
          </text:insertion>
        </text:changed-region>
        <text:changed-region xml:id="ct1636895878864" text:id="ct1636895878864">
          <text:insertion>
            <office:change-info>
              <dc:creator>Unknown Author</dc:creator>
              <dc:date>2018-08-22T10:14:17</dc:date>
            </office:change-info>
          </text:insertion>
        </text:changed-region>
        <text:changed-region xml:id="ct1636895874608" text:id="ct1636895874608">
          <text:deletion>
            <office:change-info>
              <dc:creator>Unknown Author</dc:creator>
              <dc:date>2018-08-22T10:14:31</dc:date>
            </office:change-info>
            <text:p text:style-name="P1">see</text:p>
          </text:deletion>
        </text:changed-region>
        <text:changed-region xml:id="ct1636895879312" text:id="ct1636895879312">
          <text:insertion>
            <office:change-info>
              <dc:creator>Unknown Author</dc:creator>
              <dc:date>2018-08-22T10:14:32</dc:date>
            </office:change-info>
          </text:insertion>
        </text:changed-region>
        <text:changed-region xml:id="ct1636895871696" text:id="ct1636895871696">
          <text:insertion>
            <office:change-info>
              <dc:creator>Unknown Author</dc:creator>
              <dc:date>2018-08-22T10:14:40</dc:date>
            </office:change-info>
          </text:insertion>
        </text:changed-region>
        <text:changed-region xml:id="ct1636895875056" text:id="ct1636895875056">
          <text:insertion>
            <office:change-info>
              <dc:creator>Unknown Author</dc:creator>
              <dc:date>2018-08-22T10:14:49</dc:date>
            </office:change-info>
          </text:insertion>
        </text:changed-region>
        <text:changed-region xml:id="ct1636895879536" text:id="ct1636895879536">
          <text:insertion>
            <office:change-info>
              <dc:creator>Unknown Author</dc:creator>
              <dc:date>2018-08-22T10:14:51</dc:date>
            </office:change-info>
          </text:insertion>
        </text:changed-region>
        <text:changed-region xml:id="ct1636895877072" text:id="ct1636895877072">
          <text:insertion>
            <office:change-info>
              <dc:creator>Unknown Author</dc:creator>
              <dc:date>2018-08-22T10:14:56</dc:date>
            </office:change-info>
          </text:insertion>
        </text:changed-region>
        <text:changed-region xml:id="ct1636895879760" text:id="ct1636895879760">
          <text:insertion>
            <office:change-info>
              <dc:creator>Unknown Author</dc:creator>
              <dc:date>2018-08-22T10:14:57</dc:date>
            </office:change-info>
          </text:insertion>
        </text:changed-region>
        <text:changed-region xml:id="ct1636895879984" text:id="ct1636895879984">
          <text:insertion>
            <office:change-info>
              <dc:creator>Unknown Author</dc:creator>
              <dc:date>2018-08-22T10:15:21</dc:date>
            </office:change-info>
          </text:insertion>
        </text:changed-region>
        <text:changed-region xml:id="ct1636895880208" text:id="ct1636895880208">
          <text:insertion>
            <office:change-info>
              <dc:creator>Unknown Author</dc:creator>
              <dc:date>2018-08-22T10:17:42</dc:date>
            </office:change-info>
          </text:insertion>
        </text:changed-region>
        <text:changed-region xml:id="ct1636895881552" text:id="ct1636895881552">
          <text:insertion>
            <office:change-info>
              <dc:creator>Unknown Author</dc:creator>
              <dc:date>2018-08-22T10:18:56</dc:date>
            </office:change-info>
          </text:insertion>
        </text:changed-region>
        <text:changed-region xml:id="ct1636895881776" text:id="ct1636895881776">
          <text:insertion>
            <office:change-info>
              <dc:creator>Unknown Author</dc:creator>
              <dc:date>2018-08-22T10:19:05</dc:date>
            </office:change-info>
          </text:insertion>
        </text:changed-region>
        <text:changed-region xml:id="ct1636895883120" text:id="ct1636895883120">
          <text:insertion>
            <office:change-info>
              <dc:creator>Unknown Author</dc:creator>
              <dc:date>2018-08-22T10:18:57</dc:date>
            </office:change-info>
          </text:insertion>
        </text:changed-region>
        <text:changed-region xml:id="ct1636895882000" text:id="ct1636895882000">
          <text:insertion>
            <office:change-info>
              <dc:creator>Unknown Author</dc:creator>
              <dc:date>2018-08-22T10:19:06</dc:date>
            </office:change-info>
          </text:insertion>
        </text:changed-region>
        <text:changed-region xml:id="ct1636895882224" text:id="ct1636895882224">
          <text:insertion>
            <office:change-info>
              <dc:creator>Unknown Author</dc:creator>
              <dc:date>2018-08-22T10:19:30</dc:date>
            </office:change-info>
          </text:insertion>
        </text:changed-region>
        <text:changed-region xml:id="ct1636895882448" text:id="ct1636895882448">
          <text:insertion>
            <office:change-info>
              <dc:creator>Unknown Author</dc:creator>
              <dc:date>2018-08-22T10:19:32</dc:date>
            </office:change-info>
          </text:insertion>
        </text:changed-region>
        <text:changed-region xml:id="ct1636895882672" text:id="ct1636895882672">
          <text:insertion>
            <office:change-info>
              <dc:creator>Unknown Author</dc:creator>
              <dc:date>2018-08-22T10:18:58</dc:date>
            </office:change-info>
          </text:insertion>
        </text:changed-region>
        <text:changed-region xml:id="ct1636895882896" text:id="ct1636895882896">
          <text:insertion>
            <office:change-info>
              <dc:creator>Unknown Author</dc:creator>
              <dc:date>2018-08-22T10:19:06</dc:date>
            </office:change-info>
          </text:insertion>
        </text:changed-region>
        <text:changed-region xml:id="ct1636896354112" text:id="ct1636896354112">
          <text:insertion>
            <office:change-info>
              <dc:creator>Unknown Author</dc:creator>
              <dc:date>2018-08-22T10:19:38</dc:date>
            </office:change-info>
          </text:insertion>
        </text:changed-region>
        <text:changed-region xml:id="ct1636896355680" text:id="ct1636896355680">
          <text:insertion>
            <office:change-info>
              <dc:creator>Unknown Author</dc:creator>
              <dc:date>2018-08-22T10:18:59</dc:date>
            </office:change-info>
          </text:insertion>
        </text:changed-region>
        <text:changed-region xml:id="ct1636896363968" text:id="ct1636896363968">
          <text:insertion>
            <office:change-info>
              <dc:creator>Unknown Author</dc:creator>
              <dc:date>2018-08-22T10:19:07</dc:date>
            </office:change-info>
          </text:insertion>
        </text:changed-region>
        <text:changed-region xml:id="ct1636896354336" text:id="ct1636896354336">
          <text:insertion>
            <office:change-info>
              <dc:creator>Unknown Author</dc:creator>
              <dc:date>2018-08-22T10:19:46</dc:date>
            </office:change-info>
          </text:insertion>
        </text:changed-region>
        <text:changed-region xml:id="ct1636896357024" text:id="ct1636896357024">
          <text:deletion>
            <office:change-info>
              <dc:creator>Unknown Author</dc:creator>
              <dc:date>2018-08-22T10:19:46</dc:date>
            </office:change-info>
            <text:p text:style-name="P2">remember</text:p>
          </text:deletion>
        </text:changed-region>
        <text:changed-region xml:id="ct1636896352992" text:id="ct1636896352992">
          <text:insertion>
            <office:change-info>
              <dc:creator>Unknown Author</dc:creator>
              <dc:date>2018-08-22T10:19:00</dc:date>
            </office:change-info>
          </text:insertion>
        </text:changed-region>
        <text:changed-region xml:id="ct1636896361056" text:id="ct1636896361056">
          <text:insertion>
            <office:change-info>
              <dc:creator>Unknown Author</dc:creator>
              <dc:date>2018-08-22T10:19:07</dc:date>
            </office:change-info>
          </text:insertion>
        </text:changed-region>
        <text:changed-region xml:id="ct1636896353664" text:id="ct1636896353664">
          <text:insertion>
            <office:change-info>
              <dc:creator>Unknown Author</dc:creator>
              <dc:date>2018-08-22T10:20:03</dc:date>
            </office:change-info>
          </text:insertion>
        </text:changed-region>
        <text:changed-region xml:id="ct1636896354560" text:id="ct1636896354560">
          <text:insertion>
            <office:change-info>
              <dc:creator>Unknown Author</dc:creator>
              <dc:date>2018-08-22T10:20:11</dc:date>
            </office:change-info>
          </text:insertion>
        </text:changed-region>
        <text:changed-region xml:id="ct1636896355904" text:id="ct1636896355904">
          <text:insertion>
            <office:change-info>
              <dc:creator>Unknown Author</dc:creator>
              <dc:date>2018-08-22T10:19:00</dc:date>
            </office:change-info>
          </text:insertion>
        </text:changed-region>
        <text:changed-region xml:id="ct1636896363072" text:id="ct1636896363072">
          <text:insertion>
            <office:change-info>
              <dc:creator>Unknown Author</dc:creator>
              <dc:date>2018-08-22T10:19:08</dc:date>
            </office:change-info>
          </text:insertion>
        </text:changed-region>
        <text:changed-region xml:id="ct1636896356800" text:id="ct1636896356800">
          <text:insertion>
            <office:change-info>
              <dc:creator>Unknown Author</dc:creator>
              <dc:date>2018-08-22T10:20:08</dc:date>
            </office:change-info>
          </text:insertion>
        </text:changed-region>
        <text:changed-region xml:id="ct1636896353216" text:id="ct1636896353216">
          <text:insertion>
            <office:change-info>
              <dc:creator>Unknown Author</dc:creator>
              <dc:date>2018-08-22T10:20:17</dc:date>
            </office:change-info>
          </text:insertion>
        </text:changed-region>
        <text:changed-region xml:id="ct1636896356352" text:id="ct1636896356352">
          <text:insertion>
            <office:change-info>
              <dc:creator>Unknown Author</dc:creator>
              <dc:date>2018-08-22T10:20:21</dc:date>
            </office:change-info>
          </text:insertion>
        </text:changed-region>
        <text:changed-region xml:id="ct1636896358592" text:id="ct1636896358592">
          <text:deletion>
            <office:change-info>
              <dc:creator>Unknown Author</dc:creator>
              <dc:date>2018-08-22T10:20:21</dc:date>
            </office:change-info>
            <text:p text:style-name="P2"><text:s/></text:p>
          </text:deletion>
        </text:changed-region>
        <text:changed-region xml:id="ct1636896356128" text:id="ct1636896356128">
          <text:insertion>
            <office:change-info>
              <dc:creator>Unknown Author</dc:creator>
              <dc:date>2018-08-22T10:19:11</dc:date>
            </office:change-info>
          </text:insertion>
        </text:changed-region>
        <text:changed-region xml:id="ct1636896350304" text:id="ct1636896350304">
          <text:insertion>
            <office:change-info>
              <dc:creator>Unknown Author</dc:creator>
              <dc:date>2018-08-22T10:24:25</dc:date>
            </office:change-info>
          </text:insertion>
        </text:changed-region>
        <text:changed-region xml:id="ct1636896364416" text:id="ct1636896364416">
          <text:insertion>
            <office:change-info>
              <dc:creator>Unknown Author</dc:creator>
              <dc:date>2018-08-22T10:24:29</dc:date>
            </office:change-info>
          </text:insertion>
        </text:changed-region>
        <text:changed-region xml:id="ct1636896351424" text:id="ct1636896351424">
          <text:deletion>
            <office:change-info>
              <dc:creator>Unknown Author</dc:creator>
              <dc:date>2018-08-22T10:25:13</dc:date>
            </office:change-info>
            <text:p text:style-name="P3"><text:s/></text:p>
          </text:deletion>
        </text:changed-region>
        <text:changed-region xml:id="ct1636896352320" text:id="ct1636896352320">
          <text:deletion>
            <office:change-info>
              <dc:creator>Unknown Author</dc:creator>
              <dc:date>2018-08-22T10:22:26</dc:date>
            </office:change-info>
            <text:p text:style-name="P3">A</text:p>
          </text:deletion>
        </text:changed-region>
        <text:changed-region xml:id="ct1636896350976" text:id="ct1636896350976">
          <text:deletion>
            <office:change-info>
              <dc:creator>Unknown Author</dc:creator>
              <dc:date>2018-08-22T10:25:12</dc:date>
            </office:change-info>
            <text:p text:style-name="P3">3487</text:p>
          </text:deletion>
        </text:changed-region>
        <text:changed-region xml:id="ct1636896353888" text:id="ct1636896353888">
          <text:deletion>
            <office:change-info>
              <dc:creator>Unknown Author</dc:creator>
              <dc:date>2018-08-22T10:21:58</dc:date>
            </office:change-info>
            <text:p text:style-name="P3">HP</text:p>
          </text:deletion>
        </text:changed-region>
        <text:changed-region xml:id="ct1636896361280" text:id="ct1636896361280">
          <text:insertion>
            <office:change-info>
              <dc:creator>Unknown Author</dc:creator>
              <dc:date>2018-08-22T10:20:40</dc:date>
            </office:change-info>
          </text:insertion>
        </text:changed-region>
        <text:changed-region xml:id="ct1636896354784" text:id="ct1636896354784">
          <text:deletion>
            <office:change-info>
              <dc:creator>Unknown Author</dc:creator>
              <dc:date>2018-08-22T10:20:41</dc:date>
            </office:change-info>
            <text:p text:style-name="P3">,</text:p>
          </text:deletion>
        </text:changed-region>
        <text:changed-region xml:id="ct1636896351872" text:id="ct1636896351872">
          <text:deletion>
            <office:change-info>
              <dc:creator>Unknown Author</dc:creator>
              <dc:date>2018-08-22T10:20:42</dc:date>
            </office:change-info>
            <text:p text:style-name="P3">t</text:p>
          </text:deletion>
        </text:changed-region>
        <text:changed-region xml:id="ct1636896363744" text:id="ct1636896363744">
          <text:insertion>
            <office:change-info>
              <dc:creator>Unknown Author</dc:creator>
              <dc:date>2018-08-22T10:20:42</dc:date>
            </office:change-info>
          </text:insertion>
        </text:changed-region>
        <text:changed-region xml:id="ct1636896352544" text:id="ct1636896352544">
          <text:insertion>
            <office:change-info>
              <dc:creator>Unknown Author</dc:creator>
              <dc:date>2018-08-22T10:24:31</dc:date>
            </office:change-info>
          </text:insertion>
        </text:changed-region>
        <text:changed-region xml:id="ct1636896358816" text:id="ct1636896358816">
          <text:deletion>
            <office:change-info>
              <dc:creator>Unknown Author</dc:creator>
              <dc:date>2018-08-22T10:24:33</dc:date>
            </office:change-info>
            <text:p text:style-name="P3"><text:s/></text:p>
          </text:deletion>
        </text:changed-region>
        <text:changed-region xml:id="ct1636896361728" text:id="ct1636896361728">
          <text:insertion>
            <office:change-info>
              <dc:creator>Unknown Author</dc:creator>
              <dc:date>2018-08-22T10:24:33</dc:date>
            </office:change-info>
          </text:insertion>
        </text:changed-region>
        <text:changed-region xml:id="ct1636896361952" text:id="ct1636896361952">
          <text:insertion>
            <office:change-info>
              <dc:creator>Unknown Author</dc:creator>
              <dc:date>2018-08-22T10:22:10</dc:date>
            </office:change-info>
          </text:insertion>
        </text:changed-region>
        <text:changed-region xml:id="ct1636896362176" text:id="ct1636896362176">
          <text:deletion>
            <office:change-info>
              <dc:creator>Unknown Author</dc:creator>
              <dc:date>2018-08-22T10:24:36</dc:date>
            </office:change-info>
            <text:p text:style-name="P3"><text:s/></text:p>
          </text:deletion>
        </text:changed-region>
        <text:changed-region xml:id="ct1636896360832" text:id="ct1636896360832">
          <text:insertion>
            <office:change-info>
              <dc:creator>Unknown Author</dc:creator>
              <dc:date>2018-08-22T10:24:36</dc:date>
            </office:change-info>
          </text:insertion>
        </text:changed-region>
        <text:changed-region xml:id="ct1636896363296" text:id="ct1636896363296">
          <text:insertion>
            <office:change-info>
              <dc:creator>Unknown Author</dc:creator>
              <dc:date>2018-08-22T10:22:38</dc:date>
            </office:change-info>
          </text:insertion>
        </text:changed-region>
        <text:changed-region xml:id="ct1636896357248" text:id="ct1636896357248">
          <text:deletion>
            <office:change-info>
              <dc:creator>Unknown Author</dc:creator>
              <dc:date>2018-08-22T10:22:39</dc:date>
            </office:change-info>
            <text:p text:style-name="P3"/>
            <text:p text:style-name="P3"><text:s text:c="5"/></text:p>
          </text:deletion>
        </text:changed-region>
        <text:changed-region xml:id="ct1636896355008" text:id="ct1636896355008">
          <text:insertion>
            <office:change-info>
              <dc:creator>Unknown Author</dc:creator>
              <dc:date>2018-08-22T10:25:26</dc:date>
            </office:change-info>
          </text:insertion>
        </text:changed-region>
        <text:changed-region xml:id="ct1636896355232" text:id="ct1636896355232">
          <text:insertion>
            <office:change-info>
              <dc:creator>Unknown Author</dc:creator>
              <dc:date>2018-08-22T10:25:19</dc:date>
            </office:change-info>
          </text:insertion>
        </text:changed-region>
        <text:changed-region xml:id="ct1636896353440" text:id="ct1636896353440">
          <text:insertion>
            <office:change-info>
              <dc:creator>Unknown Author</dc:creator>
              <dc:date>2018-08-22T10:21:11</dc:date>
            </office:change-info>
          </text:insertion>
        </text:changed-region>
        <text:changed-region xml:id="ct1636896356576" text:id="ct1636896356576">
          <text:deletion>
            <office:change-info>
              <dc:creator>Unknown Author</dc:creator>
              <dc:date>2018-08-22T10:21:11</dc:date>
            </office:change-info>
            <text:p text:style-name="P4">,</text:p>
          </text:deletion>
        </text:changed-region>
        <text:changed-region xml:id="ct1636896357472" text:id="ct1636896357472">
          <text:insertion>
            <office:change-info>
              <dc:creator>Unknown Author</dc:creator>
              <dc:date>2018-08-22T10:21:21</dc:date>
            </office:change-info>
          </text:insertion>
        </text:changed-region>
        <text:changed-region xml:id="ct1636896355456" text:id="ct1636896355456">
          <text:insertion>
            <office:change-info>
              <dc:creator>Unknown Author</dc:creator>
              <dc:date>2018-08-22T10:21:24</dc:date>
            </office:change-info>
          </text:insertion>
        </text:changed-region>
        <text:changed-region xml:id="ct1636896363520" text:id="ct1636896363520">
          <text:deletion>
            <office:change-info>
              <dc:creator>Unknown Author</dc:creator>
              <dc:date>2018-08-22T10:22:48</dc:date>
            </office:change-info>
            <text:p text:style-name="P4">A</text:p>
          </text:deletion>
        </text:changed-region>
        <text:changed-region xml:id="ct1636896357696" text:id="ct1636896357696">
          <text:deletion>
            <office:change-info>
              <dc:creator>Unknown Author</dc:creator>
              <dc:date>2018-08-22T10:25:35</dc:date>
            </office:change-info>
            <text:p text:style-name="P4">3487</text:p>
          </text:deletion>
        </text:changed-region>
        <text:changed-region xml:id="ct1636896362624" text:id="ct1636896362624">
          <text:deletion>
            <office:change-info>
              <dc:creator>Unknown Author</dc:creator>
              <dc:date>2018-08-22T10:22:46</dc:date>
            </office:change-info>
            <text:p text:style-name="P4">HP</text:p>
          </text:deletion>
        </text:changed-region>
        <text:changed-region xml:id="ct1636896350528" text:id="ct1636896350528">
          <text:deletion>
            <office:change-info>
              <dc:creator>Unknown Author</dc:creator>
              <dc:date>2018-08-22T10:25:34</dc:date>
            </office:change-info>
            <text:p text:style-name="P4"><text:s/></text:p>
          </text:deletion>
        </text:changed-region>
        <text:changed-region xml:id="ct1636896352768" text:id="ct1636896352768">
          <text:insertion>
            <office:change-info>
              <dc:creator>Unknown Author</dc:creator>
              <dc:date>2018-08-22T10:22:50</dc:date>
            </office:change-info>
          </text:insertion>
        </text:changed-region>
        <text:changed-region xml:id="ct1636896357920" text:id="ct1636896357920">
          <text:insertion>
            <office:change-info>
              <dc:creator>Unknown Author</dc:creator>
              <dc:date>2018-08-22T10:25:39</dc:date>
            </office:change-info>
          </text:insertion>
        </text:changed-region>
        <text:changed-region xml:id="ct1636896358144" text:id="ct1636896358144">
          <text:insertion>
            <office:change-info>
              <dc:creator>Unknown Author</dc:creator>
              <dc:date>2018-08-22T10:25:44</dc:date>
            </office:change-info>
          </text:insertion>
        </text:changed-region>
        <text:changed-region xml:id="ct1636896358368" text:id="ct1636896358368">
          <text:insertion>
            <office:change-info>
              <dc:creator>Unknown Author</dc:creator>
              <dc:date>2018-08-22T10:23:21</dc:date>
            </office:change-info>
          </text:insertion>
        </text:changed-region>
        <text:changed-region xml:id="ct1636896359040" text:id="ct1636896359040">
          <text:insertion>
            <office:change-info>
              <dc:creator>Unknown Author</dc:creator>
              <dc:date>2018-08-22T10:23:30</dc:date>
            </office:change-info>
          </text:insertion>
        </text:changed-region>
        <text:changed-region xml:id="ct1636896351200" text:id="ct1636896351200">
          <text:insertion>
            <office:change-info>
              <dc:creator>Unknown Author</dc:creator>
              <dc:date>2018-08-22T10:25:52</dc:date>
            </office:change-info>
          </text:insertion>
        </text:changed-region>
        <text:changed-region xml:id="ct1636896359264" text:id="ct1636896359264">
          <text:deletion>
            <office:change-info>
              <dc:creator>Unknown Author</dc:creator>
              <dc:date>2018-08-22T10:25:54</dc:date>
            </office:change-info>
            <text:p text:style-name="P3"><text:s/></text:p>
          </text:deletion>
        </text:changed-region>
        <text:changed-region xml:id="ct1636896359488" text:id="ct1636896359488">
          <text:insertion>
            <office:change-info>
              <dc:creator>Unknown Author</dc:creator>
              <dc:date>2018-08-22T10:25:54</dc:date>
            </office:change-info>
          </text:insertion>
        </text:changed-region>
        <text:changed-region xml:id="ct1636896359712" text:id="ct1636896359712">
          <text:deletion>
            <office:change-info>
              <dc:creator>Unknown Author</dc:creator>
              <dc:date>2018-08-22T10:23:34</dc:date>
            </office:change-info>
            <text:p text:style-name="P3">ould</text:p>
          </text:deletion>
        </text:changed-region>
        <text:changed-region xml:id="ct1636896350752" text:id="ct1636896350752">
          <text:insertion>
            <office:change-info>
              <dc:creator>Unknown Author</dc:creator>
              <dc:date>2018-08-22T10:23:35</dc:date>
            </office:change-info>
          </text:insertion>
        </text:changed-region>
        <text:changed-region xml:id="ct1636896351648" text:id="ct1636896351648">
          <text:insertion>
            <office:change-info>
              <dc:creator>Unknown Author</dc:creator>
              <dc:date>2018-08-22T10:26:17</dc:date>
            </office:change-info>
          </text:insertion>
        </text:changed-region>
        <text:changed-region xml:id="ct1636896359936" text:id="ct1636896359936">
          <text:insertion>
            <office:change-info>
              <dc:creator>Unknown Author</dc:creator>
              <dc:date>2018-08-22T10:26:22</dc:date>
            </office:change-info>
          </text:insertion>
        </text:changed-region>
        <text:changed-region xml:id="ct1636896352096" text:id="ct1636896352096">
          <text:insertion>
            <office:change-info>
              <dc:creator>Unknown Author</dc:creator>
              <dc:date>2018-08-22T10:26:31</dc:date>
            </office:change-info>
          </text:insertion>
        </text:changed-region>
        <text:changed-region xml:id="ct1636896360160" text:id="ct1636896360160">
          <text:deletion>
            <office:change-info>
              <dc:creator>Unknown Author</dc:creator>
              <dc:date>2018-08-22T10:26:30</dc:date>
            </office:change-info>
            <text:p text:style-name="P3"><text:s/></text:p>
          </text:deletion>
        </text:changed-region>
        <text:changed-region xml:id="ct1636896364192" text:id="ct1636896364192">
          <text:insertion>
            <office:change-info>
              <dc:creator>Unknown Author</dc:creator>
              <dc:date>2018-08-22T10:26:33</dc:date>
            </office:change-info>
          </text:insertion>
        </text:changed-region>
        <text:changed-region xml:id="ct1636896360384" text:id="ct1636896360384">
          <text:deletion>
            <office:change-info>
              <dc:creator>Unknown Author</dc:creator>
              <dc:date>2018-08-22T10:26:36</dc:date>
            </office:change-info>
            <text:p text:style-name="P3">o</text:p>
          </text:deletion>
        </text:changed-region>
        <text:changed-region xml:id="ct1636896360608" text:id="ct1636896360608">
          <text:insertion>
            <office:change-info>
              <dc:creator>Unknown Author</dc:creator>
              <dc:date>2018-08-22T10:26:36</dc:date>
            </office:change-info>
          </text:insertion>
        </text:changed-region>
        <text:changed-region xml:id="ct1636896361504" text:id="ct1636896361504">
          <text:insertion>
            <office:change-info>
              <dc:creator>Unknown Author</dc:creator>
              <dc:date>2018-08-22T10:26:45</dc:date>
            </office:change-info>
          </text:insertion>
        </text:changed-region>
        <text:changed-region xml:id="ct1636896362400" text:id="ct1636896362400">
          <text:deletion>
            <office:change-info>
              <dc:creator>Unknown Author</dc:creator>
              <dc:date>2018-08-22T10:26:49</dc:date>
            </office:change-info>
            <text:p text:style-name="P3">, then on </text:p>
          </text:deletion>
        </text:changed-region>
        <text:changed-region xml:id="ct1636896362848" text:id="ct1636896362848">
          <text:insertion>
            <office:change-info>
              <dc:creator>Unknown Author</dc:creator>
              <dc:date>2018-08-22T10:26:50</dc:date>
            </office:change-info>
          </text:insertion>
        </text:changed-region>
        <text:changed-region xml:id="ct1636896364640" text:id="ct1636896364640">
          <text:insertion>
            <office:change-info>
              <dc:creator>Unknown Author</dc:creator>
              <dc:date>2018-08-22T10:26:52</dc:date>
            </office:change-info>
          </text:insertion>
        </text:changed-region>
        <text:changed-region xml:id="ct1636896364864" text:id="ct1636896364864">
          <text:insertion>
            <office:change-info>
              <dc:creator>Unknown Author</dc:creator>
              <dc:date>2018-08-22T10:26:58</dc:date>
            </office:change-info>
          </text:insertion>
        </text:changed-region>
        <text:changed-region xml:id="ct1636896366208" text:id="ct1636896366208">
          <text:insertion>
            <office:change-info>
              <dc:creator>Unknown Author</dc:creator>
              <dc:date>2018-08-22T10:27:02</dc:date>
            </office:change-info>
          </text:insertion>
        </text:changed-region>
        <text:changed-region xml:id="ct1636896365984" text:id="ct1636896365984">
          <text:insertion>
            <office:change-info>
              <dc:creator>Unknown Author</dc:creator>
              <dc:date>2018-08-22T10:27:06</dc:date>
            </office:change-info>
          </text:insertion>
        </text:changed-region>
        <text:changed-region xml:id="ct1636896365088" text:id="ct1636896365088">
          <text:insertion>
            <office:change-info>
              <dc:creator>Unknown Author</dc:creator>
              <dc:date>2018-08-22T10:27:16</dc:date>
            </office:change-info>
          </text:insertion>
        </text:changed-region>
        <text:changed-region xml:id="ct1636896365760" text:id="ct1636896365760">
          <text:insertion>
            <office:change-info>
              <dc:creator>Unknown Author</dc:creator>
              <dc:date>2018-08-22T10:27:18</dc:date>
            </office:change-info>
          </text:insertion>
        </text:changed-region>
        <text:changed-region xml:id="ct1636896365312" text:id="ct1636896365312">
          <text:deletion>
            <office:change-info>
              <dc:creator>Unknown Author</dc:creator>
              <dc:date>2018-08-22T10:27:20</dc:date>
            </office:change-info>
            <text:p text:style-name="P3"><text:s/></text:p>
          </text:deletion>
        </text:changed-region>
        <text:changed-region xml:id="ct1636896365536" text:id="ct1636896365536">
          <text:insertion>
            <office:change-info>
              <dc:creator>Unknown Author</dc:creator>
              <dc:date>2018-08-22T10:27:20</dc:date>
            </office:change-info>
          </text:insertion>
        </text:changed-region>
        <text:changed-region xml:id="ct1636896435664" text:id="ct1636896435664">
          <text:insertion>
            <office:change-info>
              <dc:creator>Unknown Author</dc:creator>
              <dc:date>2018-08-22T10:27:22</dc:date>
            </office:change-info>
          </text:insertion>
        </text:changed-region>
        <text:changed-region xml:id="ct1636896446416" text:id="ct1636896446416">
          <text:insertion>
            <office:change-info>
              <dc:creator>Unknown Author</dc:creator>
              <dc:date>2018-08-22T10:27:33</dc:date>
            </office:change-info>
          </text:insertion>
        </text:changed-region>
        <text:changed-region xml:id="ct1636896440368" text:id="ct1636896440368">
          <text:deletion>
            <office:change-info>
              <dc:creator>Unknown Author</dc:creator>
              <dc:date>2018-08-22T10:27:38</dc:date>
            </office:change-info>
            <text:p text:style-name="P3"/>
            <text:p text:style-name="P3"><text:s text:c="5"/>with </text:p>
          </text:deletion>
        </text:changed-region>
        <text:changed-region xml:id="ct1636896444400" text:id="ct1636896444400">
          <text:insertion>
            <office:change-info>
              <dc:creator>Unknown Author</dc:creator>
              <dc:date>2018-08-22T10:27:38</dc:date>
            </office:change-info>
          </text:insertion>
        </text:changed-region>
        <text:changed-region xml:id="ct1636896438352" text:id="ct1636896438352">
          <text:insertion>
            <office:change-info>
              <dc:creator>Unknown Author</dc:creator>
              <dc:date>2018-08-22T10:27:45</dc:date>
            </office:change-info>
          </text:insertion>
        </text:changed-region>
        <text:changed-region xml:id="ct1636896440144" text:id="ct1636896440144">
          <text:deletion>
            <office:change-info>
              <dc:creator>Unknown Author</dc:creator>
              <dc:date>2018-08-22T10:27:46</dc:date>
            </office:change-info>
            <text:p text:style-name="P3"><text:span text:style-name="T3"><text:s/></text:span></text:p>
          </text:deletion>
        </text:changed-region>
        <text:changed-region xml:id="ct1636896444176" text:id="ct1636896444176">
          <text:insertion>
            <office:change-info>
              <dc:creator>Unknown Author</dc:creator>
              <dc:date>2018-08-22T10:27:46</dc:date>
            </office:change-info>
          </text:insertion>
        </text:changed-region>
        <text:changed-region xml:id="ct1636896434768" text:id="ct1636896434768">
          <text:insertion>
            <office:change-info>
              <dc:creator>Unknown Author</dc:creator>
              <dc:date>2018-08-22T10:27:49</dc:date>
            </office:change-info>
          </text:insertion>
        </text:changed-region>
        <text:changed-region xml:id="ct1636896435216" text:id="ct1636896435216">
          <text:insertion>
            <office:change-info>
              <dc:creator>Unknown Author</dc:creator>
              <dc:date>2018-08-22T10:27:54</dc:date>
            </office:change-info>
          </text:insertion>
        </text:changed-region>
        <text:changed-region xml:id="ct1636896446640" text:id="ct1636896446640">
          <text:deletion>
            <office:change-info>
              <dc:creator>Unknown Author</dc:creator>
              <dc:date>2018-08-22T10:27:56</dc:date>
            </office:change-info>
            <text:p text:style-name="P3"/>
            <text:p text:style-name="P3"><text:s text:c="5"/></text:p>
          </text:deletion>
        </text:changed-region>
        <text:changed-region xml:id="ct1636896448656" text:id="ct1636896448656">
          <text:insertion>
            <office:change-info>
              <dc:creator>Unknown Author</dc:creator>
              <dc:date>2018-08-22T10:27:58</dc:date>
            </office:change-info>
          </text:insertion>
        </text:changed-region>
        <text:changed-region xml:id="ct1636896447536" text:id="ct1636896447536">
          <text:deletion>
            <office:change-info>
              <dc:creator>Unknown Author</dc:creator>
              <dc:date>2018-08-22T10:28:00</dc:date>
            </office:change-info>
            <text:p text:style-name="P3"><text:span text:style-name="T3"><text:s/></text:span></text:p>
          </text:deletion>
        </text:changed-region>
        <text:changed-region xml:id="ct1636896446864" text:id="ct1636896446864">
          <text:insertion>
            <office:change-info>
              <dc:creator>Unknown Author</dc:creator>
              <dc:date>2018-08-22T10:28:05</dc:date>
            </office:change-info>
          </text:insertion>
        </text:changed-region>
        <text:changed-region xml:id="ct1636896434544" text:id="ct1636896434544">
          <text:insertion>
            <office:change-info>
              <dc:creator>Unknown Author</dc:creator>
              <dc:date>2018-08-22T10:28:09</dc:date>
            </office:change-info>
          </text:insertion>
        </text:changed-region>
        <text:changed-region xml:id="ct1636896447088" text:id="ct1636896447088">
          <text:insertion>
            <office:change-info>
              <dc:creator>Unknown Author</dc:creator>
              <dc:date>2018-08-22T10:28:48</dc:date>
            </office:change-info>
          </text:insertion>
        </text:changed-region>
        <text:changed-region xml:id="ct1636896434992" text:id="ct1636896434992">
          <text:insertion>
            <office:change-info>
              <dc:creator>Unknown Author</dc:creator>
              <dc:date>2018-08-22T10:28:37</dc:date>
            </office:change-info>
          </text:insertion>
        </text:changed-region>
        <text:changed-region xml:id="ct1636896439472" text:id="ct1636896439472">
          <text:deletion>
            <office:change-info>
              <dc:creator>Unknown Author</dc:creator>
              <dc:date>2018-08-22T10:28:40</dc:date>
            </office:change-info>
            <text:p text:style-name="P5"><text:s/></text:p>
          </text:deletion>
        </text:changed-region>
        <text:changed-region xml:id="ct1636896439248" text:id="ct1636896439248">
          <text:insertion>
            <office:change-info>
              <dc:creator>Unknown Author</dc:creator>
              <dc:date>2018-08-22T10:29:20</dc:date>
            </office:change-info>
          </text:insertion>
        </text:changed-region>
        <text:changed-region xml:id="ct1636896447760" text:id="ct1636896447760">
          <text:deletion>
            <office:change-info>
              <dc:creator>Unknown Author</dc:creator>
              <dc:date>2018-08-22T10:29:23</dc:date>
            </office:change-info>
            <text:p text:style-name="P5"/>
            <text:p text:style-name="P5"><text:s text:c="5"/></text:p>
          </text:deletion>
        </text:changed-region>
        <text:changed-region xml:id="ct1636896445296" text:id="ct1636896445296">
          <text:insertion>
            <office:change-info>
              <dc:creator>Unknown Author</dc:creator>
              <dc:date>2018-08-22T10:29:24</dc:date>
            </office:change-info>
          </text:insertion>
        </text:changed-region>
        <text:changed-region xml:id="ct1636896440592" text:id="ct1636896440592">
          <text:insertion>
            <office:change-info>
              <dc:creator>Unknown Author</dc:creator>
              <dc:date>2018-08-22T10:29:27</dc:date>
            </office:change-info>
          </text:insertion>
        </text:changed-region>
        <text:changed-region xml:id="ct1636896441040" text:id="ct1636896441040">
          <text:insertion>
            <office:change-info>
              <dc:creator>Unknown Author</dc:creator>
              <dc:date>2018-08-22T10:29:31</dc:date>
            </office:change-info>
          </text:insertion>
        </text:changed-region>
        <text:changed-region xml:id="ct1636896447312" text:id="ct1636896447312">
          <text:insertion>
            <office:change-info>
              <dc:creator>Unknown Author</dc:creator>
              <dc:date>2018-08-22T10:29:50</dc:date>
            </office:change-info>
          </text:insertion>
        </text:changed-region>
        <text:changed-region xml:id="ct1636896443056" text:id="ct1636896443056">
          <text:insertion>
            <office:change-info>
              <dc:creator>Unknown Author</dc:creator>
              <dc:date>2018-08-22T10:29:56</dc:date>
            </office:change-info>
          </text:insertion>
        </text:changed-region>
        <text:changed-region xml:id="ct1636896446192" text:id="ct1636896446192">
          <text:insertion>
            <office:change-info>
              <dc:creator>Unknown Author</dc:creator>
              <dc:date>2018-08-22T10:30:02</dc:date>
            </office:change-info>
          </text:insertion>
        </text:changed-region>
        <text:changed-region xml:id="ct1636896439024" text:id="ct1636896439024">
          <text:deletion>
            <office:change-info>
              <dc:creator>Unknown Author</dc:creator>
              <dc:date>2018-08-22T10:30:04</dc:date>
            </office:change-info>
            <text:p text:style-name="P5"><text:s/></text:p>
          </text:deletion>
        </text:changed-region>
        <text:changed-region xml:id="ct1636896435888" text:id="ct1636896435888">
          <text:insertion>
            <office:change-info>
              <dc:creator>Unknown Author</dc:creator>
              <dc:date>2018-08-22T10:30:05</dc:date>
            </office:change-info>
          </text:insertion>
        </text:changed-region>
        <text:changed-region xml:id="ct1636896439696" text:id="ct1636896439696">
          <text:deletion>
            <office:change-info>
              <dc:creator>Unknown Author</dc:creator>
              <dc:date>2018-08-22T10:30:06</dc:date>
            </office:change-info>
            <text:p text:style-name="P5"/>
            <text:p text:style-name="P5"/>
          </text:deletion>
        </text:changed-region>
        <text:changed-region xml:id="ct1636896447984" text:id="ct1636896447984">
          <text:insertion>
            <office:change-info>
              <dc:creator>Unknown Author</dc:creator>
              <dc:date>2018-08-22T10:30:07</dc:date>
            </office:change-info>
          </text:insertion>
        </text:changed-region>
        <text:changed-region xml:id="ct1636896437456" text:id="ct1636896437456">
          <text:deletion>
            <office:change-info>
              <dc:creator>Unknown Author</dc:creator>
              <dc:date>2018-08-22T10:30:09</dc:date>
            </office:change-info>
            <text:p text:style-name="P5"><text:s text:c="4"/></text:p>
          </text:deletion>
        </text:changed-region>
        <text:changed-region xml:id="ct1636896444624" text:id="ct1636896444624">
          <text:insertion>
            <office:change-info>
              <dc:creator>Unknown Author</dc:creator>
              <dc:date>2018-08-22T10:30:21</dc:date>
            </office:change-info>
          </text:insertion>
        </text:changed-region>
        <text:changed-region xml:id="ct1636896438128" text:id="ct1636896438128">
          <text:insertion>
            <office:change-info>
              <dc:creator>Unknown Author</dc:creator>
              <dc:date>2018-08-22T10:30:23</dc:date>
            </office:change-info>
          </text:insertion>
        </text:changed-region>
        <text:changed-region xml:id="ct1636896439920" text:id="ct1636896439920">
          <text:deletion>
            <office:change-info>
              <dc:creator>Unknown Author</dc:creator>
              <dc:date>2018-08-22T10:30:25</dc:date>
            </office:change-info>
            <text:p text:style-name="P5"><text:s/></text:p>
          </text:deletion>
        </text:changed-region>
        <text:changed-region xml:id="ct1636896435440" text:id="ct1636896435440">
          <text:insertion>
            <office:change-info>
              <dc:creator>Unknown Author</dc:creator>
              <dc:date>2018-08-22T10:30:27</dc:date>
            </office:change-info>
          </text:insertion>
        </text:changed-region>
        <text:changed-region xml:id="ct1636896438576" text:id="ct1636896438576">
          <text:insertion>
            <office:change-info>
              <dc:creator>Unknown Author</dc:creator>
              <dc:date>2018-08-22T10:30:36</dc:date>
            </office:change-info>
          </text:insertion>
        </text:changed-region>
        <text:changed-region xml:id="ct1636896448208" text:id="ct1636896448208">
          <text:insertion>
            <office:change-info>
              <dc:creator>Unknown Author</dc:creator>
              <dc:date>2018-08-22T10:31:02</dc:date>
            </office:change-info>
          </text:insertion>
        </text:changed-region>
        <text:changed-region xml:id="ct1636896440816" text:id="ct1636896440816">
          <text:deletion>
            <office:change-info>
              <dc:creator>Unknown Author</dc:creator>
              <dc:date>2018-08-22T10:31:04</dc:date>
            </office:change-info>
            <text:p text:style-name="P6">. T</text:p>
          </text:deletion>
        </text:changed-region>
        <text:changed-region xml:id="ct1636896441264" text:id="ct1636896441264">
          <text:insertion>
            <office:change-info>
              <dc:creator>Unknown Author</dc:creator>
              <dc:date>2018-08-22T10:31:04</dc:date>
            </office:change-info>
          </text:insertion>
        </text:changed-region>
        <text:changed-region xml:id="ct1636896448432" text:id="ct1636896448432">
          <text:insertion>
            <office:change-info>
              <dc:creator>Unknown Author</dc:creator>
              <dc:date>2018-08-22T10:30:53</dc:date>
            </office:change-info>
          </text:insertion>
        </text:changed-region>
        <text:changed-region xml:id="ct1636896436112" text:id="ct1636896436112">
          <text:insertion>
            <office:change-info>
              <dc:creator>Unknown Author</dc:creator>
              <dc:date>2018-08-22T10:30:54</dc:date>
            </office:change-info>
          </text:insertion>
        </text:changed-region>
        <text:changed-region xml:id="ct1636896444848" text:id="ct1636896444848">
          <text:insertion>
            <office:change-info>
              <dc:creator>Unknown Author</dc:creator>
              <dc:date>2018-08-22T10:31:07</dc:date>
            </office:change-info>
          </text:insertion>
        </text:changed-region>
        <text:changed-region xml:id="ct1636896441488" text:id="ct1636896441488">
          <text:deletion>
            <office:change-info>
              <dc:creator>Unknown Author</dc:creator>
              <dc:date>2018-08-22T10:31:12</dc:date>
            </office:change-info>
            <text:p text:style-name="P6">,</text:p>
          </text:deletion>
        </text:changed-region>
        <text:changed-region xml:id="ct1636896438800" text:id="ct1636896438800">
          <text:deletion>
            <office:change-info>
              <dc:creator>Unknown Author</dc:creator>
              <dc:date>2018-08-22T10:31:12</dc:date>
            </office:change-info>
            <text:p text:style-name="P6">t</text:p>
          </text:deletion>
        </text:changed-region>
        <text:changed-region xml:id="ct1636896441712" text:id="ct1636896441712">
          <text:insertion>
            <office:change-info>
              <dc:creator>Unknown Author</dc:creator>
              <dc:date>2018-08-22T10:31:13</dc:date>
            </office:change-info>
          </text:insertion>
        </text:changed-region>
        <text:changed-region xml:id="ct1636896437232" text:id="ct1636896437232">
          <text:insertion>
            <office:change-info>
              <dc:creator>Unknown Author</dc:creator>
              <dc:date>2018-08-22T10:31:15</dc:date>
            </office:change-info>
          </text:insertion>
        </text:changed-region>
        <text:changed-region xml:id="ct1636896441936" text:id="ct1636896441936">
          <text:deletion>
            <office:change-info>
              <dc:creator>Unknown Author</dc:creator>
              <dc:date>2018-08-22T10:31:16</dc:date>
            </office:change-info>
            <text:p text:style-name="P6"><text:s/></text:p>
          </text:deletion>
        </text:changed-region>
        <text:changed-region xml:id="ct1636896436336" text:id="ct1636896436336">
          <text:insertion>
            <office:change-info>
              <dc:creator>Unknown Author</dc:creator>
              <dc:date>2018-08-22T10:31:16</dc:date>
            </office:change-info>
          </text:insertion>
        </text:changed-region>
        <text:changed-region xml:id="ct1636896443280" text:id="ct1636896443280">
          <text:deletion>
            <office:change-info>
              <dc:creator>Unknown Author</dc:creator>
              <dc:date>2018-08-22T10:31:19</dc:date>
            </office:change-info>
            <text:p text:style-name="P6">HP</text:p>
          </text:deletion>
        </text:changed-region>
        <text:changed-region xml:id="ct1636896445072" text:id="ct1636896445072">
          <text:insertion>
            <office:change-info>
              <dc:creator>Unknown Author</dc:creator>
              <dc:date>2018-08-22T10:31:20</dc:date>
            </office:change-info>
          </text:insertion>
        </text:changed-region>
        <text:changed-region xml:id="ct1636896436560" text:id="ct1636896436560">
          <text:insertion>
            <office:change-info>
              <dc:creator>Unknown Author</dc:creator>
              <dc:date>2018-08-22T10:31:22</dc:date>
            </office:change-info>
          </text:insertion>
        </text:changed-region>
        <text:changed-region xml:id="ct1636896442160" text:id="ct1636896442160">
          <text:deletion>
            <office:change-info>
              <dc:creator>Unknown Author</dc:creator>
              <dc:date>2018-08-22T10:31:31</dc:date>
            </office:change-info>
            <text:p text:style-name="P6"><text:s/></text:p>
            <text:p text:style-name="P6"><text:s text:c="4"/></text:p>
          </text:deletion>
        </text:changed-region>
        <text:changed-region xml:id="ct1636896445968" text:id="ct1636896445968">
          <text:deletion>
            <office:change-info>
              <dc:creator>Unknown Author</dc:creator>
              <dc:date>2018-08-22T10:31:37</dc:date>
            </office:change-info>
            <text:p text:style-name="P6">But</text:p>
          </text:deletion>
        </text:changed-region>
        <text:changed-region xml:id="ct1636896445520" text:id="ct1636896445520">
          <text:insertion>
            <office:change-info>
              <dc:creator>Unknown Author</dc:creator>
              <dc:date>2018-08-22T10:31:38</dc:date>
            </office:change-info>
          </text:insertion>
        </text:changed-region>
        <text:changed-region xml:id="ct1636896442384" text:id="ct1636896442384">
          <text:insertion>
            <office:change-info>
              <dc:creator>Unknown Author</dc:creator>
              <dc:date>2018-08-22T10:31:40</dc:date>
            </office:change-info>
          </text:insertion>
        </text:changed-region>
        <text:changed-region xml:id="ct1636896442608" text:id="ct1636896442608">
          <text:deletion>
            <office:change-info>
              <dc:creator>Unknown Author</dc:creator>
              <dc:date>2018-08-22T10:31:42</dc:date>
            </office:change-info>
            <text:p text:style-name="P6"><text:s/></text:p>
          </text:deletion>
        </text:changed-region>
        <text:changed-region xml:id="ct1636896436784" text:id="ct1636896436784">
          <text:deletion>
            <office:change-info>
              <dc:creator>Unknown Author</dc:creator>
              <dc:date>2018-08-22T10:31:46</dc:date>
            </office:change-info>
            <text:p text:style-name="P6"/>
            <text:p text:style-name="P6"><text:s text:c="4"/></text:p>
          </text:deletion>
        </text:changed-region>
        <text:changed-region xml:id="ct1636896437008" text:id="ct1636896437008">
          <text:insertion>
            <office:change-info>
              <dc:creator>Unknown Author</dc:creator>
              <dc:date>2018-08-22T10:31:49</dc:date>
            </office:change-info>
          </text:insertion>
        </text:changed-region>
        <text:changed-region xml:id="ct1636896445744" text:id="ct1636896445744">
          <text:deletion>
            <office:change-info>
              <dc:creator>Unknown Author</dc:creator>
              <dc:date>2018-08-22T10:31:51</dc:date>
            </office:change-info>
            <text:p text:style-name="P6"><text:s/></text:p>
          </text:deletion>
        </text:changed-region>
        <text:changed-region xml:id="ct1636896437680" text:id="ct1636896437680">
          <text:insertion>
            <office:change-info>
              <dc:creator>Unknown Author</dc:creator>
              <dc:date>2018-08-22T10:31:56</dc:date>
            </office:change-info>
          </text:insertion>
        </text:changed-region>
        <text:changed-region xml:id="ct1636896437904" text:id="ct1636896437904">
          <text:insertion>
            <office:change-info>
              <dc:creator>Unknown Author</dc:creator>
              <dc:date>2018-08-22T10:31:59</dc:date>
            </office:change-info>
          </text:insertion>
        </text:changed-region>
        <text:changed-region xml:id="ct1636896442832" text:id="ct1636896442832">
          <text:insertion>
            <office:change-info>
              <dc:creator>Unknown Author</dc:creator>
              <dc:date>2018-08-22T10:32:01</dc:date>
            </office:change-info>
          </text:insertion>
        </text:changed-region>
        <text:changed-region xml:id="ct1636896443504" text:id="ct1636896443504">
          <text:insertion>
            <office:change-info>
              <dc:creator>Unknown Author</dc:creator>
              <dc:date>2018-08-22T10:32:03</dc:date>
            </office:change-info>
          </text:insertion>
        </text:changed-region>
        <text:changed-region xml:id="ct1636896443728" text:id="ct1636896443728">
          <text:insertion>
            <office:change-info>
              <dc:creator>Unknown Author</dc:creator>
              <dc:date>2018-08-22T10:32:10</dc:date>
            </office:change-info>
          </text:insertion>
        </text:changed-region>
        <text:changed-region xml:id="ct1636896443952" text:id="ct1636896443952">
          <text:deletion>
            <office:change-info>
              <dc:creator>Unknown Author</dc:creator>
              <dc:date>2018-08-22T10:32:12</dc:date>
            </office:change-info>
            <text:p text:style-name="P7"><text:s/></text:p>
          </text:deletion>
        </text:changed-region>
        <text:changed-region xml:id="ct1636896453360" text:id="ct1636896453360">
          <text:insertion>
            <office:change-info>
              <dc:creator>Unknown Author</dc:creator>
              <dc:date>2018-08-22T10:32:16</dc:date>
            </office:change-info>
          </text:insertion>
        </text:changed-region>
        <text:changed-region xml:id="ct1636896461200" text:id="ct1636896461200">
          <text:deletion>
            <office:change-info>
              <dc:creator>Unknown Author</dc:creator>
              <dc:date>2018-08-22T10:32:15</dc:date>
            </office:change-info>
            <text:p text:style-name="P7"><text:s/></text:p>
          </text:deletion>
        </text:changed-region>
        <text:changed-region xml:id="ct1636896454928" text:id="ct1636896454928">
          <text:insertion>
            <office:change-info>
              <dc:creator>Unknown Author</dc:creator>
              <dc:date>2018-08-22T10:32:17</dc:date>
            </office:change-info>
          </text:insertion>
        </text:changed-region>
        <text:changed-region xml:id="ct1636896453584" text:id="ct1636896453584">
          <text:insertion>
            <office:change-info>
              <dc:creator>Unknown Author</dc:creator>
              <dc:date>2018-08-22T10:32:22</dc:date>
            </office:change-info>
          </text:insertion>
        </text:changed-region>
        <text:changed-region xml:id="ct1636896449776" text:id="ct1636896449776">
          <text:deletion>
            <office:change-info>
              <dc:creator>Unknown Author</dc:creator>
              <dc:date>2018-08-22T10:32:29</dc:date>
            </office:change-info>
            <text:p text:style-name="P7">it</text:p>
          </text:deletion>
        </text:changed-region>
        <text:changed-region xml:id="ct1636896448880" text:id="ct1636896448880">
          <text:deletion>
            <office:change-info>
              <dc:creator>Unknown Author</dc:creator>
              <dc:date>2018-08-22T10:32:20</dc:date>
            </office:change-info>
            <text:p text:style-name="P7"/>
            <text:p text:style-name="P7"><text:s text:c="4"/></text:p>
          </text:deletion>
        </text:changed-region>
        <text:changed-region xml:id="ct1636896456048" text:id="ct1636896456048">
          <text:insertion>
            <office:change-info>
              <dc:creator>Unknown Author</dc:creator>
              <dc:date>2018-08-22T10:32:43</dc:date>
            </office:change-info>
          </text:insertion>
        </text:changed-region>
        <text:changed-region xml:id="ct1636896458960" text:id="ct1636896458960">
          <text:insertion>
            <office:change-info>
              <dc:creator>Unknown Author</dc:creator>
              <dc:date>2018-08-22T10:32:55</dc:date>
            </office:change-info>
          </text:insertion>
        </text:changed-region>
        <text:changed-region xml:id="ct1636896451344" text:id="ct1636896451344">
          <text:deletion>
            <office:change-info>
              <dc:creator>Unknown Author</dc:creator>
              <dc:date>2018-08-22T10:32:52</dc:date>
            </office:change-info>
            <text:p text:style-name="P7">, whether the setting would work</text:p>
          </text:deletion>
        </text:changed-region>
        <text:changed-region xml:id="ct1636896462544" text:id="ct1636896462544">
          <text:deletion>
            <office:change-info>
              <dc:creator>Unknown Author</dc:creator>
              <dc:date>2018-08-22T10:33:09</dc:date>
            </office:change-info>
            <text:p text:style-name="P8"/>
            <text:p text:style-name="P8"/>
          </text:deletion>
        </text:changed-region>
        <text:changed-region xml:id="ct1636896462768" text:id="ct1636896462768">
          <text:insertion>
            <office:change-info>
              <dc:creator>Unknown Author</dc:creator>
              <dc:date>2018-08-22T10:33:11</dc:date>
            </office:change-info>
          </text:insertion>
        </text:changed-region>
        <text:changed-region xml:id="ct1636896452016" text:id="ct1636896452016">
          <text:insertion>
            <office:change-info>
              <dc:creator>Unknown Author</dc:creator>
              <dc:date>2018-08-22T10:33:12</dc:date>
            </office:change-info>
          </text:insertion>
        </text:changed-region>
        <text:changed-region xml:id="ct1636896450448" text:id="ct1636896450448">
          <text:insertion>
            <office:change-info>
              <dc:creator>Unknown Author</dc:creator>
              <dc:date>2018-08-22T10:33:34</dc:date>
            </office:change-info>
          </text:insertion>
        </text:changed-region>
        <text:changed-region xml:id="ct1636896454704" text:id="ct1636896454704">
          <text:deletion>
            <office:change-info>
              <dc:creator>Unknown Author</dc:creator>
              <dc:date>2018-08-22T10:33:36</dc:date>
            </office:change-info>
            <text:p text:style-name="P9">o</text:p>
          </text:deletion>
        </text:changed-region>
        <text:changed-region xml:id="ct1636896455376" text:id="ct1636896455376">
          <text:insertion>
            <office:change-info>
              <dc:creator>Unknown Author</dc:creator>
              <dc:date>2018-08-22T10:33:36</dc:date>
            </office:change-info>
          </text:insertion>
        </text:changed-region>
        <text:changed-region xml:id="ct1636896452464" text:id="ct1636896452464">
          <text:insertion>
            <office:change-info>
              <dc:creator>Unknown Author</dc:creator>
              <dc:date>2018-08-22T10:33:25</dc:date>
            </office:change-info>
          </text:insertion>
        </text:changed-region>
        <text:changed-region xml:id="ct1636896456944" text:id="ct1636896456944">
          <text:insertion>
            <office:change-info>
              <dc:creator>Unknown Author</dc:creator>
              <dc:date>2018-08-22T10:33:30</dc:date>
            </office:change-info>
          </text:insertion>
        </text:changed-region>
        <text:changed-region xml:id="ct1636896450224" text:id="ct1636896450224">
          <text:insertion>
            <office:change-info>
              <dc:creator>Unknown Author</dc:creator>
              <dc:date>2018-08-22T10:34:15</dc:date>
            </office:change-info>
          </text:insertion>
        </text:changed-region>
        <text:changed-region xml:id="ct1636896455152" text:id="ct1636896455152">
          <text:insertion>
            <office:change-info>
              <dc:creator>Unknown Author</dc:creator>
              <dc:date>2018-08-22T10:34:18</dc:date>
            </office:change-info>
          </text:insertion>
        </text:changed-region>
        <text:changed-region xml:id="ct1636896453136" text:id="ct1636896453136">
          <text:insertion>
            <office:change-info>
              <dc:creator>Unknown Author</dc:creator>
              <dc:date>2018-08-22T10:34:42</dc:date>
            </office:change-info>
          </text:insertion>
        </text:changed-region>
        <text:changed-region xml:id="ct1636896449328" text:id="ct1636896449328">
          <text:insertion>
            <office:change-info>
              <dc:creator>Unknown Author</dc:creator>
              <dc:date>2018-08-22T10:34:47</dc:date>
            </office:change-info>
          </text:insertion>
        </text:changed-region>
        <text:changed-region xml:id="ct1636896456272" text:id="ct1636896456272">
          <text:insertion>
            <office:change-info>
              <dc:creator>Unknown Author</dc:creator>
              <dc:date>2018-08-22T10:34:43</dc:date>
            </office:change-info>
          </text:insertion>
        </text:changed-region>
        <text:changed-region xml:id="ct1636896455600" text:id="ct1636896455600">
          <text:insertion>
            <office:change-info>
              <dc:creator>Unknown Author</dc:creator>
              <dc:date>2018-08-22T10:34:49</dc:date>
            </office:change-info>
          </text:insertion>
        </text:changed-region>
        <text:changed-region xml:id="ct1636896460752" text:id="ct1636896460752">
          <text:insertion>
            <office:change-info>
              <dc:creator>Unknown Author</dc:creator>
              <dc:date>2018-08-22T10:34:44</dc:date>
            </office:change-info>
          </text:insertion>
        </text:changed-region>
        <text:changed-region xml:id="ct1636896462096" text:id="ct1636896462096">
          <text:insertion>
            <office:change-info>
              <dc:creator>Unknown Author</dc:creator>
              <dc:date>2018-08-22T10:34:50</dc:date>
            </office:change-info>
          </text:insertion>
        </text:changed-region>
        <text:changed-region xml:id="ct1636896453808" text:id="ct1636896453808">
          <text:insertion>
            <office:change-info>
              <dc:creator>Unknown Author</dc:creator>
              <dc:date>2018-08-22T10:34:44</dc:date>
            </office:change-info>
          </text:insertion>
        </text:changed-region>
        <text:changed-region xml:id="ct1636896457840" text:id="ct1636896457840">
          <text:insertion>
            <office:change-info>
              <dc:creator>Unknown Author</dc:creator>
              <dc:date>2018-08-22T10:34:51</dc:date>
            </office:change-info>
          </text:insertion>
        </text:changed-region>
        <text:changed-region xml:id="ct1636896449104" text:id="ct1636896449104">
          <text:insertion>
            <office:change-info>
              <dc:creator>Unknown Author</dc:creator>
              <dc:date>2018-08-22T10:34:45</dc:date>
            </office:change-info>
          </text:insertion>
        </text:changed-region>
        <text:changed-region xml:id="ct1636896456496" text:id="ct1636896456496">
          <text:insertion>
            <office:change-info>
              <dc:creator>Unknown Author</dc:creator>
              <dc:date>2018-08-22T10:34:52</dc:date>
            </office:change-info>
          </text:insertion>
        </text:changed-region>
        <text:changed-region xml:id="ct1636896450000" text:id="ct1636896450000">
          <text:deletion>
            <office:change-info>
              <dc:creator>Unknown Author</dc:creator>
              <dc:date>2018-08-22T10:35:57</dc:date>
            </office:change-info>
            <text:p text:style-name="normal">I.e.</text:p>
          </text:deletion>
        </text:changed-region>
        <text:changed-region xml:id="ct1636896461424" text:id="ct1636896461424">
          <text:insertion>
            <office:change-info>
              <dc:creator>Unknown Author</dc:creator>
              <dc:date>2018-08-22T10:35:57</dc:date>
            </office:change-info>
          </text:insertion>
        </text:changed-region>
        <text:changed-region xml:id="ct1636896462320" text:id="ct1636896462320">
          <text:insertion>
            <office:change-info>
              <dc:creator>Unknown Author</dc:creator>
              <dc:date>2018-08-22T10:36:05</dc:date>
            </office:change-info>
          </text:insertion>
        </text:changed-region>
        <text:changed-region xml:id="ct1636896450672" text:id="ct1636896450672">
          <text:insertion>
            <office:change-info>
              <dc:creator>Unknown Author</dc:creator>
              <dc:date>2018-08-22T10:36:09</dc:date>
            </office:change-info>
          </text:insertion>
        </text:changed-region>
        <text:changed-region xml:id="ct1636896449552" text:id="ct1636896449552">
          <text:insertion>
            <office:change-info>
              <dc:creator>Unknown Author</dc:creator>
              <dc:date>2018-08-22T10:36:32</dc:date>
            </office:change-info>
          </text:insertion>
        </text:changed-region>
        <text:changed-region xml:id="ct1636896454032" text:id="ct1636896454032">
          <text:insertion>
            <office:change-info>
              <dc:creator>Unknown Author</dc:creator>
              <dc:date>2018-08-22T10:36:34</dc:date>
            </office:change-info>
          </text:insertion>
        </text:changed-region>
        <text:changed-region xml:id="ct1636896458512" text:id="ct1636896458512">
          <text:insertion>
            <office:change-info>
              <dc:creator>Unknown Author</dc:creator>
              <dc:date>2018-08-22T10:38:07</dc:date>
            </office:change-info>
          </text:insertion>
        </text:changed-region>
        <text:changed-region xml:id="ct1636896450896" text:id="ct1636896450896">
          <text:deletion>
            <office:change-info>
              <dc:creator>Unknown Author</dc:creator>
              <dc:date>2018-08-22T10:37:56</dc:date>
            </office:change-info>
            <text:p text:style-name="normal"><text:s/></text:p>
          </text:deletion>
        </text:changed-region>
        <text:changed-region xml:id="ct1636896456720" text:id="ct1636896456720">
          <text:insertion>
            <office:change-info>
              <dc:creator>Unknown Author</dc:creator>
              <dc:date>2018-08-22T10:38:43</dc:date>
            </office:change-info>
          </text:insertion>
        </text:changed-region>
        <text:changed-region xml:id="ct1636896451120" text:id="ct1636896451120">
          <text:deletion>
            <office:change-info>
              <dc:creator>Unknown Author</dc:creator>
              <dc:date>2018-08-22T10:38:59</dc:date>
            </office:change-info>
            <text:p text:style-name="normal"><text:span text:style-name="T4">whole </text:span></text:p>
          </text:deletion>
        </text:changed-region>
        <text:changed-region xml:id="ct1636896455824" text:id="ct1636896455824">
          <text:deletion>
            <office:change-info>
              <dc:creator>Unknown Author</dc:creator>
              <dc:date>2018-08-22T10:38:47</dc:date>
            </office:change-info>
            <text:p text:style-name="normal">by</text:p>
          </text:deletion>
        </text:changed-region>
        <text:changed-region xml:id="ct1636896462992" text:id="ct1636896462992">
          <text:insertion>
            <office:change-info>
              <dc:creator>Unknown Author</dc:creator>
              <dc:date>2018-08-22T10:38:48</dc:date>
            </office:change-info>
          </text:insertion>
        </text:changed-region>
        <text:changed-region xml:id="ct1636896459184" text:id="ct1636896459184">
          <text:insertion>
            <office:change-info>
              <dc:creator>Unknown Author</dc:creator>
              <dc:date>2018-08-22T10:39:17</dc:date>
            </office:change-info>
          </text:insertion>
        </text:changed-region>
        <text:changed-region xml:id="ct1636896460976" text:id="ct1636896460976">
          <text:insertion>
            <office:change-info>
              <dc:creator>Unknown Author</dc:creator>
              <dc:date>2018-08-22T10:39:30</dc:date>
            </office:change-info>
          </text:insertion>
        </text:changed-region>
        <text:changed-region xml:id="ct1636896451792" text:id="ct1636896451792">
          <text:insertion>
            <office:change-info>
              <dc:creator>Unknown Author</dc:creator>
              <dc:date>2018-08-22T10:39:35</dc:date>
            </office:change-info>
          </text:insertion>
        </text:changed-region>
        <text:changed-region xml:id="ct1636896451568" text:id="ct1636896451568">
          <text:insertion>
            <office:change-info>
              <dc:creator>Unknown Author</dc:creator>
              <dc:date>2018-08-22T10:39:40</dc:date>
            </office:change-info>
          </text:insertion>
        </text:changed-region>
        <text:changed-region xml:id="ct1636896458064" text:id="ct1636896458064">
          <text:deletion>
            <office:change-info>
              <dc:creator>Unknown Author</dc:creator>
              <dc:date>2018-08-22T10:39:41</dc:date>
            </office:change-info>
            <text:p text:style-name="normal"><text:span text:style-name="T4">B</text:span></text:p>
          </text:deletion>
        </text:changed-region>
        <text:changed-region xml:id="ct1636896457168" text:id="ct1636896457168">
          <text:insertion>
            <office:change-info>
              <dc:creator>Unknown Author</dc:creator>
              <dc:date>2018-08-22T10:39:51</dc:date>
            </office:change-info>
          </text:insertion>
        </text:changed-region>
        <text:changed-region xml:id="ct1636896457392" text:id="ct1636896457392">
          <text:deletion>
            <office:change-info>
              <dc:creator>Unknown Author</dc:creator>
              <dc:date>2018-08-22T10:39:52</dc:date>
            </office:change-info>
            <text:p text:style-name="normal"><text:span text:style-name="T4">H</text:span></text:p>
          </text:deletion>
        </text:changed-region>
        <text:changed-region xml:id="ct1636896457616" text:id="ct1636896457616">
          <text:deletion>
            <office:change-info>
              <dc:creator>Unknown Author</dc:creator>
              <dc:date>2018-08-22T10:39:53</dc:date>
            </office:change-info>
            <text:p text:style-name="normal"><text:s/></text:p>
          </text:deletion>
        </text:changed-region>
        <text:changed-region xml:id="ct1636896458288" text:id="ct1636896458288">
          <text:insertion>
            <office:change-info>
              <dc:creator>Unknown Author</dc:creator>
              <dc:date>2018-08-22T10:39:54</dc:date>
            </office:change-info>
          </text:insertion>
        </text:changed-region>
        <text:changed-region xml:id="ct1636896452240" text:id="ct1636896452240">
          <text:insertion>
            <office:change-info>
              <dc:creator>Unknown Author</dc:creator>
              <dc:date>2018-08-22T10:39:57</dc:date>
            </office:change-info>
          </text:insertion>
        </text:changed-region>
        <text:changed-region xml:id="ct1636896458736" text:id="ct1636896458736">
          <text:insertion>
            <office:change-info>
              <dc:creator>Unknown Author</dc:creator>
              <dc:date>2018-08-22T10:40:02</dc:date>
            </office:change-info>
          </text:insertion>
        </text:changed-region>
        <text:changed-region xml:id="ct1636896459408" text:id="ct1636896459408">
          <text:insertion>
            <office:change-info>
              <dc:creator>Unknown Author</dc:creator>
              <dc:date>2018-08-22T10:40:11</dc:date>
            </office:change-info>
          </text:insertion>
        </text:changed-region>
        <text:changed-region xml:id="ct1636896452688" text:id="ct1636896452688">
          <text:insertion>
            <office:change-info>
              <dc:creator>Unknown Author</dc:creator>
              <dc:date>2018-08-22T10:40:16</dc:date>
            </office:change-info>
          </text:insertion>
        </text:changed-region>
        <text:changed-region xml:id="ct1636896452912" text:id="ct1636896452912">
          <text:insertion>
            <office:change-info>
              <dc:creator>Unknown Author</dc:creator>
              <dc:date>2018-08-22T10:40:29</dc:date>
            </office:change-info>
          </text:insertion>
        </text:changed-region>
        <text:changed-region xml:id="ct1636896454256" text:id="ct1636896454256">
          <text:insertion>
            <office:change-info>
              <dc:creator>Unknown Author</dc:creator>
              <dc:date>2018-08-22T10:40:31</dc:date>
            </office:change-info>
          </text:insertion>
        </text:changed-region>
        <text:changed-region xml:id="ct1636896459632" text:id="ct1636896459632">
          <text:insertion>
            <office:change-info>
              <dc:creator>Unknown Author</dc:creator>
              <dc:date>2018-08-22T10:40:33</dc:date>
            </office:change-info>
          </text:insertion>
        </text:changed-region>
        <text:changed-region xml:id="ct1636896459856" text:id="ct1636896459856">
          <text:insertion>
            <office:change-info>
              <dc:creator>Unknown Author</dc:creator>
              <dc:date>2018-08-22T10:42:25</dc:date>
            </office:change-info>
          </text:insertion>
        </text:changed-region>
        <text:changed-region xml:id="ct1636896454480" text:id="ct1636896454480">
          <text:deletion>
            <office:change-info>
              <dc:creator>Unknown Author</dc:creator>
              <dc:date>2018-08-22T10:42:25</dc:date>
            </office:change-info>
            <text:p text:style-name="P1"><text:s text:c="3"/></text:p>
          </text:deletion>
        </text:changed-region>
        <text:changed-region xml:id="ct1636896460304" text:id="ct1636896460304">
          <text:deletion>
            <office:change-info>
              <dc:creator>Unknown Author</dc:creator>
              <dc:date>2018-08-22T10:40:39</dc:date>
            </office:change-info>
            <text:p text:style-name="P1">wrong</text:p>
          </text:deletion>
        </text:changed-region>
        <text:changed-region xml:id="ct1636896460080" text:id="ct1636896460080">
          <text:deletion>
            <office:change-info>
              <dc:creator>Unknown Author</dc:creator>
              <dc:date>2018-08-22T10:43:09</dc:date>
            </office:change-info>
            <text:p text:style-name="P1"><text:s text:c="9"/></text:p>
          </text:deletion>
        </text:changed-region>
        <text:changed-region xml:id="ct1636896460528" text:id="ct1636896460528">
          <text:insertion>
            <office:change-info>
              <dc:creator>Unknown Author</dc:creator>
              <dc:date>2018-08-22T10:43:09</dc:date>
            </office:change-info>
          </text:insertion>
        </text:changed-region>
        <text:changed-region xml:id="ct1636896461648" text:id="ct1636896461648">
          <text:insertion>
            <office:change-info>
              <dc:creator>Unknown Author</dc:creator>
              <dc:date>2018-08-22T10:40:39</dc:date>
            </office:change-info>
          </text:insertion>
        </text:changed-region>
        <text:changed-region xml:id="ct1636896461872" text:id="ct1636896461872">
          <text:deletion>
            <office:change-info>
              <dc:creator>Unknown Author</dc:creator>
              <dc:date>2018-08-22T10:42:37</dc:date>
            </office:change-info>
            <text:p text:style-name="P10"><text:s text:c="3"/></text:p>
          </text:deletion>
        </text:changed-region>
        <text:changed-region xml:id="ct1636896464336" text:id="ct1636896464336">
          <text:insertion>
            <office:change-info>
              <dc:creator>Unknown Author</dc:creator>
              <dc:date>2018-08-22T10:42:37</dc:date>
            </office:change-info>
          </text:insertion>
        </text:changed-region>
        <text:changed-region xml:id="ct1636896465456" text:id="ct1636896465456">
          <text:insertion>
            <office:change-info>
              <dc:creator>Unknown Author</dc:creator>
              <dc:date>2018-08-22T10:40:43</dc:date>
            </office:change-info>
          </text:insertion>
        </text:changed-region>
        <text:changed-region xml:id="ct1636896463664" text:id="ct1636896463664">
          <text:deletion>
            <office:change-info>
              <dc:creator>Unknown Author</dc:creator>
              <dc:date>2018-08-22T10:43:00</dc:date>
            </office:change-info>
            <text:p text:style-name="P10"><text:s text:c="21"/></text:p>
          </text:deletion>
        </text:changed-region>
        <text:changed-region xml:id="ct1636896463216" text:id="ct1636896463216">
          <text:insertion>
            <office:change-info>
              <dc:creator>Unknown Author</dc:creator>
              <dc:date>2018-08-22T10:43:00</dc:date>
            </office:change-info>
          </text:insertion>
        </text:changed-region>
        <text:changed-region xml:id="ct1636896465904" text:id="ct1636896465904">
          <text:insertion>
            <office:change-info>
              <dc:creator>Unknown Author</dc:creator>
              <dc:date>2018-08-22T10:40:50</dc:date>
            </office:change-info>
          </text:insertion>
        </text:changed-region>
        <text:changed-region xml:id="ct1636896463440" text:id="ct1636896463440">
          <text:deletion>
            <office:change-info>
              <dc:creator>Unknown Author</dc:creator>
              <dc:date>2018-08-22T10:42:40</dc:date>
            </office:change-info>
            <text:p text:style-name="P1"><text:s text:c="3"/></text:p>
          </text:deletion>
        </text:changed-region>
        <text:changed-region xml:id="ct1636896465008" text:id="ct1636896465008">
          <text:insertion>
            <office:change-info>
              <dc:creator>Unknown Author</dc:creator>
              <dc:date>2018-08-22T10:42:40</dc:date>
            </office:change-info>
          </text:insertion>
        </text:changed-region>
        <text:changed-region xml:id="ct1636896464112" text:id="ct1636896464112">
          <text:deletion>
            <office:change-info>
              <dc:creator>Unknown Author</dc:creator>
              <dc:date>2018-08-22T10:42:58</dc:date>
            </office:change-info>
            <text:p text:style-name="P1"><text:s text:c="12"/></text:p>
          </text:deletion>
        </text:changed-region>
        <text:changed-region xml:id="ct1636896464560" text:id="ct1636896464560">
          <text:insertion>
            <office:change-info>
              <dc:creator>Unknown Author</dc:creator>
              <dc:date>2018-08-22T10:42:58</dc:date>
            </office:change-info>
          </text:insertion>
        </text:changed-region>
        <text:changed-region xml:id="ct1636896464784" text:id="ct1636896464784">
          <text:insertion>
            <office:change-info>
              <dc:creator>Unknown Author</dc:creator>
              <dc:date>2018-08-22T10:41:08</dc:date>
            </office:change-info>
          </text:insertion>
        </text:changed-region>
        <text:changed-region xml:id="ct1636896466576" text:id="ct1636896466576">
          <text:insertion>
            <office:change-info>
              <dc:creator>Unknown Author</dc:creator>
              <dc:date>2018-08-22T10:41:18</dc:date>
            </office:change-info>
          </text:insertion>
        </text:changed-region>
        <text:changed-region xml:id="ct1636896465232" text:id="ct1636896465232">
          <text:deletion>
            <office:change-info>
              <dc:creator>Unknown Author</dc:creator>
              <dc:date>2018-08-22T10:41:21</dc:date>
            </office:change-info>
            <text:p text:style-name="P1">for</text:p>
          </text:deletion>
        </text:changed-region>
        <text:changed-region xml:id="ct1636896465680" text:id="ct1636896465680">
          <text:insertion>
            <office:change-info>
              <dc:creator>Unknown Author</dc:creator>
              <dc:date>2018-08-22T10:41:23</dc:date>
            </office:change-info>
          </text:insertion>
        </text:changed-region>
        <text:changed-region xml:id="ct1636896466128" text:id="ct1636896466128">
          <text:deletion>
            <office:change-info>
              <dc:creator>Unknown Author</dc:creator>
              <dc:date>2018-08-22T10:43:18</dc:date>
            </office:change-info>
            <text:p text:style-name="P1"><text:s text:c="3"/></text:p>
          </text:deletion>
        </text:changed-region>
        <text:changed-region xml:id="ct1636896463888" text:id="ct1636896463888">
          <text:insertion>
            <office:change-info>
              <dc:creator>Unknown Author</dc:creator>
              <dc:date>2018-08-22T10:43:18</dc:date>
            </office:change-info>
          </text:insertion>
        </text:changed-region>
        <text:changed-region xml:id="ct1636896466352" text:id="ct1636896466352">
          <text:deletion>
            <office:change-info>
              <dc:creator>Unknown Author</dc:creator>
              <dc:date>2018-08-22T10:43:30</dc:date>
            </office:change-info>
            <text:p text:style-name="P1"><text:s text:c="13"/></text:p>
          </text:deletion>
        </text:changed-region>
        <text:changed-region xml:id="ct1636896466800" text:id="ct1636896466800">
          <text:insertion>
            <office:change-info>
              <dc:creator>Unknown Author</dc:creator>
              <dc:date>2018-08-22T10:43:30</dc:date>
            </office:change-info>
          </text:insertion>
        </text:changed-region>
        <text:changed-region xml:id="ct1636896898240" text:id="ct1636896898240">
          <text:insertion>
            <office:change-info>
              <dc:creator>Unknown Author</dc:creator>
              <dc:date>2018-08-22T10:41:27</dc:date>
            </office:change-info>
          </text:insertion>
        </text:changed-region>
        <text:changed-region xml:id="ct1636896895776" text:id="ct1636896895776">
          <text:insertion>
            <office:change-info>
              <dc:creator>Unknown Author</dc:creator>
              <dc:date>2018-08-22T10:41:31</dc:date>
            </office:change-info>
          </text:insertion>
        </text:changed-region>
        <text:changed-region xml:id="ct1636896897568" text:id="ct1636896897568">
          <text:insertion>
            <office:change-info>
              <dc:creator>Unknown Author</dc:creator>
              <dc:date>2018-08-22T10:43:34</dc:date>
            </office:change-info>
          </text:insertion>
        </text:changed-region>
        <text:changed-region xml:id="ct1636896895552" text:id="ct1636896895552">
          <text:deletion>
            <office:change-info>
              <dc:creator>Unknown Author</dc:creator>
              <dc:date>2018-08-22T10:43:35</dc:date>
            </office:change-info>
            <text:p text:style-name="P1"><text:s text:c="3"/></text:p>
          </text:deletion>
        </text:changed-region>
        <text:changed-region xml:id="ct1636896898464" text:id="ct1636896898464">
          <text:deletion>
            <office:change-info>
              <dc:creator>Unknown Author</dc:creator>
              <dc:date>2018-08-22T10:43:38</dc:date>
            </office:change-info>
            <text:p text:style-name="P1"><text:s text:c="9"/></text:p>
          </text:deletion>
        </text:changed-region>
        <text:changed-region xml:id="ct1636896895328" text:id="ct1636896895328">
          <text:insertion>
            <office:change-info>
              <dc:creator>Unknown Author</dc:creator>
              <dc:date>2018-08-22T10:43:38</dc:date>
            </office:change-info>
          </text:insertion>
        </text:changed-region>
        <text:changed-region xml:id="ct1636896895104" text:id="ct1636896895104">
          <text:insertion>
            <office:change-info>
              <dc:creator>Unknown Author</dc:creator>
              <dc:date>2018-08-22T10:41:52</dc:date>
            </office:change-info>
          </text:insertion>
        </text:changed-region>
        <text:changed-region xml:id="ct1636896896224" text:id="ct1636896896224">
          <text:deletion>
            <office:change-info>
              <dc:creator>Unknown Author</dc:creator>
              <dc:date>2018-08-22T10:43:41</dc:date>
            </office:change-info>
            <text:p text:style-name="P11"><text:s text:c="3"/></text:p>
          </text:deletion>
        </text:changed-region>
        <text:changed-region xml:id="ct1636896898688" text:id="ct1636896898688">
          <text:insertion>
            <office:change-info>
              <dc:creator>Unknown Author</dc:creator>
              <dc:date>2018-08-22T10:43:41</dc:date>
            </office:change-info>
          </text:insertion>
        </text:changed-region>
        <text:changed-region xml:id="ct1636896896672" text:id="ct1636896896672">
          <text:deletion>
            <office:change-info>
              <dc:creator>Unknown Author</dc:creator>
              <dc:date>2018-08-22T10:43:44</dc:date>
            </office:change-info>
            <text:p text:style-name="P11"><text:s text:c="11"/></text:p>
          </text:deletion>
        </text:changed-region>
        <text:changed-region xml:id="ct1636896896448" text:id="ct1636896896448">
          <text:insertion>
            <office:change-info>
              <dc:creator>Unknown Author</dc:creator>
              <dc:date>2018-08-22T10:43:44</dc:date>
            </office:change-info>
          </text:insertion>
        </text:changed-region>
        <text:changed-region xml:id="ct1636896897120" text:id="ct1636896897120">
          <text:insertion>
            <office:change-info>
              <dc:creator>Unknown Author</dc:creator>
              <dc:date>2018-08-22T10:41:57</dc:date>
            </office:change-info>
          </text:insertion>
        </text:changed-region>
        <text:changed-region xml:id="ct1636896897344" text:id="ct1636896897344">
          <text:deletion>
            <office:change-info>
              <dc:creator>Unknown Author</dc:creator>
              <dc:date>2018-08-22T10:41:59</dc:date>
            </office:change-info>
            <text:p text:style-name="P11"><text:s/></text:p>
          </text:deletion>
        </text:changed-region>
        <text:changed-region xml:id="ct1636896896000" text:id="ct1636896896000">
          <text:insertion>
            <office:change-info>
              <dc:creator>Unknown Author</dc:creator>
              <dc:date>2018-08-22T10:41:59</dc:date>
            </office:change-info>
          </text:insertion>
        </text:changed-region>
        <text:changed-region xml:id="ct1636896896896" text:id="ct1636896896896">
          <text:insertion>
            <office:change-info>
              <dc:creator>Unknown Author</dc:creator>
              <dc:date>2018-08-22T10:42:00</dc:date>
            </office:change-info>
          </text:insertion>
        </text:changed-region>
        <text:changed-region xml:id="ct1636896897792" text:id="ct1636896897792">
          <text:insertion>
            <office:change-info>
              <dc:creator>Unknown Author</dc:creator>
              <dc:date>2018-08-22T10:43:59</dc:date>
            </office:change-info>
          </text:insertion>
        </text:changed-region>
        <text:changed-region xml:id="ct1636896898016" text:id="ct1636896898016">
          <text:insertion>
            <office:change-info>
              <dc:creator>Unknown Author</dc:creator>
              <dc:date>2018-08-22T10:44:04</dc:date>
            </office:change-info>
          </text:insertion>
        </text:changed-region>
        <text:changed-region xml:id="ct1636896880320" text:id="ct1636896880320">
          <text:deletion>
            <office:change-info>
              <dc:creator>Unknown Author</dc:creator>
              <dc:date>2018-08-22T10:45:08</dc:date>
            </office:change-info>
            <text:p text:style-name="normal"><text:span text:style-name="T5">"</text:span></text:p>
          </text:deletion>
        </text:changed-region>
        <text:changed-region xml:id="ct1636896878304" text:id="ct1636896878304">
          <text:insertion>
            <office:change-info>
              <dc:creator>Unknown Author</dc:creator>
              <dc:date>2018-08-22T10:45:09</dc:date>
            </office:change-info>
          </text:insertion>
        </text:changed-region>
        <text:changed-region xml:id="ct1636896875616" text:id="ct1636896875616">
          <text:deletion>
            <office:change-info>
              <dc:creator>Unknown Author</dc:creator>
              <dc:date>2018-08-22T10:45:11</dc:date>
            </office:change-info>
            <text:p text:style-name="normal"><text:s/>"</text:p>
          </text:deletion>
        </text:changed-region>
        <text:changed-region xml:id="ct1636896877408" text:id="ct1636896877408">
          <text:insertion>
            <office:change-info>
              <dc:creator>Unknown Author</dc:creator>
              <dc:date>2018-08-22T10:45:11</dc:date>
            </office:change-info>
          </text:insertion>
        </text:changed-region>
        <text:changed-region xml:id="ct1636896878528" text:id="ct1636896878528">
          <text:deletion>
            <office:change-info>
              <dc:creator>Unknown Author</dc:creator>
              <dc:date>2018-08-22T10:44:14</dc:date>
            </office:change-info>
            <text:p text:style-name="normal">stands for</text:p>
          </text:deletion>
        </text:changed-region>
        <text:changed-region xml:id="ct1636896873600" text:id="ct1636896873600">
          <text:insertion>
            <office:change-info>
              <dc:creator>Unknown Author</dc:creator>
              <dc:date>2018-08-22T10:44:14</dc:date>
            </office:change-info>
          </text:insertion>
        </text:changed-region>
        <text:changed-region xml:id="ct1636896866432" text:id="ct1636896866432">
          <text:deletion>
            <office:change-info>
              <dc:creator>Unknown Author</dc:creator>
              <dc:date>2018-08-22T10:44:22</dc:date>
            </office:change-info>
            <text:p text:style-name="normal">,</text:p>
          </text:deletion>
        </text:changed-region>
        <text:changed-region xml:id="ct1636896875840" text:id="ct1636896875840">
          <text:insertion>
            <office:change-info>
              <dc:creator>Unknown Author</dc:creator>
              <dc:date>2018-08-22T10:44:22</dc:date>
            </office:change-info>
          </text:insertion>
        </text:changed-region>
        <text:changed-region xml:id="ct1636896874496" text:id="ct1636896874496">
          <text:deletion>
            <office:change-info>
              <dc:creator>Unknown Author</dc:creator>
              <dc:date>2018-08-22T10:45:14</dc:date>
            </office:change-info>
            <text:p text:style-name="normal">"</text:p>
          </text:deletion>
        </text:changed-region>
        <text:changed-region xml:id="ct1636896876288" text:id="ct1636896876288">
          <text:insertion>
            <office:change-info>
              <dc:creator>Unknown Author</dc:creator>
              <dc:date>2018-08-22T10:45:14</dc:date>
            </office:change-info>
          </text:insertion>
        </text:changed-region>
        <text:changed-region xml:id="ct1636896866656" text:id="ct1636896866656">
          <text:deletion>
            <office:change-info>
              <dc:creator>Unknown Author</dc:creator>
              <dc:date>2018-08-22T10:45:15</dc:date>
            </office:change-info>
            <text:p text:style-name="normal"><text:s/>"</text:p>
          </text:deletion>
        </text:changed-region>
        <text:changed-region xml:id="ct1636896875392" text:id="ct1636896875392">
          <text:insertion>
            <office:change-info>
              <dc:creator>Unknown Author</dc:creator>
              <dc:date>2018-08-22T10:45:16</dc:date>
            </office:change-info>
          </text:insertion>
        </text:changed-region>
        <text:changed-region xml:id="ct1636896867328" text:id="ct1636896867328">
          <text:deletion>
            <office:change-info>
              <dc:creator>Unknown Author</dc:creator>
              <dc:date>2018-08-22T10:44:25</dc:date>
            </office:change-info>
            <text:p text:style-name="normal">stands for</text:p>
          </text:deletion>
        </text:changed-region>
        <text:changed-region xml:id="ct1636896877184" text:id="ct1636896877184">
          <text:insertion>
            <office:change-info>
              <dc:creator>Unknown Author</dc:creator>
              <dc:date>2018-08-22T10:44:25</dc:date>
            </office:change-info>
          </text:insertion>
        </text:changed-region>
        <text:changed-region xml:id="ct1636896870912" text:id="ct1636896870912">
          <text:deletion>
            <office:change-info>
              <dc:creator>Unknown Author</dc:creator>
              <dc:date>2018-08-22T10:44:49</dc:date>
            </office:change-info>
            <text:p text:style-name="normal">\-escaped c</text:p>
          </text:deletion>
        </text:changed-region>
        <text:changed-region xml:id="ct1636896880544" text:id="ct1636896880544">
          <text:insertion>
            <office:change-info>
              <dc:creator>Unknown Author</dc:creator>
              <dc:date>2018-08-22T10:44:50</dc:date>
            </office:change-info>
          </text:insertion>
        </text:changed-region>
        <text:changed-region xml:id="ct1636896866880" text:id="ct1636896866880">
          <text:insertion>
            <office:change-info>
              <dc:creator>Unknown Author</dc:creator>
              <dc:date>2018-08-22T10:44:52</dc:date>
            </office:change-info>
          </text:insertion>
        </text:changed-region>
        <text:changed-region xml:id="ct1636896872928" text:id="ct1636896872928">
          <text:insertion>
            <office:change-info>
              <dc:creator>Unknown Author</dc:creator>
              <dc:date>2018-08-22T10:45:02</dc:date>
            </office:change-info>
          </text:insertion>
        </text:changed-region>
        <text:changed-region xml:id="ct1636896867104" text:id="ct1636896867104">
          <text:deletion>
            <office:change-info>
              <dc:creator>Unknown Author</dc:creator>
              <dc:date>2018-08-22T10:45:48</dc:date>
            </office:change-info>
            <text:p text:style-name="normal"><text:span text:style-name="T6">,</text:span></text:p>
          </text:deletion>
        </text:changed-region>
        <text:changed-region xml:id="ct1636896876064" text:id="ct1636896876064">
          <text:insertion>
            <office:change-info>
              <dc:creator>Unknown Author</dc:creator>
              <dc:date>2018-08-22T10:45:50</dc:date>
            </office:change-info>
          </text:insertion>
        </text:changed-region>
        <text:changed-region xml:id="ct1636896877856" text:id="ct1636896877856">
          <text:insertion>
            <office:change-info>
              <dc:creator>Unknown Author</dc:creator>
              <dc:date>2018-08-22T10:45:56</dc:date>
            </office:change-info>
          </text:insertion>
        </text:changed-region>
        <text:changed-region xml:id="ct1636896876512" text:id="ct1636896876512">
          <text:insertion>
            <office:change-info>
              <dc:creator>Unknown Author</dc:creator>
              <dc:date>2018-08-22T10:46:01</dc:date>
            </office:change-info>
          </text:insertion>
        </text:changed-region>
        <text:changed-region xml:id="ct1636896877632" text:id="ct1636896877632">
          <text:deletion>
            <office:change-info>
              <dc:creator>Unknown Author</dc:creator>
              <dc:date>2018-08-22T10:46:02</dc:date>
            </office:change-info>
            <text:p text:style-name="normal"><text:span text:style-name="T4">F</text:span></text:p>
          </text:deletion>
        </text:changed-region>
        <text:changed-region xml:id="ct1636896872032" text:id="ct1636896872032">
          <text:insertion>
            <office:change-info>
              <dc:creator>Unknown Author</dc:creator>
              <dc:date>2018-08-22T10:46:08</dc:date>
            </office:change-info>
          </text:insertion>
        </text:changed-region>
        <text:changed-region xml:id="ct1636896871584" text:id="ct1636896871584">
          <text:insertion>
            <office:change-info>
              <dc:creator>Unknown Author</dc:creator>
              <dc:date>2018-08-22T10:46:19</dc:date>
            </office:change-info>
          </text:insertion>
        </text:changed-region>
        <text:changed-region xml:id="ct1636896878080" text:id="ct1636896878080">
          <text:insertion>
            <office:change-info>
              <dc:creator>Unknown Author</dc:creator>
              <dc:date>2018-08-22T10:46:26</dc:date>
            </office:change-info>
          </text:insertion>
        </text:changed-region>
        <text:changed-region xml:id="ct1636896868448" text:id="ct1636896868448">
          <text:insertion>
            <office:change-info>
              <dc:creator>Unknown Author</dc:creator>
              <dc:date>2018-08-22T10:46:26</dc:date>
            </office:change-info>
          </text:insertion>
        </text:changed-region>
        <text:changed-region xml:id="ct1636896867552" text:id="ct1636896867552">
          <text:insertion>
            <office:change-info>
              <dc:creator>Unknown Author</dc:creator>
              <dc:date>2018-08-22T10:46:27</dc:date>
            </office:change-info>
          </text:insertion>
        </text:changed-region>
        <text:changed-region xml:id="ct1636896878752" text:id="ct1636896878752">
          <text:insertion>
            <office:change-info>
              <dc:creator>Unknown Author</dc:creator>
              <dc:date>2018-08-22T10:46:28</dc:date>
            </office:change-info>
          </text:insertion>
        </text:changed-region>
        <text:changed-region xml:id="ct1636896878976" text:id="ct1636896878976">
          <text:insertion>
            <office:change-info>
              <dc:creator>Unknown Author</dc:creator>
              <dc:date>2018-08-22T10:46:30</dc:date>
            </office:change-info>
          </text:insertion>
        </text:changed-region>
        <text:changed-region xml:id="ct1636896868896" text:id="ct1636896868896">
          <text:insertion>
            <office:change-info>
              <dc:creator>Unknown Author</dc:creator>
              <dc:date>2018-08-22T10:46:34</dc:date>
            </office:change-info>
          </text:insertion>
        </text:changed-region>
        <text:changed-region xml:id="ct1636896869120" text:id="ct1636896869120">
          <text:insertion>
            <office:change-info>
              <dc:creator>Unknown Author</dc:creator>
              <dc:date>2018-08-22T10:46:36</dc:date>
            </office:change-info>
          </text:insertion>
        </text:changed-region>
        <text:changed-region xml:id="ct1636896867776" text:id="ct1636896867776">
          <text:insertion>
            <office:change-info>
              <dc:creator>Unknown Author</dc:creator>
              <dc:date>2018-08-22T10:46:37</dc:date>
            </office:change-info>
          </text:insertion>
        </text:changed-region>
        <text:changed-region xml:id="ct1636896868000" text:id="ct1636896868000">
          <text:insertion>
            <office:change-info>
              <dc:creator>Unknown Author</dc:creator>
              <dc:date>2018-08-22T10:46:37</dc:date>
            </office:change-info>
          </text:insertion>
        </text:changed-region>
        <text:changed-region xml:id="ct1636896876736" text:id="ct1636896876736">
          <text:insertion>
            <office:change-info>
              <dc:creator>Unknown Author</dc:creator>
              <dc:date>2018-08-22T10:46:48</dc:date>
            </office:change-info>
          </text:insertion>
        </text:changed-region>
        <text:changed-region xml:id="ct1636896879872" text:id="ct1636896879872">
          <text:insertion>
            <office:change-info>
              <dc:creator>Unknown Author</dc:creator>
              <dc:date>2018-08-22T10:46:50</dc:date>
            </office:change-info>
          </text:insertion>
        </text:changed-region>
        <text:changed-region xml:id="ct1636896880096" text:id="ct1636896880096">
          <text:insertion>
            <office:change-info>
              <dc:creator>Unknown Author</dc:creator>
              <dc:date>2018-08-22T10:46:51</dc:date>
            </office:change-info>
          </text:insertion>
        </text:changed-region>
        <text:changed-region xml:id="ct1636896876960" text:id="ct1636896876960">
          <text:insertion>
            <office:change-info>
              <dc:creator>Unknown Author</dc:creator>
              <dc:date>2018-08-22T10:46:59</dc:date>
            </office:change-info>
          </text:insertion>
        </text:changed-region>
        <text:changed-region xml:id="ct1636896879200" text:id="ct1636896879200">
          <text:insertion>
            <office:change-info>
              <dc:creator>Unknown Author</dc:creator>
              <dc:date>2018-08-22T10:47:00</dc:date>
            </office:change-info>
          </text:insertion>
        </text:changed-region>
        <text:changed-region xml:id="ct1636896879424" text:id="ct1636896879424">
          <text:deletion>
            <office:change-info>
              <dc:creator>Unknown Author</dc:creator>
              <dc:date>2018-08-22T10:47:03</dc:date>
            </office:change-info>
            <text:p text:style-name="normal"><text:span text:style-name="T4">Following</text:span></text:p>
          </text:deletion>
        </text:changed-region>
        <text:changed-region xml:id="ct1636896879648" text:id="ct1636896879648">
          <text:insertion>
            <office:change-info>
              <dc:creator>Unknown Author</dc:creator>
              <dc:date>2018-08-22T10:47:06</dc:date>
            </office:change-info>
          </text:insertion>
        </text:changed-region>
        <text:changed-region xml:id="ct1636896872256" text:id="ct1636896872256">
          <text:insertion>
            <office:change-info>
              <dc:creator>Unknown Author</dc:creator>
              <dc:date>2018-08-22T10:47:11</dc:date>
            </office:change-info>
          </text:insertion>
        </text:changed-region>
        <text:changed-region xml:id="ct1636896871808" text:id="ct1636896871808">
          <text:insertion>
            <office:change-info>
              <dc:creator>Unknown Author</dc:creator>
              <dc:date>2018-08-22T10:47:18</dc:date>
            </office:change-info>
          </text:insertion>
        </text:changed-region>
        <text:changed-region xml:id="ct1636896868224" text:id="ct1636896868224">
          <text:insertion>
            <office:change-info>
              <dc:creator>Unknown Author</dc:creator>
              <dc:date>2018-08-22T10:47:23</dc:date>
            </office:change-info>
          </text:insertion>
        </text:changed-region>
        <text:changed-region xml:id="ct1636896868672" text:id="ct1636896868672">
          <text:insertion>
            <office:change-info>
              <dc:creator>Unknown Author</dc:creator>
              <dc:date>2018-08-22T10:47:23</dc:date>
            </office:change-info>
          </text:insertion>
        </text:changed-region>
        <text:changed-region xml:id="ct1636896869344" text:id="ct1636896869344">
          <text:insertion>
            <office:change-info>
              <dc:creator>Unknown Author</dc:creator>
              <dc:date>2018-08-22T10:47:24</dc:date>
            </office:change-info>
          </text:insertion>
        </text:changed-region>
        <text:changed-region xml:id="ct1636896869568" text:id="ct1636896869568">
          <text:insertion>
            <office:change-info>
              <dc:creator>Unknown Author</dc:creator>
              <dc:date>2018-08-22T10:47:25</dc:date>
            </office:change-info>
          </text:insertion>
        </text:changed-region>
        <text:changed-region xml:id="ct1636896869792" text:id="ct1636896869792">
          <text:insertion>
            <office:change-info>
              <dc:creator>Unknown Author</dc:creator>
              <dc:date>2018-08-22T10:47:25</dc:date>
            </office:change-info>
          </text:insertion>
        </text:changed-region>
        <text:changed-region xml:id="ct1636896870016" text:id="ct1636896870016">
          <text:insertion>
            <office:change-info>
              <dc:creator>Unknown Author</dc:creator>
              <dc:date>2018-08-22T10:47:36</dc:date>
            </office:change-info>
          </text:insertion>
        </text:changed-region>
        <text:changed-region xml:id="ct1636896872480" text:id="ct1636896872480">
          <text:insertion>
            <office:change-info>
              <dc:creator>Unknown Author</dc:creator>
              <dc:date>2018-08-22T10:47:57</dc:date>
            </office:change-info>
          </text:insertion>
        </text:changed-region>
        <text:changed-region xml:id="ct1636896870240" text:id="ct1636896870240">
          <text:insertion>
            <office:change-info>
              <dc:creator>Unknown Author</dc:creator>
              <dc:date>2018-08-22T10:47:45</dc:date>
            </office:change-info>
          </text:insertion>
        </text:changed-region>
        <text:changed-region xml:id="ct1636896870464" text:id="ct1636896870464">
          <text:insertion>
            <office:change-info>
              <dc:creator>Unknown Author</dc:creator>
              <dc:date>2018-08-22T10:47:45</dc:date>
            </office:change-info>
          </text:insertion>
        </text:changed-region>
        <text:changed-region xml:id="ct1636896870688" text:id="ct1636896870688">
          <text:insertion>
            <office:change-info>
              <dc:creator>Unknown Author</dc:creator>
              <dc:date>2018-08-22T10:47:46</dc:date>
            </office:change-info>
          </text:insertion>
        </text:changed-region>
        <text:changed-region xml:id="ct1636896871136" text:id="ct1636896871136">
          <text:insertion>
            <office:change-info>
              <dc:creator>Unknown Author</dc:creator>
              <dc:date>2018-08-22T10:47:46</dc:date>
            </office:change-info>
          </text:insertion>
        </text:changed-region>
        <text:changed-region xml:id="ct1636896871360" text:id="ct1636896871360">
          <text:insertion>
            <office:change-info>
              <dc:creator>Unknown Author</dc:creator>
              <dc:date>2018-08-22T10:47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SING hp3478ext AS <text:change-start text:change-id="ct1636893816528"/><text:span text:style-name="T2">A </text:span><text:change-end text:change-id="ct1636893816528"/>UNIVER<text:change-start text:change-id="ct1636893808912"/><text:span text:style-name="T2">S</text:span><text:change-end text:change-id="ct1636893808912"/>AL USB-UART-GPIB ADAPTER</text:p>
      <text:p text:style-name="normal"/>
      <text:p text:style-name="P31">GPIB DEBUGGER</text:p>
      <text:p text:style-name="P31"/>
      <text:p text:style-name="normal">hp3478ext implements basic line editor and command history<text:change-start text:change-id="ct1636994974528"/> <text:span text:style-name="T1">functionality</text:span><text:change-end text:change-id="ct1636994974528"/>. While entering GPIB commands interactively doesn't seem to be practical for everyday use, it's quite useful for checking individual commands and learning how <text:change-start text:change-id="ct1636893808240"/><text:span text:style-name="T2">a </text:span><text:change-end text:change-id="ct1636893808240"/>particular device behaves.<text:change-start text:change-id="ct1636893804208"/></text:p>
      <text:p text:style-name="normal"><text:change-end text:change-id="ct1636893804208"/></text:p>
      <text:p text:style-name="normal"><text:change-start text:change-id="ct1636994980352"/><text:span text:style-name="T1">Available l</text:span><text:change-end text:change-id="ct1636994980352"/><text:change text:change-id="ct1636994983712"/>ine editor keys:<text:change-start text:change-id="ct1636893815184"/></text:p>
      <text:p text:style-name="normal"><text:change-end text:change-id="ct1636893815184"/></text:p>
      <text:p text:style-name="Preformatted_20_Text"><text:change-start text:change-id="ct1636893812048"/><text:span text:style-name="T19"><text:tab/></text:span><text:change-end text:change-id="ct1636893812048"/><text:span text:style-name="T19">ENTER</text:span><text:span text:style-name="T17"> (</text:span>\r<text:span text:style-name="T17">)</text:span> <text:s text:c="4"/><text:change-start text:change-id="ct1636893805776"/><text:tab/><text:change-end text:change-id="ct1636893805776"/>execute command</text:p>
      <text:p text:style-name="Preformatted_20_Text"><text:change-start text:change-id="ct1636893812944"/><text:span text:style-name="T19"><text:tab/></text:span><text:change-end text:change-id="ct1636893812944"/><text:span text:style-name="T19">UP</text:span><text:span text:style-name="T17"> (</text:span>\x27[A<text:span text:style-name="T17">)</text:span> <text:s text:c="3"/><text:change-start text:change-id="ct1636893813616"/><text:tab/><text:change-end text:change-id="ct1636893813616"/>previous command in <text:change-start text:change-id="ct1637100411504"/><text:span text:style-name="T29">the </text:span><text:change-end text:change-id="ct1637100411504"/>history list</text:p>
      <text:p text:style-name="Preformatted_20_Text"><text:change-start text:change-id="ct1636893806224"/><text:span text:style-name="T19"><text:tab/></text:span><text:change-end text:change-id="ct1636893806224"/><text:span text:style-name="T19">DOWN</text:span><text:span text:style-name="T17"> (</text:span>\x27[B<text:span text:style-name="T17">) <text:s/></text:span><text:change-start text:change-id="ct1636893807120"/><text:span text:style-name="T17"><text:tab/></text:span><text:change-end text:change-id="ct1636893807120"/>next command in <text:change-start text:change-id="ct1637100377232"/><text:span text:style-name="T29">the </text:span><text:change-end text:change-id="ct1637100377232"/>history list</text:p>
      <text:p text:style-name="Preformatted_20_Text"><text:change-start text:change-id="ct1636893807344"/><text:span text:style-name="T19"><text:tab/></text:span><text:change-end text:change-id="ct1636893807344"/><text:span text:style-name="T19">LEFT</text:span><text:span text:style-name="T17"> (</text:span>\x27[D<text:span text:style-name="T17">) </text:span><text:s/><text:change-start text:change-id="ct1636893814064"/><text:tab/><text:change-end text:change-id="ct1636893814064"/>move <text:change-start text:change-id="ct1637100410384"/><text:span text:style-name="T28">the </text:span><text:change-end text:change-id="ct1637100410384"/>cursor left</text:p>
      <text:p text:style-name="Preformatted_20_Text"><text:change-start text:change-id="ct1636893808464"/><text:span text:style-name="T19"><text:tab/></text:span><text:change-end text:change-id="ct1636893808464"/><text:span text:style-name="T19">RIGHT</text:span><text:span text:style-name="T17"> (</text:span>\x27[C<text:span text:style-name="T17">)</text:span> <text:change-start text:change-id="ct1636893808016"/><text:tab/><text:change-end text:change-id="ct1636893808016"/>move <text:change-start text:change-id="ct1637100384624"/><text:span text:style-name="T28">the </text:span><text:change-end text:change-id="ct1637100384624"/>cursor right</text:p>
      <text:p text:style-name="P32"><text:change-start text:change-id="ct1636893814512"/><text:span text:style-name="T19"><text:tab/></text:span><text:change-end text:change-id="ct1636893814512"/><text:span text:style-name="T19">BACKSPACE</text:span><text:span text:style-name="T17"> (</text:span>\b<text:span text:style-name="T17">)</text:span>,</text:p>
      <text:p text:style-name="P32"><text:change-start text:change-id="ct1636893812720"/><text:span text:style-name="T19"><text:tab/></text:span><text:change-end text:change-id="ct1636893812720"/><text:span text:style-name="T19">DELETE</text:span><text:span text:style-name="T17"> (</text:span>\x7f<text:span text:style-name="T17">)</text:span> <text:s/><text:change-start text:change-id="ct1636893817424"/><text:tab/><text:change-end text:change-id="ct1636893817424"/>delete<text:change-start text:change-id="ct1637100409712"/> <text:span text:style-name="T27">the</text:span><text:change-end text:change-id="ct1637100409712"/> character before the cursor</text:p>
      <text:p text:style-name="normal"><text:change-start text:change-id="ct1636893817872"/></text:p>
      <text:p text:style-name="normal"><text:change-end text:change-id="ct1636893817872"/>When us<text:change text:change-id="ct1636994970272"/><text:change-start text:change-id="ct1636994970496"/><text:span text:style-name="T1">ing hp3478ext</text:span><text:change-end text:change-id="ct1636994970496"/> <text:change-start text:change-id="ct1636994964000"/><text:span text:style-name="T1">under </text:span><text:change-end text:change-id="ct1636994964000"/><text:change text:change-id="ct1636990601120"/><text:span text:style-name="T1">s</text:span>oftware<text:change-start text:change-id="ct1636990591040"/> <text:span text:style-name="T1">control</text:span><text:change-end text:change-id="ct1636990591040"/>, interactive mode should be turned off with<text:change-start text:change-id="ct1636893818096"/> <text:span text:style-name="T2">the</text:span><text:change-end text:change-id="ct1636893818096"/> <text:span text:style-name="T14">O1 </text:span><text:span text:style-name="T20">or</text:span> <text:span text:style-name="T12">OI0</text:span> command<text:change text:change-id="ct1636990607392"/>.</text:p>
      <text:p text:style-name="normal"/>
      <text:p text:style-name="P31">COMMAND REFERENCE</text:p>
      <text:p text:style-name="P31"/>
      <text:p text:style-name="P34"><text:span text:style-name="T18">D</text:span>: transmit or receive ASCII data (ATN off)</text:p>
      <text:p text:style-name="normal"><text:change-start text:change-id="ct1636893818320"/><text:span text:style-name="T2">This c</text:span><text:change-end text:change-id="ct1636893818320"/><text:change text:change-id="ct1636893818544"/>ommand receives data if the adapter is in <text:change-start text:change-id="ct1636893817648"/><text:span text:style-name="T2">the </text:span><text:change-end text:change-id="ct1636893817648"/>LISTEN state. <text:change-start text:change-id="ct1636893816976"/><text:span text:style-name="T2">The e</text:span><text:change-end text:change-id="ct1636893816976"/><text:change text:change-id="ct1636893817200"/>nd of transmission is <text:span text:style-name="T15">determined</text:span> by receiv<text:change-start text:change-id="ct1636892606272"/><text:span text:style-name="T2">ing</text:span><text:change-end text:change-id="ct1636892606272"/><text:change text:change-id="ct1636892596864"/><text:change-start text:change-id="ct1636892602016"/> <text:span text:style-name="T2">an</text:span><text:change-end text:change-id="ct1636892602016"/> end sequence (OR command). A<text:change-start text:change-id="ct1636895873040"/><text:span text:style-name="T2">n a</text:span><text:change-end text:change-id="ct1636895873040"/>bsence of data (timeout) is <text:change-start text:change-id="ct1636895867888"/><text:span text:style-name="T2">re</text:span><text:change-end text:change-id="ct1636895867888"/>presented <text:change text:change-id="ct1636895870128"/><text:change-start text:change-id="ct1636895867440"/><text:span text:style-name="T2">by</text:span><text:change-end text:change-id="ct1636895867440"/> an empty string.<text:change-start text:change-id="ct1636895869232"/></text:p>
      <text:p text:style-name="normal"><text:change-end text:change-id="ct1636895869232"/></text:p>
      <text:p text:style-name="normal"><text:change-start text:change-id="ct1636895881104"/><text:span text:style-name="T2">This c</text:span><text:change-end text:change-id="ct1636895881104"/><text:change text:change-id="ct1636895868112"/>ommand transmits data if the adapter is not in<text:change-start text:change-id="ct1636895876400"/> <text:span text:style-name="T2">the</text:span><text:change-end text:change-id="ct1636895876400"/> LISTEN state. <text:change-start text:change-id="ct1636895868336"/><text:span text:style-name="T2">The p</text:span><text:change-end text:change-id="ct1636895868336"/><text:change text:change-id="ct1636895871920"/>ayload immediately follows the command character. Depending on the OT (transmit end sequence) setting, <text:change-start text:change-id="ct1636895881328"/><text:span text:style-name="T2">a </text:span><text:change-end text:change-id="ct1636895881328"/>transfer is terminated with EOI, \r or \n.<text:change-start text:change-id="ct1636895875280"/></text:p>
      <text:p text:style-name="normal"><text:change-end text:change-id="ct1636895875280"/></text:p>
      <text:p text:style-name="normal">Response<text:change-start text:change-id="ct1636895871024"/><text:span text:style-name="T2">s</text:span><text:change-end text:change-id="ct1636895871024"/>:<text:change-start text:change-id="ct1636895876176"/></text:p>
      <text:p text:style-name="normal"><text:change-end text:change-id="ct1636895876176"/></text:p>
      <text:p text:style-name="Preformatted_20_Text"><text:s text:c="4"/>OK\r\n <text:s text:c="12"/>transmission complete</text:p>
      <text:p text:style-name="Preformatted_20_Text"><text:s text:c="4"/>TIMEOUT &lt;len&gt;\r\n <text:s/>time<text:change-start text:change-id="ct1636895877520"/><text:span text:style-name="T2">d</text:span><text:change-end text:change-id="ct1636895877520"/> out waiting for <text:change-start text:change-id="ct1636895868560"/><text:span text:style-name="T2">the </text:span><text:change-end text:change-id="ct1636895868560"/>device while transmitting</text:p>
      <text:p text:style-name="Preformatted_20_Text"><text:s text:c="23"/><text:change-start text:change-id="ct1637098068240"/><text:span text:style-name="T26">(</text:span><text:change-end text:change-id="ct1637098068240"/>&lt;len&gt; is <text:change-start text:change-id="ct1636895880432"/><text:span text:style-name="T2">the </text:span><text:change-end text:change-id="ct1636895880432"/>number of bytes actually transmitted<text:change-start text:change-id="ct1637098062864"/><text:span text:style-name="T26">)</text:span><text:change-end text:change-id="ct1637098062864"/></text:p>
      <text:p text:style-name="Preformatted_20_Text"><text:s text:c="4"/>\r\n <text:s text:c="14"/>time<text:change-start text:change-id="ct1636895874160"/><text:span text:style-name="T2">d</text:span><text:change-end text:change-id="ct1636895874160"/> out waiting for <text:change-start text:change-id="ct1636895878192"/><text:span text:style-name="T2">the </text:span><text:change-end text:change-id="ct1636895878192"/>device while receiving</text:p>
      <text:p text:style-name="Preformatted_20_Text"><text:s text:c="4"/>&lt;payload&gt; <text:s text:c="9"/>data received from the device</text:p>
      <text:p text:style-name="Preformatted_20_Text"/>
      <text:p text:style-name="Preformatted_20_Text"/>
      <text:p text:style-name="P34"><text:span text:style-name="T18">C</text:span>: transmit <text:change-start text:change-id="ct1636895875952"/><text:span text:style-name="T2">an </text:span><text:change-end text:change-id="ct1636895875952"/>ASCII command (ATN on)</text:p>
      <text:p text:style-name="normal"><text:change-start text:change-id="ct1636895874832"/><text:span text:style-name="T2">Th</text:span><text:change-end text:change-id="ct1636895874832"/><text:change-start text:change-id="ct1636895875504"/><text:span text:style-name="T2">e </text:span><text:change-end text:change-id="ct1636895875504"/>C<text:change-start text:change-id="ct1636895877968"/> <text:span text:style-name="T2">c</text:span><text:change-end text:change-id="ct1636895877968"/>ommand transmits ASCII bytes with<text:change-start text:change-id="ct1636895867216"/> <text:span text:style-name="T2">the</text:span><text:change-end text:change-id="ct1636895867216"/> ATN signal turned on. Transferred data is analysed to set the bus state as follows:<text:change-start text:change-id="ct1636895877296"/></text:p>
      <text:p text:style-name="normal"><text:change-end text:change-id="ct1636895877296"/></text:p>
      <text:p text:style-name="normal">- <text:change-start text:change-id="ct1636895869680"/><text:span text:style-name="T2">The </text:span><text:change-end text:change-id="ct1636895869680"/>GPIB adapter will enter <text:change-start text:change-id="ct1636895880656"/><text:span text:style-name="T2">the </text:span><text:change-end text:change-id="ct1636895880656"/>LISTEN state if it<text:change text:change-id="ct1636895880880"/>s listen address (+32) is in the command string.<text:change-start text:change-id="ct1637098013808"/></text:p>
      <text:p text:style-name="normal"><text:change-end text:change-id="ct1637098013808"/></text:p>
      <text:p text:style-name="normal">- <text:change-start text:change-id="ct1636895875728"/><text:span text:style-name="T2">The </text:span><text:change-end text:change-id="ct1636895875728"/>GPIB adapter will exit <text:change-start text:change-id="ct1636895872592"/><text:span text:style-name="T2">the </text:span><text:change-end text:change-id="ct1636895872592"/>LISTEN state if it<text:change text:change-id="ct1636895867664"/>s talk address (+64) or <text:change-start text:change-id="ct1637098013360"/><text:span text:style-name="T26">the </text:span><text:change-end text:change-id="ct1637098013360"/>unlisten command (?) is in the <text:change-start text:change-id="ct1636895870576"/><text:span text:style-name="T2">command </text:span><text:change-end text:change-id="ct1636895870576"/>string.<text:change-start text:change-id="ct1636895877744"/></text:p>
      <text:p text:style-name="normal"><text:change-end text:change-id="ct1636895877744"/></text:p>
      <text:p text:style-name="normal">Response<text:change-start text:change-id="ct1636895868784"/><text:span text:style-name="T2">s</text:span><text:change-end text:change-id="ct1636895868784"/>:<text:change-start text:change-id="ct1636895869008"/></text:p>
      <text:p text:style-name="normal"><text:change-end text:change-id="ct1636895869008"/></text:p>
      <text:p text:style-name="P2"><text:s text:c="4"/>OK\r\n <text:s text:c="12"/>transfer complete</text:p>
      <text:p text:style-name="P2"><text:s text:c="4"/>TIMEOUT &lt;len&gt;\r\n <text:s/><text:span text:style-name="T16">t</text:span>ime<text:change-start text:change-id="ct1636895870800"/><text:span text:style-name="T2">d</text:span><text:change-end text:change-id="ct1636895870800"/> out waiting for <text:change-start text:change-id="ct1636895879088"/><text:span text:style-name="T2">the </text:span><text:change-end text:change-id="ct1636895879088"/>device</text:p>
      <text:p text:style-name="P2"><text:s text:c="23"/><text:change-start text:change-id="ct1637098012464"/><text:span text:style-name="T26">(</text:span><text:change-end text:change-id="ct1637098012464"/>&lt;len&gt; is <text:change-start text:change-id="ct1636895876624"/><text:span text:style-name="T2">the </text:span><text:change-end text:change-id="ct1636895876624"/>number of bytes actually transmitted<text:change-start text:change-id="ct1637098006864"/><text:span text:style-name="T26">)</text:span><text:change-end text:change-id="ct1637098006864"/></text:p>
      <text:p text:style-name="P2"/>
      <text:p text:style-name="P1"/>
      <text:p text:style-name="P34"><text:soft-page-break/><text:span text:style-name="T18">R</text:span>, <text:span text:style-name="T18">L</text:span>: control REN signal</text:p>
      <text:p text:style-name="normal">R turns REN on, L turns REN off.<text:change-start text:change-id="ct1636895873712"/></text:p>
      <text:p text:style-name="normal"><text:change-end text:change-id="ct1636895873712"/></text:p>
      <text:p text:style-name="normal">Response:<text:change-start text:change-id="ct1636895876848"/></text:p>
      <text:p text:style-name="normal"><text:change-end text:change-id="ct1636895876848"/></text:p>
      <text:p text:style-name="P1"><text:tab/>OK\r\n</text:p>
      <text:p text:style-name="P1"/>
      <text:p text:style-name="P1"/>
      <text:p text:style-name="P34"><text:span text:style-name="T18">I</text:span>: clear interface</text:p>
      <text:p text:style-name="normal">Turns <text:change-start text:change-id="ct1636895869456"/><text:span text:style-name="T2">the </text:span><text:change-end text:change-id="ct1636895869456"/>IFC signal on for 1ms. <text:change-start text:change-id="ct1636895869904"/><text:span text:style-name="T2">The </text:span><text:change-end text:change-id="ct1636895869904"/>GPIB adapter will exit <text:change-start text:change-id="ct1636895872368"/><text:span text:style-name="T2">the </text:span><text:change-end text:change-id="ct1636895872368"/>LISTEN state.<text:change-start text:change-id="ct1636895871248"/></text:p>
      <text:p text:style-name="normal"><text:change-end text:change-id="ct1636895871248"/></text:p>
      <text:p text:style-name="normal">Response:<text:change-start text:change-id="ct1636895872144"/></text:p>
      <text:p text:style-name="normal"><text:change-end text:change-id="ct1636895872144"/></text:p>
      <text:p text:style-name="P1"><text:tab/>OK\r\n</text:p>
      <text:p text:style-name="P1"/>
      <text:p text:style-name="P1"/>
      <text:p text:style-name="P34"><text:span text:style-name="T18">S</text:span>: get status</text:p>
      <text:p text:style-name="normal">Returns <text:change-start text:change-id="ct1636895878416"/><text:span text:style-name="T2">the </text:span><text:change-end text:change-id="ct1636895878416"/>state of <text:change-start text:change-id="ct1636895873264"/><text:span text:style-name="T2">the </text:span><text:change-end text:change-id="ct1636895873264"/>SRQ and REN lines as two ASCII characters<text:change-start text:change-id="ct1636895873488"/>,<text:change-end text:change-id="ct1636895873488"/> 0 or 1. The third character is the GPIB adapter<text:change-start text:change-id="ct1637098022320"/>’<text:span text:style-name="T26">s</text:span><text:change-end text:change-id="ct1637098022320"/> state: 0 = TALK, 1 = LISTEN. <text:change text:change-id="ct1636895871472"/><text:change-start text:change-id="ct1636895870352"/><text:span text:style-name="T2">Unlike the</text:span><text:change-end text:change-id="ct1636895870352"/> LISTEN<text:change-start text:change-id="ct1636895878640"/> <text:span text:style-name="T2">state</text:span><text:change-end text:change-id="ct1636895878640"/>, in <text:change-start text:change-id="ct1636895873936"/><text:span text:style-name="T2">the </text:span><text:change-end text:change-id="ct1636895873936"/>TALK state it actually doesn't verify whether its TALK address was sent or not.<text:change-start text:change-id="ct1636895874384"/></text:p>
      <text:p text:style-name="normal"><text:change-end text:change-id="ct1636895874384"/></text:p>
      <text:p text:style-name="P1">Response:<text:change-start text:change-id="ct1636895878864"/></text:p>
      <text:p text:style-name="P1"><text:change-end text:change-id="ct1636895878864"/></text:p>
      <text:p text:style-name="P1"><text:tab/>000\r\n<text:tab/><text:tab/>three characters, <text:change text:change-id="ct1636895874608"/><text:change-start text:change-id="ct1636895879312"/><text:span text:style-name="T2">as described</text:span><text:change-end text:change-id="ct1636895879312"/> above</text:p>
      <text:p text:style-name="P1"/>
      <text:p text:style-name="P1"/>
      <text:p text:style-name="P34"><text:span text:style-name="T18">P</text:span>: enter "plotter" mode</text:p>
      <text:p text:style-name="normal">In plotter mode<text:change-start text:change-id="ct1636895871696"/>, <text:span text:style-name="T2">the</text:span><text:change-end text:change-id="ct1636895871696"/> GPIB adapter <text:span text:style-name="T15">continuously</text:span> attempts to read data from the bus. <text:span text:style-name="T21">Send</text:span><text:change-start text:change-id="ct1636895875056"/><text:span text:style-name="T21"> an</text:span><text:change-end text:change-id="ct1636895875056"/> <text:span text:style-name="T21">ESCAPE (</text:span>\x27<text:span text:style-name="T21">)</text:span><text:change-start text:change-id="ct1636895879536"/><text:span text:style-name="T21"> character</text:span><text:change-end text:change-id="ct1636895879536"/> to exit plotter mode.<text:change-start text:change-id="ct1636895877072"/></text:p>
      <text:p text:style-name="normal"><text:change-end text:change-id="ct1636895877072"/></text:p>
      <text:p text:style-name="normal">Response:<text:change-start text:change-id="ct1636895879760"/></text:p>
      <text:p text:style-name="normal"><text:change-end text:change-id="ct1636895879760"/></text:p>
      <text:p text:style-name="P1"><text:s text:c="4"/>&lt;data&gt;<text:change-start text:change-id="ct1636895879984"/><text:tab/><text:tab/><text:tab/><text:span text:style-name="T2">data read from the bus</text:span><text:change-end text:change-id="ct1636895879984"/></text:p>
      <text:p text:style-name="P1"/>
      <text:p text:style-name="P1"/>
      <text:p text:style-name="P34"><text:span text:style-name="T18">O</text:span>: option setting</text:p>
      <text:p text:style-name="P29"><text:change-start text:change-id="ct1636895880208"/>Sets various options as described below. The syntax for the O command is as follows:</text:p>
      <text:p text:style-name="P29"/>
      <text:p text:style-name="P2"><text:change-end text:change-id="ct1636895880208"/><text:change-start text:change-id="ct1636895881552"/><text:tab/><text:change-end text:change-id="ct1636895881552"/>O&lt;opt&gt;&lt;val&gt; <text:s text:c="4"/><text:change-start text:change-id="ct1636895881776"/><text:tab/><text:change-end text:change-id="ct1636895881776"/>set option &lt;opt&gt; to decimal &lt;val&gt;</text:p>
      <text:p text:style-name="P2"><text:change-start text:change-id="ct1636895883120"/><text:tab/><text:change-end text:change-id="ct1636895883120"/>O&lt;opt&gt; <text:s text:c="9"/><text:change-start text:change-id="ct1636895882000"/><text:tab/><text:change-end text:change-id="ct1636895882000"/>request <text:change-start text:change-id="ct1636895882224"/><text:span text:style-name="T23">an </text:span><text:change-end text:change-id="ct1636895882224"/>option<text:change-start text:change-id="ct1636895882448"/>’<text:span text:style-name="T23">s current</text:span><text:change-end text:change-id="ct1636895882448"/> value</text:p>
      <text:p text:style-name="P2"><text:change-start text:change-id="ct1636895882672"/><text:tab/><text:change-end text:change-id="ct1636895882672"/>O? <text:s text:c="13"/><text:change-start text:change-id="ct1636895882896"/><text:tab/><text:change-end text:change-id="ct1636895882896"/>list<text:change-start text:change-id="ct1636896354112"/> <text:span text:style-name="T23">all</text:span><text:change-end text:change-id="ct1636896354112"/> ava<text:span text:style-name="T15">i</text:span>lable options</text:p>
      <text:p text:style-name="P2"><text:change-start text:change-id="ct1636896355680"/><text:tab/><text:change-end text:change-id="ct1636896355680"/>O&lt;opt&gt;&lt;val&gt;w <text:s text:c="3"/><text:change-start text:change-id="ct1636896363968"/><text:tab/><text:change-end text:change-id="ct1636896363968"/>set option &lt;opt&gt; to &lt;val&gt; and <text:change-start text:change-id="ct1636896354336"/><text:span text:style-name="T23">save</text:span><text:change-end text:change-id="ct1636896354336"/><text:change text:change-id="ct1636896357024"/> it in EEPROM</text:p>
      <text:p text:style-name="P2"><text:change-start text:change-id="ct1636896352992"/><text:tab/><text:change-end text:change-id="ct1636896352992"/>O0 <text:s text:c="13"/><text:change-start text:change-id="ct1636896361056"/><text:tab/><text:change-end text:change-id="ct1636896361056"/>set <text:change-start text:change-id="ct1636896353664"/><text:span text:style-name="T23">to </text:span><text:change-end text:change-id="ct1636896353664"/>default<text:change-start text:change-id="ct1636896354560"/> <text:span text:style-name="T23">value</text:span><text:change-end text:change-id="ct1636896354560"/>s for interactive operation</text:p>
      <text:p text:style-name="P2"><text:change-start text:change-id="ct1636896355904"/><text:tab/><text:change-end text:change-id="ct1636896355904"/>O1 <text:s text:c="13"/><text:change-start text:change-id="ct1636896363072"/><text:tab/><text:change-end text:change-id="ct1636896363072"/>set <text:change-start text:change-id="ct1636896356800"/><text:span text:style-name="T23">to </text:span><text:change-end text:change-id="ct1636896356800"/>default<text:change-start text:change-id="ct1636896353216"/> <text:span text:style-name="T23">value</text:span><text:change-end text:change-id="ct1636896353216"/>s for non<text:change-start text:change-id="ct1636896356352"/>-<text:change-end text:change-id="ct1636896356352"/><text:change text:change-id="ct1636896358592"/>interactive operation</text:p>
      <text:p text:style-name="P17"/>
      <text:p text:style-name="normal">Available options (&lt;opt&gt;):<text:change-start text:change-id="ct1636896356128"/></text:p>
      <text:p text:style-name="normal"><text:change-end text:change-id="ct1636896356128"/></text:p>
      <text:p text:style-name="P3"><text:change-start text:change-id="ct1636896350304"/><text:tab/><text:change-end text:change-id="ct1636896350304"/>X <text:s text:c="3"/><text:change-start text:change-id="ct1636896364416"/><text:tab/><text:tab/><text:tab/><text:span text:style-name="T23">Enables or disables the hp3478ext’s extension mode.</text:span></text:p>
      <text:p text:style-name="P3"/>
      <text:p text:style-name="P3"><text:tab/><text:tab/><text:tab/><text:tab/><text:change-end text:change-id="ct1636896364416"/>1 = enable <text:change text:change-id="ct1636896351424"/><text:change text:change-id="ct1636896352320"/><text:change text:change-id="ct1636896350976"/><text:change text:change-id="ct1636896353888"/>extension mode<text:change-start text:change-id="ct1636896361280"/>.<text:change-end text:change-id="ct1636896361280"/><text:change text:change-id="ct1636896354784"/> <text:change text:change-id="ct1636896351872"/><text:change-start text:change-id="ct1636896363744"/><text:span text:style-name="T23">T</text:span><text:change-end text:change-id="ct1636896363744"/>his mode conflicts<text:change-start text:change-id="ct1636896352544"/></text:p>
      <text:p text:style-name="P3"><text:change-end text:change-id="ct1636896352544"/><text:change text:change-id="ct1636896358816"/><text:change-start text:change-id="ct1636896361728"/><text:tab/><text:tab/><text:tab/><text:tab/><text:change-end text:change-id="ct1636896361728"/>with <text:change-start text:change-id="ct1636896361952"/><text:span text:style-name="T23">the </text:span><text:change-end text:change-id="ct1636896361952"/>GPIB<text:change text:change-id="ct1636896362176"/><text:change-start text:change-id="ct1636896360832"/> <text:change-end text:change-id="ct1636896360832"/>commands<text:change-start text:change-id="ct1636896363296"/> <text:change-end text:change-id="ct1636896363296"/><text:change text:change-id="ct1636896357248"/>described in this document.<text:change-start text:change-id="ct1636896355008"/></text:p>
      <text:p text:style-name="P3"><text:change-end text:change-id="ct1636896355008"/></text:p>
      <text:p text:style-name="P4"><text:s text:c="5"/><text:change-start text:change-id="ct1636896355232"/><text:tab/><text:tab/><text:tab/><text:tab/><text:change-end text:change-id="ct1636896355232"/>0 = GPIB adapter mode<text:change-start text:change-id="ct1636896353440"/>.<text:change-end text:change-id="ct1636896353440"/><text:change text:change-id="ct1636896356576"/> <text:change-start text:change-id="ct1636896357472"/><text:span text:style-name="T23">This </text:span><text:change-end text:change-id="ct1636896357472"/>disables<text:change-start text:change-id="ct1636896355456"/> <text:span text:style-name="T23">the</text:span><text:change-end text:change-id="ct1636896355456"/><text:change text:change-id="ct1636896363520"/><text:change text:change-id="ct1636896357696"/><text:change text:change-id="ct1636896362624"/><text:change text:change-id="ct1636896350528"/> extension<text:change-start text:change-id="ct1636896352768"/><text:span text:style-name="T23">s</text:span><text:change-end text:change-id="ct1636896352768"/>.<text:change-start text:change-id="ct1636896357920"/></text:p>
      <text:p text:style-name="P4"/>
      <text:p text:style-name="P3"><text:tab/><text:change-end text:change-id="ct1636896357920"/>R <text:s text:c="3"/><text:change-start text:change-id="ct1636896358144"/><text:tab/><text:tab/><text:tab/><text:change-end text:change-id="ct1636896358144"/>Receive end sequence<text:change-start text:change-id="ct1636896358368"/>, <text:span text:style-name="T23">which</text:span><text:change-end text:change-id="ct1636896358368"/> specifies when <text:change-start text:change-id="ct1636896359040"/><text:span text:style-name="T23">the </text:span><text:change-end text:change-id="ct1636896359040"/>THD, TUD and<text:change-start text:change-id="ct1636896351200"/></text:p>
      <text:p text:style-name="P3"><text:soft-page-break/><text:tab/><text:tab/><text:tab/><text:change-end text:change-id="ct1636896351200"/><text:change text:change-id="ct1636896359264"/><text:change-start text:change-id="ct1636896359488"/><text:tab/><text:change-end text:change-id="ct1636896359488"/>D commands w<text:change text:change-id="ct1636896359712"/><text:change-start text:change-id="ct1636896350752"/><text:span text:style-name="T23">ill</text:span><text:change-end text:change-id="ct1636896350752"/> stop.<text:change-start text:change-id="ct1636896351648"/></text:p>
      <text:p text:style-name="P3"><text:change-end text:change-id="ct1636896351648"/></text:p>
      <text:p text:style-name="P3"><text:s text:c="5"/><text:change-start text:change-id="ct1636896359936"/><text:tab/><text:tab/><text:tab/><text:tab/><text:change-end text:change-id="ct1636896359936"/>1 = CR, 2 = LF, 4 = EOI<text:change-start text:change-id="ct1636896352096"/></text:p>
      <text:p text:style-name="P3"/>
      <text:p text:style-name="P3"><text:change-end text:change-id="ct1636896352096"/><text:change text:change-id="ct1636896360160"/><text:change-start text:change-id="ct1636896364192"/><text:tab/><text:tab/><text:tab/><text:tab/><text:change-end text:change-id="ct1636896364192"/>Th<text:change text:change-id="ct1636896360384"/><text:change-start text:change-id="ct1636896360608"/><text:span text:style-name="T23">e</text:span><text:change-end text:change-id="ct1636896360608"/>se bits may be ORed together<text:change-start text:change-id="ct1636896361504"/> <text:span text:style-name="T23">so that</text:span><text:change-end text:change-id="ct1636896361504"/><text:change text:change-id="ct1636896362400"/><text:change-start text:change-id="ct1636896362848"/><text:span text:style-name="T23"> </text:span><text:change-end text:change-id="ct1636896362848"/>any of<text:change-start text:change-id="ct1636896364640"/> <text:span text:style-name="T23">the</text:span><text:change-end text:change-id="ct1636896364640"/></text:p>
      <text:p text:style-name="P4"><text:s text:c="5"/><text:change-start text:change-id="ct1636896364864"/><text:tab/><text:tab/><text:tab/><text:tab/><text:change-end text:change-id="ct1636896364864"/>specified conditions will stop the transfer.<text:change-start text:change-id="ct1636896366208"/></text:p>
      <text:p text:style-name="P4"/>
      <text:p text:style-name="P3"><text:tab/><text:change-end text:change-id="ct1636896366208"/>T <text:s text:c="3"/><text:change-start text:change-id="ct1636896365984"/><text:tab/><text:tab/><text:tab/><text:change-end text:change-id="ct1636896365984"/>Transmit end sequence<text:change-start text:change-id="ct1636896365088"/>, <text:span text:style-name="T23">which</text:span><text:change-end text:change-id="ct1636896365088"/> specifies what to send after<text:change-start text:change-id="ct1636896365760"/></text:p>
      <text:p text:style-name="P3"><text:change-end text:change-id="ct1636896365760"/><text:change text:change-id="ct1636896365312"/><text:change-start text:change-id="ct1636896365536"/><text:tab/><text:tab/><text:tab/><text:tab/><text:change-end text:change-id="ct1636896365536"/>the data <text:change-start text:change-id="ct1636896435664"/><text:span text:style-name="T23">is </text:span><text:change-end text:change-id="ct1636896435664"/>supplied<text:change-start text:change-id="ct1636896446416"/> <text:change-end text:change-id="ct1636896446416"/><text:change text:change-id="ct1636896440368"/><text:change-start text:change-id="ct1636896444400"/><text:span text:style-name="T23">using the </text:span><text:change-end text:change-id="ct1636896444400"/>D command. <text:span text:style-name="T3">It accepts the</text:span><text:change-start text:change-id="ct1636896438352"/></text:p>
      <text:p text:style-name="P3"><text:change-end text:change-id="ct1636896438352"/><text:change text:change-id="ct1636896440144"/><text:change-start text:change-id="ct1636896444176"/><text:span text:style-name="T3"><text:tab/><text:tab/><text:tab/><text:tab/></text:span><text:change-end text:change-id="ct1636896444176"/><text:span text:style-name="T3">same values as </text:span><text:change-start text:change-id="ct1636896434768"/><text:span text:style-name="T3">the </text:span><text:change-end text:change-id="ct1636896434768"/><text:span text:style-name="T3">R option. For example,</text:span><text:change-start text:change-id="ct1636896435216"/><text:span text:style-name="T3"> </text:span><text:change-end text:change-id="ct1636896435216"/><text:change text:change-id="ct1636896446640"/><text:span text:style-name="T3">7 means to send</text:span><text:change-start text:change-id="ct1636896448656"/></text:p>
      <text:p text:style-name="P3"><text:span text:style-name="T3"><text:tab/><text:tab/><text:tab/><text:tab/></text:span><text:change-end text:change-id="ct1636896448656"/><text:change text:change-id="ct1636896447536"/><text:span text:style-name="T3">CR followed by LF with EOI.</text:span><text:change-start text:change-id="ct1636896446864"/></text:p>
      <text:p text:style-name="P3"/>
      <text:p text:style-name="P5"><text:tab/><text:change-end text:change-id="ct1636896446864"/>I <text:s text:c="3"/><text:change-start text:change-id="ct1636896434544"/><text:tab/><text:tab/><text:tab/><text:span text:style-name="T23">Enable or disable interactive mode.</text:span></text:p>
      <text:p text:style-name="P5"/>
      <text:p text:style-name="P5"><text:tab/><text:tab/><text:tab/><text:tab/><text:change-end text:change-id="ct1636896434544"/>0 = disable interactive mode. Turns off <text:change-start text:change-id="ct1636896447088"/><text:span text:style-name="T23">the </text:span><text:change-end text:change-id="ct1636896447088"/>line editor and<text:change-start text:change-id="ct1636896434992"/></text:p>
      <text:p text:style-name="P5"><text:tab/><text:tab/><text:tab/><text:tab/><text:change-end text:change-id="ct1636896434992"/><text:change text:change-id="ct1636896439472"/>echoing of commands,<text:change-start text:change-id="ct1636896439248"/> <text:span text:style-name="T23">which </text:span><text:change-end text:change-id="ct1636896439248"/><text:change text:change-id="ct1636896447760"/>disables <text:change-start text:change-id="ct1636896445296"/><text:span text:style-name="T23">the </text:span><text:change-end text:change-id="ct1636896445296"/>&lt;GPIB&gt; prompt.<text:change-start text:change-id="ct1636896440592"/></text:p>
      <text:p text:style-name="P5"><text:change-end text:change-id="ct1636896440592"/></text:p>
      <text:p text:style-name="P22"><text:s text:c="5"/><text:change-start text:change-id="ct1636896441040"/><text:tab/><text:tab/><text:tab/><text:tab/><text:change-end text:change-id="ct1636896441040"/>1 = enable interactive mode.<text:change-start text:change-id="ct1636896447312"/></text:p>
      <text:p text:style-name="P22"/>
      <text:p text:style-name="P5"><text:tab/><text:change-end text:change-id="ct1636896447312"/>C <text:s text:c="3"/><text:change-start text:change-id="ct1636896443056"/><text:tab/><text:tab/><text:tab/><text:change-end text:change-id="ct1636896443056"/>Controller GPIB address. This address is recognised in GPIB<text:change-start text:change-id="ct1636896446192"/></text:p>
      <text:p text:style-name="P5"><text:tab/><text:tab/><text:tab/><text:tab/><text:change-end text:change-id="ct1636896446192"/><text:change text:change-id="ct1636896439024"/>commands so<text:change-start text:change-id="ct1636896435888"/> <text:change-end text:change-id="ct1636896435888"/><text:change text:change-id="ct1636896439696"/><text:change-start text:change-id="ct1636896447984"/><text:span text:style-name="T23">that</text:span><text:change-end text:change-id="ct1636896447984"/><text:change text:change-id="ct1636896437456"/> the adapter knows it's in <text:change-start text:change-id="ct1636896444624"/><text:span text:style-name="T23">the </text:span><text:change-end text:change-id="ct1636896444624"/>LISTEN<text:change-start text:change-id="ct1636896438128"/></text:p>
      <text:p text:style-name="P5"><text:tab/><text:tab/><text:tab/><text:tab/><text:change-end text:change-id="ct1636896438128"/><text:change text:change-id="ct1636896439920"/>state.<text:change-start text:change-id="ct1636896435440"/></text:p>
      <text:p text:style-name="P5"/>
      <text:p text:style-name="P6"><text:tab/><text:change-end text:change-id="ct1636896435440"/>D <text:s text:c="3"/><text:change-start text:change-id="ct1636896438576"/><text:tab/><text:tab/><text:tab/><text:change-end text:change-id="ct1636896438576"/>Device GPIB address<text:change-start text:change-id="ct1636896448208"/> <text:span text:style-name="T4">(</text:span><text:change-end text:change-id="ct1636896448208"/><text:change text:change-id="ct1636896440816"/><text:change-start text:change-id="ct1636896441264"/><text:span text:style-name="T4">t</text:span><text:change-end text:change-id="ct1636896441264"/>he address of <text:change-start text:change-id="ct1636896448432"/><text:span text:style-name="T4">the </text:span><text:change-end text:change-id="ct1636896448432"/>HP<text:change-start text:change-id="ct1636896436112"/> <text:change-end text:change-id="ct1636896436112"/>3478A<text:change-start text:change-id="ct1636896444848"/><text:span text:style-name="T4">).</text:span><text:change-end text:change-id="ct1636896444848"/><text:change text:change-id="ct1636896441488"/> <text:change text:change-id="ct1636896438800"/><text:change-start text:change-id="ct1636896441712"/><text:span text:style-name="T4">T</text:span><text:change-end text:change-id="ct1636896441712"/>his is<text:change-start text:change-id="ct1636896437232"/></text:p>
      <text:p text:style-name="P6"><text:change-end text:change-id="ct1636896437232"/><text:change text:change-id="ct1636896441936"/><text:change-start text:change-id="ct1636896436336"/><text:tab/><text:tab/><text:tab/><text:tab/><text:change-end text:change-id="ct1636896436336"/>only used in <text:change text:change-id="ct1636896443280"/><text:change-start text:change-id="ct1636896445072"/><text:span text:style-name="T4">hp</text:span><text:change-end text:change-id="ct1636896445072"/>3478<text:change-start text:change-id="ct1636896436560"/><text:span text:style-name="T4">ext’s</text:span><text:change-end text:change-id="ct1636896436560"/><text:change text:change-id="ct1636896442160"/> extension mode. <text:change text:change-id="ct1636896445968"/><text:change-start text:change-id="ct1636896445520"/><text:span text:style-name="T4">However,</text:span><text:change-end text:change-id="ct1636896445520"/> if this<text:change-start text:change-id="ct1636896442384"/></text:p>
      <text:p text:style-name="P6"><text:tab/><text:tab/><text:tab/><text:tab/><text:change-end text:change-id="ct1636896442384"/><text:change text:change-id="ct1636896442608"/>address is set to 31, the adapter will enter<text:change text:change-id="ct1636896436784"/> “<text:span text:style-name="T22">plotter”</text:span> mode<text:change-start text:change-id="ct1636896437008"/></text:p>
      <text:p text:style-name="P6"><text:tab/><text:tab/><text:tab/><text:tab/><text:change-end text:change-id="ct1636896437008"/><text:change text:change-id="ct1636896445744"/>upon start up <text:span text:style-name="T22">(as if</text:span><text:change-start text:change-id="ct1636896437680"/><text:span text:style-name="T22"> the</text:span><text:change-end text:change-id="ct1636896437680"/><text:span text:style-name="T22"> </text:span><text:span text:style-name="T13">P</text:span><text:span text:style-name="T22"> command was entered)</text:span>.<text:change-start text:change-id="ct1636896437904"/></text:p>
      <text:p text:style-name="P6"><text:change-end text:change-id="ct1636896437904"/></text:p>
      <text:p text:style-name="P7"><text:change-start text:change-id="ct1636896442832"/><text:tab/><text:change-end text:change-id="ct1636896442832"/>B <text:s text:c="3"/><text:change-start text:change-id="ct1636896443504"/><text:tab/><text:tab/><text:tab/><text:change-end text:change-id="ct1636896443504"/>Baud rate.<text:change-start text:change-id="ct1636896443728"/></text:p>
      <text:p text:style-name="P7"/>
      <text:p text:style-name="P7"><text:tab/><text:tab/><text:tab/><text:tab/><text:change-end text:change-id="ct1636896443728"/><text:change text:change-id="ct1636896443952"/>0 = 115200, 2 = 500K, 3 = 1M, 4 = 2M.<text:change-start text:change-id="ct1636896453360"/></text:p>
      <text:p text:style-name="P7"/>
      <text:p text:style-name="P7"><text:change-end text:change-id="ct1636896453360"/><text:change text:change-id="ct1636896461200"/><text:change-start text:change-id="ct1636896454928"/><text:tab/><text:tab/><text:tab/><text:tab/><text:change-end text:change-id="ct1636896454928"/>Note that <text:change-start text:change-id="ct1636896453584"/><text:span text:style-name="T4">the maximum available rate</text:span><text:change-end text:change-id="ct1636896453584"/><text:change text:change-id="ct1636896449776"/> depends<text:change text:change-id="ct1636896448880"/> on the<text:change-start text:change-id="ct1636896456048"/></text:p>
      <text:p text:style-name="P7"><text:tab/><text:tab/><text:tab/><text:tab/><text:span text:style-name="T4">capabilities of the</text:span><text:change-end text:change-id="ct1636896456048"/> USB-UART chip <text:change-start text:change-id="ct1636896458960"/><text:span text:style-name="T4">that is being </text:span><text:change-end text:change-id="ct1636896458960"/>used<text:change text:change-id="ct1636896451344"/>.</text:p>
      <text:p text:style-name="P4"/>
      <text:p text:style-name="P8"><text:change text:change-id="ct1636896462544"/>Response<text:change-start text:change-id="ct1636896462768"/><text:span text:style-name="T4">s</text:span><text:change-end text:change-id="ct1636896462768"/>:<text:change-start text:change-id="ct1636896452016"/></text:p>
      <text:p text:style-name="P8"><text:change-end text:change-id="ct1636896452016"/></text:p>
      <text:p text:style-name="P9"><text:tab/>&lt;opt_help&gt;<text:tab/>text <text:change-start text:change-id="ct1636896450448"/><text:span text:style-name="T4">returned </text:span><text:change-end text:change-id="ct1636896450448"/>f<text:change text:change-id="ct1636896454704"/>r<text:change-start text:change-id="ct1636896455376"/><text:span text:style-name="T4">om</text:span><text:change-end text:change-id="ct1636896455376"/> <text:change-start text:change-id="ct1636896452464"/><text:span text:style-name="T4">the</text:span><text:change-end text:change-id="ct1636896452464"/> O?<text:change-start text:change-id="ct1636896456944"/> <text:span text:style-name="T4">command</text:span><text:change-end text:change-id="ct1636896456944"/></text:p>
      <text:p text:style-name="P9"><text:tab/>&lt;val&gt;\r\n<text:tab/>option value in decimal</text:p>
      <text:p text:style-name="P9"><text:tab/>OK<text:tab/>option is set</text:p>
      <text:p text:style-name="P9"><text:tab/>ERROR\r\n<text:tab/>incorrect command syntax or value</text:p>
      <text:p text:style-name="P9"><text:tab/>WRONG OPTION\r\n<text:tab/>unknown option</text:p>
      <text:p text:style-name="P9"/>
      <text:p text:style-name="P1"/>
      <text:p text:style-name="P34"><text:span text:style-name="T18">?</text:span>: quick help</text:p>
      <text:p text:style-name="normal">Prints <text:change-start text:change-id="ct1636896450224"/><text:span text:style-name="T4">the </text:span><text:change-end text:change-id="ct1636896450224"/>command summary.</text:p>
      <text:p text:style-name="P1"/>
      <text:p text:style-name="P1"/>
      <text:p text:style-name="P34"><text:soft-page-break/><text:span text:style-name="T18">H</text:span>: command list</text:p>
      <text:p text:style-name="normal">Prints <text:change-start text:change-id="ct1636896455152"/><text:span text:style-name="T4">the </text:span><text:change-end text:change-id="ct1636896455152"/>command history.</text:p>
      <text:p text:style-name="P1"/>
      <text:p text:style-name="P1"/>
      <text:p text:style-name="P34"><text:span text:style-name="T18">T</text:span>: binary and hex transfer commands</text:p>
      <text:p text:style-name="P1"><text:change-start text:change-id="ct1636896453136"/><text:tab/><text:change-end text:change-id="ct1636896453136"/>THC <text:s text:c="5"/><text:change-start text:change-id="ct1636896449328"/><text:tab/><text:tab/><text:change-end text:change-id="ct1636896449328"/>transmit hex command</text:p>
      <text:p text:style-name="P1"><text:change-start text:change-id="ct1636896456272"/><text:tab/><text:change-end text:change-id="ct1636896456272"/>TBD <text:s text:c="5"/><text:change-start text:change-id="ct1636896455600"/><text:tab/><text:tab/><text:change-end text:change-id="ct1636896455600"/>transmit binary data</text:p>
      <text:p text:style-name="P1"><text:change-start text:change-id="ct1636896460752"/><text:tab/><text:change-end text:change-id="ct1636896460752"/>TBD&lt;len&gt; <text:change-start text:change-id="ct1636896462096"/><text:tab/><text:tab/><text:change-end text:change-id="ct1636896462096"/>receive binary data</text:p>
      <text:p text:style-name="P1"><text:change-start text:change-id="ct1636896453808"/><text:tab/><text:change-end text:change-id="ct1636896453808"/>THD <text:s text:c="5"/><text:change-start text:change-id="ct1636896457840"/><text:tab/><text:tab/><text:change-end text:change-id="ct1636896457840"/>transmit hex data</text:p>
      <text:p text:style-name="P1"><text:change-start text:change-id="ct1636896449104"/><text:tab/><text:change-end text:change-id="ct1636896449104"/>THD&lt;len&gt; <text:change-start text:change-id="ct1636896456496"/><text:tab/><text:tab/><text:change-end text:change-id="ct1636896456496"/>receive hex data</text:p>
      <text:p text:style-name="P1"/>
      <text:p text:style-name="normal">Data transmit or receive operation is determined by the LISTEN state of the adapter. <text:change text:change-id="ct1636896450000"/><text:change-start text:change-id="ct1636896461424"/><text:span text:style-name="T4">For example,</text:span><text:change-end text:change-id="ct1636896461424"/> T is interpreted as receive, if<text:change-start text:change-id="ct1636896462320"/> <text:span text:style-name="T4">the</text:span><text:change-end text:change-id="ct1636896462320"/> adapter is addressed as <text:change-start text:change-id="ct1636896450672"/><text:span text:style-name="T4">the </text:span><text:change-end text:change-id="ct1636896450672"/>listener. THC always transmits. <text:change-start text:change-id="ct1636896449552"/><text:span text:style-name="T4">(</text:span><text:change-end text:change-id="ct1636896449552"/>&lt;len&gt; is optional. It is one byte hex value and specifies maximum number of characters to receive.<text:change-start text:change-id="ct1636896454032"/><text:span text:style-name="T4">)</text:span></text:p>
      <text:p text:style-name="normal"><text:change-end text:change-id="ct1636896454032"/></text:p>
      <text:p text:style-name="normal"><text:span text:style-name="T12">HEX data</text:span> is an arbitrary length hex string terminated with an optional ; and \r\n<text:change-start text:change-id="ct1636896458512"/>.<text:change-end text:change-id="ct1636896458512"/> The line is terminated with EOI by default<text:change text:change-id="ct1636896450896"/>, so ; means that there is no EOI. When transmitting, <text:change-start text:change-id="ct1636896456720"/><text:span text:style-name="T4">the </text:span><text:change-end text:change-id="ct1636896456720"/><text:change text:change-id="ct1636896451120"/>command buffer is limited <text:change text:change-id="ct1636896455824"/><text:change-start text:change-id="ct1636896462992"/><text:span text:style-name="T4">to</text:span><text:change-end text:change-id="ct1636896462992"/> 64 bytes. The maximum payload size is (64 - sizeof("THD") - sizeof("\r")) = 30 bytes. There's no limit on the received hex string length.<text:change-start text:change-id="ct1636896459184"/></text:p>
      <text:p text:style-name="normal"><text:change-end text:change-id="ct1636896459184"/></text:p>
      <text:p text:style-name="normal"><text:span text:style-name="T12">Binary data</text:span> consists of blocks prefixed with <text:change-start text:change-id="ct1636896460976"/><text:span text:style-name="T4">a </text:span><text:change-end text:change-id="ct1636896460976"/>one-byte length<text:change-start text:change-id="ct1636896451792"/> <text:span text:style-name="T4">value</text:span><text:change-end text:change-id="ct1636896451792"/>. <text:change-start text:change-id="ct1636896451568"/><text:span text:style-name="T4">The b</text:span><text:change-end text:change-id="ct1636896451568"/><text:change text:change-id="ct1636896458064"/>lock length is up to 127 bytes. <text:change-start text:change-id="ct1636896457168"/><text:span text:style-name="T4">The h</text:span><text:change-end text:change-id="ct1636896457168"/><text:change text:change-id="ct1636896457392"/>igh<text:change text:change-id="ct1636896457616"/><text:change-start text:change-id="ct1636896458288"/>-<text:change-end text:change-id="ct1636896458288"/>order bit of <text:change-start text:change-id="ct1636896452240"/><text:span text:style-name="T4">the </text:span><text:change-end text:change-id="ct1636896452240"/>length byte represen<text:span text:style-name="T15">t</text:span>s EOI at the end of the block. T<text:change-start text:change-id="ct1636896458736"/><text:span text:style-name="T4">he t</text:span><text:change-end text:change-id="ct1636896458736"/>ransfer is terminated with<text:change-start text:change-id="ct1636896459408"/> <text:span text:style-name="T4">a</text:span><text:change-end text:change-id="ct1636896459408"/> 0 byte (i.e.<text:change-start text:change-id="ct1636896452688"/>,<text:change-end text:change-id="ct1636896452688"/> length = 0).<text:change-start text:change-id="ct1636896452912"/></text:p>
      <text:p text:style-name="normal"><text:change-end text:change-id="ct1636896452912"/></text:p>
      <text:p text:style-name="normal">Response<text:change-start text:change-id="ct1636896454256"/><text:span text:style-name="T4">s</text:span><text:change-end text:change-id="ct1636896454256"/>:<text:change-start text:change-id="ct1636896459632"/></text:p>
      <text:p text:style-name="normal"><text:change-end text:change-id="ct1636896459632"/></text:p>
      <text:p text:style-name="P1"><text:change-start text:change-id="ct1636896459856"/><text:tab/><text:change-end text:change-id="ct1636896459856"/><text:change text:change-id="ct1636896454480"/>ERROR\r\n<text:change text:change-id="ct1636896460304"/><text:change text:change-id="ct1636896460080"/><text:change-start text:change-id="ct1636896460528"/><text:tab/><text:tab/><text:change-end text:change-id="ct1636896460528"/><text:change-start text:change-id="ct1636896461648"/><text:span text:style-name="T4">incorrect</text:span><text:change-end text:change-id="ct1636896461648"/> command syntax</text:p>
      <text:p text:style-name="P10"><text:change text:change-id="ct1636896461872"/><text:change-start text:change-id="ct1636896464336"/><text:tab/><text:change-end text:change-id="ct1636896464336"/>TIMEOUT &lt;len&gt;\r\n time<text:change-start text:change-id="ct1636896465456"/><text:span text:style-name="T4">d</text:span><text:change-end text:change-id="ct1636896465456"/> out while transmitting </text:p>
      <text:p text:style-name="P10"><text:change text:change-id="ct1636896463664"/><text:change-start text:change-id="ct1636896463216"/><text:tab/><text:tab/><text:tab/><text:tab/><text:change-end text:change-id="ct1636896463216"/>(&lt;len&gt; = number of bytes sent<text:change-start text:change-id="ct1636896465904"/>,<text:change-end text:change-id="ct1636896465904"/> in decimal)</text:p>
      <text:p text:style-name="P1"><text:change text:change-id="ct1636896463440"/><text:change-start text:change-id="ct1636896465008"/><text:tab/><text:change-end text:change-id="ct1636896465008"/>OK\r\n<text:change text:change-id="ct1636896464112"/><text:change-start text:change-id="ct1636896464560"/><text:tab/><text:tab/><text:change-end text:change-id="ct1636896464560"/>send<text:change-start text:change-id="ct1636896464784"/> <text:span text:style-name="T4">is</text:span><text:change-end text:change-id="ct1636896464784"/> complete <text:change-start text:change-id="ct1636896466576"/><text:span text:style-name="T4">(applies to</text:span><text:change-end text:change-id="ct1636896466576"/><text:change text:change-id="ct1636896465232"/> TH commands<text:change-start text:change-id="ct1636896465680"/><text:span text:style-name="T4">)</text:span><text:change-end text:change-id="ct1636896465680"/></text:p>
      <text:p text:style-name="P1"><text:change text:change-id="ct1636896466128"/><text:change-start text:change-id="ct1636896463888"/><text:tab/><text:change-end text:change-id="ct1636896463888"/>;\r\n<text:change text:change-id="ct1636896466352"/><text:change-start text:change-id="ct1636896466800"/><text:tab/><text:tab/><text:tab/><text:change-end text:change-id="ct1636896466800"/>time<text:change-start text:change-id="ct1636896898240"/><text:span text:style-name="T4">d</text:span><text:change-end text:change-id="ct1636896898240"/> out receiving data for <text:change-start text:change-id="ct1636896895776"/><text:span text:style-name="T4">the </text:span><text:change-end text:change-id="ct1636896895776"/>THD command </text:p>
      <text:p text:style-name="P1"><text:change-start text:change-id="ct1636896897568"/><text:tab/><text:change-end text:change-id="ct1636896897568"/><text:change text:change-id="ct1636896895552"/>&lt;payload&gt;<text:change text:change-id="ct1636896898464"/><text:change-start text:change-id="ct1636896895328"/><text:tab/><text:tab/><text:change-end text:change-id="ct1636896895328"/>binary or hex payload (see<text:change-start text:change-id="ct1636896895104"/> <text:span text:style-name="T4">example</text:span><text:change-end text:change-id="ct1636896895104"/> below)</text:p>
      <text:p text:style-name="P11"><text:change text:change-id="ct1636896896224"/><text:change-start text:change-id="ct1636896898688"/><text:tab/><text:change-end text:change-id="ct1636896898688"/>&lt;txlen&gt;<text:change text:change-id="ct1636896896672"/><text:change-start text:change-id="ct1636896896448"/><text:tab/><text:tab/><text:change-end text:change-id="ct1636896896448"/>status byte = number of bytes transmitted for each block<text:change-start text:change-id="ct1636896897120"/></text:p>
      <text:p text:style-name="P11"><text:change-end text:change-id="ct1636896897120"/><text:change text:change-id="ct1636896897344"/><text:change-start text:change-id="ct1636896896000"/><text:tab/><text:change-end text:change-id="ct1636896896000"/><text:change-start text:change-id="ct1636896896896"/><text:tab/><text:tab/><text:tab/><text:change-end text:change-id="ct1636896896896"/>(see example below)</text:p>
      <text:p text:style-name="P1"/>
      <text:p text:style-name="P1"/>
      <text:p text:style-name="P26">EXAMPLES</text:p>
      <text:p text:style-name="P1"/>
      <text:p text:style-name="normal"><text:span text:style-name="T5">In all </text:span><text:change-start text:change-id="ct1636896897792"/><text:span text:style-name="T5">of the </text:span><text:change-end text:change-id="ct1636896897792"/><text:span text:style-name="T5">examples below</text:span><text:change-start text:change-id="ct1636896898016"/><text:span text:style-name="T5">,</text:span><text:change-end text:change-id="ct1636896898016"/><text:span text:style-name="T5"> </text:span><text:change text:change-id="ct1636896880320"/><text:change-start text:change-id="ct1636896878304"/><text:span text:style-name="T5">“</text:span><text:change-end text:change-id="ct1636896878304"/>=&gt;<text:change text:change-id="ct1636896875616"/><text:change-start text:change-id="ct1636896877408"/>”<text:change-end text:change-id="ct1636896877408"/> <text:change text:change-id="ct1636896878528"/><text:change-start text:change-id="ct1636896873600"/><text:span text:style-name="T4">represents a</text:span><text:change-end text:change-id="ct1636896873600"/> request<text:change text:change-id="ct1636896866432"/><text:change-start text:change-id="ct1636896875840"/> <text:span text:style-name="T4">and</text:span><text:change-end text:change-id="ct1636896875840"/> <text:change text:change-id="ct1636896874496"/><text:change-start text:change-id="ct1636896876288"/>“<text:change-end text:change-id="ct1636896876288"/>&lt;=<text:change text:change-id="ct1636896866656"/><text:change-start text:change-id="ct1636896875392"/>”<text:change-end text:change-id="ct1636896875392"/> <text:change text:change-id="ct1636896867328"/><text:change-start text:change-id="ct1636896877184"/><text:span text:style-name="T4">represents a</text:span><text:change-end text:change-id="ct1636896877184"/> respon<text:span text:style-name="T15">s</text:span>e. <text:change text:change-id="ct1636896870912"/><text:change-start text:change-id="ct1636896880544"/><text:span text:style-name="T4">C</text:span><text:change-end text:change-id="ct1636896880544"/>haracters<text:change-start text:change-id="ct1636896866880"/> <text:span text:style-name="T4">that are escaped with a backslash </text:span><text:change-end text:change-id="ct1636896866880"/><text:change-start text:change-id="ct1636896872928"/><text:span text:style-name="T4">“\”</text:span><text:change-end text:change-id="ct1636896872928"/> are non-printable characters in C notation. <text:span text:style-name="T6">If the example demonstrates use of interactive mode, dialogue is presented as it is seen on the terminal</text:span><text:change text:change-id="ct1636896867104"/><text:span text:style-name="T6"> </text:span><text:change-start text:change-id="ct1636896876064"/><text:span text:style-name="T6">(</text:span><text:span text:style-name="T24">i.e.</text:span><text:span text:style-name="T6">, </text:span><text:change-end text:change-id="ct1636896876064"/><text:span text:style-name="T6">no special characters are shown</text:span><text:change-start text:change-id="ct1636896877856"/><text:span text:style-name="T6">)</text:span><text:change-end text:change-id="ct1636896877856"/><text:span text:style-name="T6">.</text:span></text:p>
      <text:p text:style-name="P24"/>
      <text:p text:style-name="P34">Example 1: data formats</text:p>
      <text:p text:style-name="normal"><text:change-start text:change-id="ct1636896876512"/><text:span text:style-name="T4">The f</text:span><text:change-end text:change-id="ct1636896876512"/><text:change text:change-id="ct1636896877632"/>ollowing example explains how to send <text:change-start text:change-id="ct1636896872032"/><text:span text:style-name="T4">an </text:span><text:change-end text:change-id="ct1636896872032"/>EOI-terminated "HELLO WORLD\n" string in various formats. </text:p>
      <text:p text:style-name="P1"/>
      <text:p text:style-name="normal">Hex transmission:<text:change-start text:change-id="ct1636896871584"/></text:p>
      <text:p text:style-name="normal"/>
      <text:p text:style-name="P1"><text:tab/><text:change-end text:change-id="ct1636896871584"/>=&gt; THD48454c4c4f20;\r</text:p>
      <text:p text:style-name="P1"><text:change-start text:change-id="ct1636896878080"/><text:tab/><text:change-end text:change-id="ct1636896878080"/>&lt;= OK\r\n</text:p>
      <text:p text:style-name="P1"><text:change-start text:change-id="ct1636896868448"/><text:tab/><text:change-end text:change-id="ct1636896868448"/>=&gt; THD574f524c44210a\r</text:p>
      <text:p text:style-name="P1"><text:change-start text:change-id="ct1636896867552"/><text:soft-page-break/><text:tab/><text:change-end text:change-id="ct1636896867552"/>&lt;= OK\r\n</text:p>
      <text:p text:style-name="P1"/>
      <text:p text:style-name="normal">Binary transmission:<text:change-start text:change-id="ct1636896878752"/></text:p>
      <text:p text:style-name="normal"/>
      <text:p text:style-name="P1"><text:tab/><text:change-end text:change-id="ct1636896878752"/>=&gt; TBD\r\x06HELLO \x87WORLD!\n</text:p>
      <text:p text:style-name="P1"><text:change-start text:change-id="ct1636896878976"/><text:tab/><text:change-end text:change-id="ct1636896878976"/>&lt;= \x06\x07</text:p>
      <text:p text:style-name="P1"/>
      <text:p text:style-name="normal">ASCII transmission:<text:change-start text:change-id="ct1636896868896"/></text:p>
      <text:p text:style-name="normal"/>
      <text:p text:style-name="P1"><text:tab/><text:change-end text:change-id="ct1636896868896"/>=&gt; OT6\r\n</text:p>
      <text:p text:style-name="P1"><text:change-start text:change-id="ct1636896869120"/><text:tab/><text:change-end text:change-id="ct1636896869120"/>&lt;= OK\r\n</text:p>
      <text:p text:style-name="P1"><text:change-start text:change-id="ct1636896867776"/><text:tab/><text:change-end text:change-id="ct1636896867776"/>=&gt; DHELLO WORLD!</text:p>
      <text:p text:style-name="P1"><text:change-start text:change-id="ct1636896868000"/><text:tab/><text:change-end text:change-id="ct1636896868000"/>&lt;= OK\r\n</text:p>
      <text:p text:style-name="P1"/>
      <text:p text:style-name="P1"/>
      <text:p text:style-name="P34">Example <text:span text:style-name="T6">2</text:span>: <text:span text:style-name="T6">getting </text:span><text:change-start text:change-id="ct1636896876736"/><text:span text:style-name="T6">a </text:span><text:change-end text:change-id="ct1636896876736"/><text:span text:style-name="T6">reading from </text:span><text:change-start text:change-id="ct1636896879872"/><text:span text:style-name="T6">the </text:span><text:change-end text:change-id="ct1636896879872"/><text:span text:style-name="T6">HP</text:span><text:change-start text:change-id="ct1636896880096"/><text:span text:style-name="T6"> </text:span><text:change-end text:change-id="ct1636896880096"/><text:span text:style-name="T6">3478A</text:span></text:p>
      <text:p text:style-name="normal"><text:change-start text:change-id="ct1636896876960"/><text:span text:style-name="T4">This e</text:span><text:change-end text:change-id="ct1636896876960"/><text:change-start text:change-id="ct1636896879200"/><text:span text:style-name="T4">xample</text:span><text:change-end text:change-id="ct1636896879200"/><text:change text:change-id="ct1636896879424"/> assumes <text:change-start text:change-id="ct1636896879648"/><text:span text:style-name="T4">a </text:span><text:change-end text:change-id="ct1636896879648"/>default controller address <text:change-start text:change-id="ct1636896872256"/><text:span text:style-name="T4">of </text:span><text:change-end text:change-id="ct1636896872256"/>21 and multimeter address<text:change-start text:change-id="ct1636896871808"/> <text:span text:style-name="T4">of</text:span><text:change-end text:change-id="ct1636896871808"/> 23.</text:p>
      <text:p text:style-name="P25"/>
      <text:p text:style-name="P27"><text:change-start text:change-id="ct1636896868224"/><text:tab/><text:change-end text:change-id="ct1636896868224"/>&lt;GPIB&gt; CW5</text:p>
      <text:p text:style-name="P27"><text:change-start text:change-id="ct1636896868672"/><text:tab/><text:change-end text:change-id="ct1636896868672"/>OK</text:p>
      <text:p text:style-name="P27"><text:change-start text:change-id="ct1636896869344"/><text:tab/><text:change-end text:change-id="ct1636896869344"/>&lt;GPIB&gt; D</text:p>
      <text:p text:style-name="P27"><text:change-start text:change-id="ct1636896869568"/><text:tab/><text:change-end text:change-id="ct1636896869568"/>+1.87978E+0</text:p>
      <text:p text:style-name="P27"><text:change-start text:change-id="ct1636896869792"/><text:tab/><text:change-end text:change-id="ct1636896869792"/>&lt;GPIB&gt;</text:p>
      <text:p text:style-name="P27"/>
      <text:p text:style-name="P27"/>
      <text:p text:style-name="P34">Example 3: serial poll<text:change-start text:change-id="ct1636896870016"/><text:span text:style-name="T4">ing</text:span><text:change-end text:change-id="ct1636896870016"/> - reading <text:change-start text:change-id="ct1636896872480"/><text:span text:style-name="T4">the </text:span><text:change-end text:change-id="ct1636896872480"/>status byte</text:p>
      <text:p text:style-name="P28"><text:change-start text:change-id="ct1636896870240"/><text:tab/><text:change-end text:change-id="ct1636896870240"/>&lt;GPIB&gt; THC183557</text:p>
      <text:p text:style-name="P28"><text:change-start text:change-id="ct1636896870464"/><text:tab/><text:change-end text:change-id="ct1636896870464"/>OK</text:p>
      <text:p text:style-name="P28"><text:change-start text:change-id="ct1636896870688"/><text:tab/><text:change-end text:change-id="ct1636896870688"/>&lt;GPIB&gt; THD1</text:p>
      <text:p text:style-name="P28"><text:change-start text:change-id="ct1636896871136"/><text:tab/><text:change-end text:change-id="ct1636896871136"/>01;</text:p>
      <text:p text:style-name="P28"><text:change-start text:change-id="ct1636896871360"/><text:tab/><text:change-end text:change-id="ct1636896871360"/>&lt;GPIB&gt; THC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1:07:25.861000000</dc:date>
    <meta:editing-duration>PT2H56M20S</meta:editing-duration>
    <meta:editing-cycles>37</meta:editing-cycles>
    <meta:generator>LibreOffice/6.0.6.2$Windows_X86_64 LibreOffice_project/0c292870b25a325b5ed35f6b45599d2ea4458e77</meta:generator>
    <meta:document-statistic meta:table-count="0" meta:image-count="0" meta:object-count="0" meta:page-count="5" meta:paragraph-count="141" meta:word-count="1187" meta:character-count="7411" meta:non-whitespace-character-count="5915"/>
  </office:meta>
</office:document-meta>
</file>